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74pt solid #000000"/>
      <style:map style:condition="cell-content()=1" style:apply-style-name="Untitled1" style:base-cell-address="Sheet1.B2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8" table:default-cell-style-name="Default"/>
        <table:table-column table:style-name="co1" table:number-columns-repeated="16" table:default-cell-style-name="ce1"/>
        <table:table-column table:style-name="co1" table:number-columns-repeated="2" table:default-cell-style-name="Default"/>
        <table:table-column table:style-name="co1" table:number-columns-repeated="16" table:default-cell-style-name="ce1"/>
        <table:table-column table:style-name="co1" table:number-columns-repeated="16132" table:default-cell-style-name="Default"/>
        <table:table-row table:style-name="ro1">
          <table:table-cell table:number-columns-repeated="218"/>
          <table:table-cell table:style-name="Default" table:number-columns-repeated="16"/>
          <table:table-cell table:number-columns-repeated="2"/>
          <table:table-cell table:style-name="Default" table:number-columns-repeated="16"/>
          <table:table-cell table:number-columns-repeated="16132"/>
        </table:table-row>
        <table:table-row table:style-name="ro2" table:number-rows-repeated="2">
          <table:table-cell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39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16042"/>
        </table:table-row>
        <table:table-row table:style-name="ro2">
          <table:table-cell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16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16042"/>
        </table:table-row>
        <table:table-row table:style-name="ro2">
          <table:table-cell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9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"/>
          <table:table-cell table:number-columns-repeated="4" office:value-type="float" office:value="1" calcext:value-type="float">
            <text:p>1</text:p>
          </table:table-cell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6042"/>
        </table:table-row>
        <table:table-row table:style-name="ro2">
          <table:table-cell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8"/>
          <table:table-cell table:number-columns-repeated="6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6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3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7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6" office:value-type="float" office:value="1" calcext:value-type="float">
            <text:p>1</text:p>
          </table:table-cell>
          <table:table-cell table:number-columns-repeated="7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6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6"/>
          <table:table-cell table:number-columns-repeated="7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8"/>
          <table:table-cell table:number-columns-repeated="6" office:value-type="float" office:value="1" calcext:value-type="float">
            <text:p>1</text:p>
          </table:table-cell>
          <table:table-cell table:number-columns-repeated="12"/>
          <table:table-cell table:number-columns-repeated="6" office:value-type="float" office:value="1" calcext:value-type="float">
            <text:p>1</text:p>
          </table:table-cell>
          <table:table-cell table:number-columns-repeated="7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5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5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8"/>
          <table:table-cell table:number-columns-repeated="6" office:value-type="float" office:value="1" calcext:value-type="float">
            <text:p>1</text:p>
          </table:table-cell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 table:number-columns-repeated="9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10" office:value-type="float" office:value="1" calcext:value-type="float">
            <text:p>1</text:p>
          </table:table-cell>
          <table:table-cell table:number-columns-repeated="5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 table:number-columns-repeated="8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 table:number-columns-repeated="7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8"/>
          <table:table-cell table:number-columns-repeated="6" office:value-type="float" office:value="1" calcext:value-type="float">
            <text:p>1</text:p>
          </table:table-cell>
          <table:table-cell table:number-columns-repeated="10"/>
          <table:table-cell table:number-columns-repeated="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2"/>
          <table:table-cell table:style-name="ce1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2"/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10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8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0"/>
          <table:table-cell table:number-columns-repeated="2"/>
          <table:table-cell table:style-name="ce1" table:number-columns-repeated="2"/>
          <table:table-cell table:number-columns-repeated="11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11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2"/>
          <table:table-cell table:style-name="ce1" table:number-columns-repeated="7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2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8"/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table:number-columns-repeated="12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3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9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0"/>
          <table:table-cell table:number-columns-repeated="2"/>
          <table:table-cell table:style-name="ce1" table:number-columns-repeated="3"/>
          <table:table-cell table:number-columns-repeated="11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11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12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8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10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2"/>
          <table:table-cell table:style-name="ce1" table:number-columns-repeated="10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3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6"/>
          <table:table-cell table:number-columns-repeated="9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 table:number-columns-repeated="5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8"/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table:number-columns-repeated="12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7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2"/>
          <table:table-cell table:style-name="ce1" table:number-columns-repeated="1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1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2"/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6"/>
          <table:table-cell table:number-columns-repeated="9" office:value-type="float" office:value="1" calcext:value-type="float">
            <text:p>1</text:p>
          </table:table-cell>
          <table:table-cell table:number-columns-repeated="8"/>
          <table:table-cell table:number-columns-repeated="12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6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6"/>
          <table:table-cell table:number-columns-repeated="10" office:value-type="float" office:value="1" calcext:value-type="float">
            <text:p>1</text:p>
          </table:table-cell>
          <table:table-cell table:number-columns-repeated="7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5"/>
          <table:table-cell table:number-columns-repeated="12" office:value-type="float" office:value="1" calcext:value-type="float">
            <text:p>1</text:p>
          </table:table-cell>
          <table:table-cell table:number-columns-repeated="6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5"/>
          <table:table-cell table:number-columns-repeated="12" office:value-type="float" office:value="1" calcext:value-type="float">
            <text:p>1</text:p>
          </table:table-cell>
          <table:table-cell table:number-columns-repeated="6"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1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5"/>
          <table:table-cell table:number-columns-repeated="12" office:value-type="float" office:value="1" calcext:value-type="float">
            <text:p>1</text:p>
          </table:table-cell>
          <table:table-cell table:number-columns-repeated="6"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6042"/>
        </table:table-row>
        <table:table-row table:style-name="ro2">
          <table:table-cell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5"/>
          <table:table-cell table:number-columns-repeated="12" office:value-type="float" office:value="1" calcext:value-type="float">
            <text:p>1</text:p>
          </table:table-cell>
          <table:table-cell table:number-columns-repeated="6"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6042"/>
        </table:table-row>
        <table:table-row table:style-name="ro2">
          <table:table-cell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1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5"/>
          <table:table-cell table:number-columns-repeated="12" office:value-type="float" office:value="1" calcext:value-type="float">
            <text:p>1</text:p>
          </table:table-cell>
          <table:table-cell table:number-columns-repeated="6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6042"/>
        </table:table-row>
        <table:table-row table:style-name="ro2">
          <table:table-cell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1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6"/>
          <table:table-cell table:number-columns-repeated="10" office:value-type="float" office:value="1" calcext:value-type="float">
            <text:p>1</text:p>
          </table:table-cell>
          <table:table-cell table:number-columns-repeated="8"/>
          <table:table-cell table:number-columns-repeated="10" office:value-type="float" office:value="1" calcext:value-type="float">
            <text:p>1</text:p>
          </table:table-cell>
          <table:table-cell table:number-columns-repeated="5"/>
          <table:table-cell table:style-name="ce1" table:number-columns-repeated="16"/>
          <table:table-cell table:number-columns-repeated="2"/>
          <table:table-cell table:style-name="ce1"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6042"/>
        </table:table-row>
        <table:table-row table:style-name="ro2">
          <table:table-cell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13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7"/>
          <table:table-cell table:number-columns-repeated="8" office:value-type="float" office:value="1" calcext:value-type="float">
            <text:p>1</text:p>
          </table:table-cell>
          <table:table-cell table:number-columns-repeated="10"/>
          <table:table-cell table:number-columns-repeated="8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16"/>
          <table:table-cell table:number-columns-repeated="2"/>
          <table:table-cell table:style-name="ce1"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/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6042"/>
        </table:table-row>
        <table:table-row table:style-name="ro1">
          <table:table-cell table:number-columns-repeated="218"/>
          <table:table-cell table:style-name="Default" table:number-columns-repeated="16"/>
          <table:table-cell table:number-columns-repeated="2"/>
          <table:table-cell table:style-name="Default" table:number-columns-repeated="16"/>
          <table:table-cell table:number-columns-repeated="16132"/>
        </table:table-row>
        <table:table-row table:style-name="ro1">
          <table:table-cell office:value-type="string" calcext:value-type="string">
            <text:p>{</text:p>
          </table:table-cell>
          <table:table-cell table:formula="of:=COM.MICROSOFT.CONCAT([.B2]*1+[.B3]*2+[.B4]*4+[.B5]*8+[.B6]*16+[.B7]*32+[.B8]*64+[.B9]*128; &quot;,&quot;)" office:value-type="string" office:string-value="0," calcext:value-type="string">
            <text:p>0,</text:p>
          </table:table-cell>
          <table:table-cell table:formula="of:=COM.MICROSOFT.CONCAT([.C2]*1+[.C3]*2+[.C4]*4+[.C5]*8+[.C6]*16+[.C7]*32+[.C8]*64+[.C9]*128; &quot;,&quot;)" office:value-type="string" office:string-value="224," calcext:value-type="string">
            <text:p>224,</text:p>
          </table:table-cell>
          <table:table-cell table:formula="of:=COM.MICROSOFT.CONCAT([.D2]*1+[.D3]*2+[.D4]*4+[.D5]*8+[.D6]*16+[.D7]*32+[.D8]*64+[.D9]*128; &quot;,&quot;)" office:value-type="string" office:string-value="240," calcext:value-type="string">
            <text:p>240,</text:p>
          </table:table-cell>
          <table:table-cell table:formula="of:=COM.MICROSOFT.CONCAT([.E2]*1+[.E3]*2+[.E4]*4+[.E5]*8+[.E6]*16+[.E7]*32+[.E8]*64+[.E9]*128; &quot;,&quot;)" office:value-type="string" office:string-value="248," calcext:value-type="string">
            <text:p>248,</text:p>
          </table:table-cell>
          <table:table-cell table:formula="of:=COM.MICROSOFT.CONCAT([.F2]*1+[.F3]*2+[.F4]*4+[.F5]*8+[.F6]*16+[.F7]*32+[.F8]*64+[.F9]*128; &quot;,&quot;)" office:value-type="string" office:string-value="120," calcext:value-type="string">
            <text:p>120,</text:p>
          </table:table-cell>
          <table:table-cell table:formula="of:=COM.MICROSOFT.CONCAT([.G2]*1+[.G3]*2+[.G4]*4+[.G5]*8+[.G6]*16+[.G7]*32+[.G8]*64+[.G9]*128; &quot;,&quot;)" office:value-type="string" office:string-value="60," calcext:value-type="string">
            <text:p>60,</text:p>
          </table:table-cell>
          <table:table-cell table:formula="of:=COM.MICROSOFT.CONCAT([.H2]*1+[.H3]*2+[.H4]*4+[.H5]*8+[.H6]*16+[.H7]*32+[.H8]*64+[.H9]*128; &quot;,&quot;)" office:value-type="string" office:string-value="28," calcext:value-type="string">
            <text:p>28,</text:p>
          </table:table-cell>
          <table:table-cell table:formula="of:=COM.MICROSOFT.CONCAT([.I2]*1+[.I3]*2+[.I4]*4+[.I5]*8+[.I6]*16+[.I7]*32+[.I8]*64+[.I9]*128; &quot;,&quot;)" office:value-type="string" office:string-value="28," calcext:value-type="string">
            <text:p>28,</text:p>
          </table:table-cell>
          <table:table-cell table:formula="of:=COM.MICROSOFT.CONCAT([.J2]*1+[.J3]*2+[.J4]*4+[.J5]*8+[.J6]*16+[.J7]*32+[.J8]*64+[.J9]*128; &quot;,&quot;)" office:value-type="string" office:string-value="28," calcext:value-type="string">
            <text:p>28,</text:p>
          </table:table-cell>
          <table:table-cell table:formula="of:=COM.MICROSOFT.CONCAT([.K2]*1+[.K3]*2+[.K4]*4+[.K5]*8+[.K6]*16+[.K7]*32+[.K8]*64+[.K9]*128; &quot;,&quot;)" office:value-type="string" office:string-value="28," calcext:value-type="string">
            <text:p>28,</text:p>
          </table:table-cell>
          <table:table-cell table:formula="of:=COM.MICROSOFT.CONCAT([.L2]*1+[.L3]*2+[.L4]*4+[.L5]*8+[.L6]*16+[.L7]*32+[.L8]*64+[.L9]*128; &quot;,&quot;)" office:value-type="string" office:string-value="60," calcext:value-type="string">
            <text:p>60,</text:p>
          </table:table-cell>
          <table:table-cell table:formula="of:=COM.MICROSOFT.CONCAT([.M2]*1+[.M3]*2+[.M4]*4+[.M5]*8+[.M6]*16+[.M7]*32+[.M8]*64+[.M9]*128; &quot;,&quot;)" office:value-type="string" office:string-value="120," calcext:value-type="string">
            <text:p>120,</text:p>
          </table:table-cell>
          <table:table-cell table:formula="of:=COM.MICROSOFT.CONCAT([.N2]*1+[.N3]*2+[.N4]*4+[.N5]*8+[.N6]*16+[.N7]*32+[.N8]*64+[.N9]*128; &quot;,&quot;)" office:value-type="string" office:string-value="248," calcext:value-type="string">
            <text:p>248,</text:p>
          </table:table-cell>
          <table:table-cell table:formula="of:=COM.MICROSOFT.CONCAT([.O2]*1+[.O3]*2+[.O4]*4+[.O5]*8+[.O6]*16+[.O7]*32+[.O8]*64+[.O9]*128; &quot;,&quot;)" office:value-type="string" office:string-value="240," calcext:value-type="string">
            <text:p>240,</text:p>
          </table:table-cell>
          <table:table-cell table:formula="of:=COM.MICROSOFT.CONCAT([.P2]*1+[.P3]*2+[.P4]*4+[.P5]*8+[.P6]*16+[.P7]*32+[.P8]*64+[.P9]*128; &quot;,&quot;)" office:value-type="string" office:string-value="224," calcext:value-type="string">
            <text:p>224,</text:p>
          </table:table-cell>
          <table:table-cell table:formula="of:=COM.MICROSOFT.CONCAT([.Q2]*1+[.Q3]*2+[.Q4]*4+[.Q5]*8+[.Q6]*16+[.Q7]*32+[.Q8]*64+[.Q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T2]*1+[.T3]*2+[.T4]*4+[.T5]*8+[.T6]*16+[.T7]*32+[.T8]*64+[.T9]*128; &quot;,&quot;)" office:value-type="string" office:string-value="0," calcext:value-type="string">
            <text:p>0,</text:p>
          </table:table-cell>
          <table:table-cell table:formula="of:=COM.MICROSOFT.CONCAT([.U2]*1+[.U3]*2+[.U4]*4+[.U5]*8+[.U6]*16+[.U7]*32+[.U8]*64+[.U9]*128; &quot;,&quot;)" office:value-type="string" office:string-value="0," calcext:value-type="string">
            <text:p>0,</text:p>
          </table:table-cell>
          <table:table-cell table:formula="of:=COM.MICROSOFT.CONCAT([.V2]*1+[.V3]*2+[.V4]*4+[.V5]*8+[.V6]*16+[.V7]*32+[.V8]*64+[.V9]*128; &quot;,&quot;)" office:value-type="string" office:string-value="0," calcext:value-type="string">
            <text:p>0,</text:p>
          </table:table-cell>
          <table:table-cell table:formula="of:=COM.MICROSOFT.CONCAT([.W2]*1+[.W3]*2+[.W4]*4+[.W5]*8+[.W6]*16+[.W7]*32+[.W8]*64+[.W9]*128; &quot;,&quot;)" office:value-type="string" office:string-value="0," calcext:value-type="string">
            <text:p>0,</text:p>
          </table:table-cell>
          <table:table-cell table:formula="of:=COM.MICROSOFT.CONCAT([.X2]*1+[.X3]*2+[.X4]*4+[.X5]*8+[.X6]*16+[.X7]*32+[.X8]*64+[.X9]*128; &quot;,&quot;)" office:value-type="string" office:string-value="0," calcext:value-type="string">
            <text:p>0,</text:p>
          </table:table-cell>
          <table:table-cell table:formula="of:=COM.MICROSOFT.CONCAT([.Y2]*1+[.Y3]*2+[.Y4]*4+[.Y5]*8+[.Y6]*16+[.Y7]*32+[.Y8]*64+[.Y9]*128; &quot;,&quot;)" office:value-type="string" office:string-value="128," calcext:value-type="string">
            <text:p>128,</text:p>
          </table:table-cell>
          <table:table-cell table:formula="of:=COM.MICROSOFT.CONCAT([.Z2]*1+[.Z3]*2+[.Z4]*4+[.Z5]*8+[.Z6]*16+[.Z7]*32+[.Z8]*64+[.Z9]*128; &quot;,&quot;)" office:value-type="string" office:string-value="192," calcext:value-type="string">
            <text:p>192,</text:p>
          </table:table-cell>
          <table:table-cell table:formula="of:=COM.MICROSOFT.CONCAT([.AA2]*1+[.AA3]*2+[.AA4]*4+[.AA5]*8+[.AA6]*16+[.AA7]*32+[.AA8]*64+[.AA9]*128; &quot;,&quot;)" office:value-type="string" office:string-value="224," calcext:value-type="string">
            <text:p>224,</text:p>
          </table:table-cell>
          <table:table-cell table:formula="of:=COM.MICROSOFT.CONCAT([.AB2]*1+[.AB3]*2+[.AB4]*4+[.AB5]*8+[.AB6]*16+[.AB7]*32+[.AB8]*64+[.AB9]*128; &quot;,&quot;)" office:value-type="string" office:string-value="240," calcext:value-type="string">
            <text:p>240,</text:p>
          </table:table-cell>
          <table:table-cell table:formula="of:=COM.MICROSOFT.CONCAT([.AC2]*1+[.AC3]*2+[.AC4]*4+[.AC5]*8+[.AC6]*16+[.AC7]*32+[.AC8]*64+[.AC9]*128; &quot;,&quot;)" office:value-type="string" office:string-value="120," calcext:value-type="string">
            <text:p>120,</text:p>
          </table:table-cell>
          <table:table-cell table:formula="of:=COM.MICROSOFT.CONCAT([.AD2]*1+[.AD3]*2+[.AD4]*4+[.AD5]*8+[.AD6]*16+[.AD7]*32+[.AD8]*64+[.AD9]*128; &quot;,&quot;)" office:value-type="string" office:string-value="252," calcext:value-type="string">
            <text:p>252,</text:p>
          </table:table-cell>
          <table:table-cell table:formula="of:=COM.MICROSOFT.CONCAT([.AE2]*1+[.AE3]*2+[.AE4]*4+[.AE5]*8+[.AE6]*16+[.AE7]*32+[.AE8]*64+[.AE9]*128; &quot;,&quot;)" office:value-type="string" office:string-value="252," calcext:value-type="string">
            <text:p>252,</text:p>
          </table:table-cell>
          <table:table-cell table:formula="of:=COM.MICROSOFT.CONCAT([.AF2]*1+[.AF3]*2+[.AF4]*4+[.AF5]*8+[.AF6]*16+[.AF7]*32+[.AF8]*64+[.AF9]*128; &quot;,&quot;)" office:value-type="string" office:string-value="252," calcext:value-type="string">
            <text:p>252,</text:p>
          </table:table-cell>
          <table:table-cell table:formula="of:=COM.MICROSOFT.CONCAT([.AG2]*1+[.AG3]*2+[.AG4]*4+[.AG5]*8+[.AG6]*16+[.AG7]*32+[.AG8]*64+[.AG9]*128; &quot;,&quot;)" office:value-type="string" office:string-value="0," calcext:value-type="string">
            <text:p>0,</text:p>
          </table:table-cell>
          <table:table-cell table:formula="of:=COM.MICROSOFT.CONCAT([.AH2]*1+[.AH3]*2+[.AH4]*4+[.AH5]*8+[.AH6]*16+[.AH7]*32+[.AH8]*64+[.AH9]*128; &quot;,&quot;)" office:value-type="string" office:string-value="0," calcext:value-type="string">
            <text:p>0,</text:p>
          </table:table-cell>
          <table:table-cell table:formula="of:=COM.MICROSOFT.CONCAT([.AI2]*1+[.AI3]*2+[.AI4]*4+[.AI5]*8+[.AI6]*16+[.AI7]*32+[.AI8]*64+[.AI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AL2]*1+[.AL3]*2+[.AL4]*4+[.AL5]*8+[.AL6]*16+[.AL7]*32+[.AL8]*64+[.AL9]*128; &quot;,&quot;)" office:value-type="string" office:string-value="0," calcext:value-type="string">
            <text:p>0,</text:p>
          </table:table-cell>
          <table:table-cell table:formula="of:=COM.MICROSOFT.CONCAT([.AM2]*1+[.AM3]*2+[.AM4]*4+[.AM5]*8+[.AM6]*16+[.AM7]*32+[.AM8]*64+[.AM9]*128; &quot;,&quot;)" office:value-type="string" office:string-value="224," calcext:value-type="string">
            <text:p>224,</text:p>
          </table:table-cell>
          <table:table-cell table:formula="of:=COM.MICROSOFT.CONCAT([.AN2]*1+[.AN3]*2+[.AN4]*4+[.AN5]*8+[.AN6]*16+[.AN7]*32+[.AN8]*64+[.AN9]*128; &quot;,&quot;)" office:value-type="string" office:string-value="240," calcext:value-type="string">
            <text:p>240,</text:p>
          </table:table-cell>
          <table:table-cell table:formula="of:=COM.MICROSOFT.CONCAT([.AO2]*1+[.AO3]*2+[.AO4]*4+[.AO5]*8+[.AO6]*16+[.AO7]*32+[.AO8]*64+[.AO9]*128; &quot;,&quot;)" office:value-type="string" office:string-value="248," calcext:value-type="string">
            <text:p>248,</text:p>
          </table:table-cell>
          <table:table-cell table:formula="of:=COM.MICROSOFT.CONCAT([.AP2]*1+[.AP3]*2+[.AP4]*4+[.AP5]*8+[.AP6]*16+[.AP7]*32+[.AP8]*64+[.AP9]*128; &quot;,&quot;)" office:value-type="string" office:string-value="120," calcext:value-type="string">
            <text:p>120,</text:p>
          </table:table-cell>
          <table:table-cell table:formula="of:=COM.MICROSOFT.CONCAT([.AQ2]*1+[.AQ3]*2+[.AQ4]*4+[.AQ5]*8+[.AQ6]*16+[.AQ7]*32+[.AQ8]*64+[.AQ9]*128; &quot;,&quot;)" office:value-type="string" office:string-value="60," calcext:value-type="string">
            <text:p>60,</text:p>
          </table:table-cell>
          <table:table-cell table:formula="of:=COM.MICROSOFT.CONCAT([.AR2]*1+[.AR3]*2+[.AR4]*4+[.AR5]*8+[.AR6]*16+[.AR7]*32+[.AR8]*64+[.AR9]*128; &quot;,&quot;)" office:value-type="string" office:string-value="28," calcext:value-type="string">
            <text:p>28,</text:p>
          </table:table-cell>
          <table:table-cell table:formula="of:=COM.MICROSOFT.CONCAT([.AS2]*1+[.AS3]*2+[.AS4]*4+[.AS5]*8+[.AS6]*16+[.AS7]*32+[.AS8]*64+[.AS9]*128; &quot;,&quot;)" office:value-type="string" office:string-value="28," calcext:value-type="string">
            <text:p>28,</text:p>
          </table:table-cell>
          <table:table-cell table:formula="of:=COM.MICROSOFT.CONCAT([.AT2]*1+[.AT3]*2+[.AT4]*4+[.AT5]*8+[.AT6]*16+[.AT7]*32+[.AT8]*64+[.AT9]*128; &quot;,&quot;)" office:value-type="string" office:string-value="28," calcext:value-type="string">
            <text:p>28,</text:p>
          </table:table-cell>
          <table:table-cell table:formula="of:=COM.MICROSOFT.CONCAT([.AU2]*1+[.AU3]*2+[.AU4]*4+[.AU5]*8+[.AU6]*16+[.AU7]*32+[.AU8]*64+[.AU9]*128; &quot;,&quot;)" office:value-type="string" office:string-value="28," calcext:value-type="string">
            <text:p>28,</text:p>
          </table:table-cell>
          <table:table-cell table:formula="of:=COM.MICROSOFT.CONCAT([.AV2]*1+[.AV3]*2+[.AV4]*4+[.AV5]*8+[.AV6]*16+[.AV7]*32+[.AV8]*64+[.AV9]*128; &quot;,&quot;)" office:value-type="string" office:string-value="60," calcext:value-type="string">
            <text:p>60,</text:p>
          </table:table-cell>
          <table:table-cell table:formula="of:=COM.MICROSOFT.CONCAT([.AW2]*1+[.AW3]*2+[.AW4]*4+[.AW5]*8+[.AW6]*16+[.AW7]*32+[.AW8]*64+[.AW9]*128; &quot;,&quot;)" office:value-type="string" office:string-value="120," calcext:value-type="string">
            <text:p>120,</text:p>
          </table:table-cell>
          <table:table-cell table:formula="of:=COM.MICROSOFT.CONCAT([.AX2]*1+[.AX3]*2+[.AX4]*4+[.AX5]*8+[.AX6]*16+[.AX7]*32+[.AX8]*64+[.AX9]*128; &quot;,&quot;)" office:value-type="string" office:string-value="248," calcext:value-type="string">
            <text:p>248,</text:p>
          </table:table-cell>
          <table:table-cell table:formula="of:=COM.MICROSOFT.CONCAT([.AY2]*1+[.AY3]*2+[.AY4]*4+[.AY5]*8+[.AY6]*16+[.AY7]*32+[.AY8]*64+[.AY9]*128; &quot;,&quot;)" office:value-type="string" office:string-value="240," calcext:value-type="string">
            <text:p>240,</text:p>
          </table:table-cell>
          <table:table-cell table:formula="of:=COM.MICROSOFT.CONCAT([.AZ2]*1+[.AZ3]*2+[.AZ4]*4+[.AZ5]*8+[.AZ6]*16+[.AZ7]*32+[.AZ8]*64+[.AZ9]*128; &quot;,&quot;)" office:value-type="string" office:string-value="224," calcext:value-type="string">
            <text:p>224,</text:p>
          </table:table-cell>
          <table:table-cell table:formula="of:=COM.MICROSOFT.CONCAT([.BA2]*1+[.BA3]*2+[.BA4]*4+[.BA5]*8+[.BA6]*16+[.BA7]*32+[.BA8]*64+[.BA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BD2]*1+[.BD3]*2+[.BD4]*4+[.BD5]*8+[.BD6]*16+[.BD7]*32+[.BD8]*64+[.BD9]*128; &quot;,&quot;)" office:value-type="string" office:string-value="0," calcext:value-type="string">
            <text:p>0,</text:p>
          </table:table-cell>
          <table:table-cell table:formula="of:=COM.MICROSOFT.CONCAT([.BE2]*1+[.BE3]*2+[.BE4]*4+[.BE5]*8+[.BE6]*16+[.BE7]*32+[.BE8]*64+[.BE9]*128; &quot;,&quot;)" office:value-type="string" office:string-value="224," calcext:value-type="string">
            <text:p>224,</text:p>
          </table:table-cell>
          <table:table-cell table:formula="of:=COM.MICROSOFT.CONCAT([.BF2]*1+[.BF3]*2+[.BF4]*4+[.BF5]*8+[.BF6]*16+[.BF7]*32+[.BF8]*64+[.BF9]*128; &quot;,&quot;)" office:value-type="string" office:string-value="240," calcext:value-type="string">
            <text:p>240,</text:p>
          </table:table-cell>
          <table:table-cell table:formula="of:=COM.MICROSOFT.CONCAT([.BG2]*1+[.BG3]*2+[.BG4]*4+[.BG5]*8+[.BG6]*16+[.BG7]*32+[.BG8]*64+[.BG9]*128; &quot;,&quot;)" office:value-type="string" office:string-value="248," calcext:value-type="string">
            <text:p>248,</text:p>
          </table:table-cell>
          <table:table-cell table:formula="of:=COM.MICROSOFT.CONCAT([.BH2]*1+[.BH3]*2+[.BH4]*4+[.BH5]*8+[.BH6]*16+[.BH7]*32+[.BH8]*64+[.BH9]*128; &quot;,&quot;)" office:value-type="string" office:string-value="120," calcext:value-type="string">
            <text:p>120,</text:p>
          </table:table-cell>
          <table:table-cell table:formula="of:=COM.MICROSOFT.CONCAT([.BI2]*1+[.BI3]*2+[.BI4]*4+[.BI5]*8+[.BI6]*16+[.BI7]*32+[.BI8]*64+[.BI9]*128; &quot;,&quot;)" office:value-type="string" office:string-value="60," calcext:value-type="string">
            <text:p>60,</text:p>
          </table:table-cell>
          <table:table-cell table:formula="of:=COM.MICROSOFT.CONCAT([.BJ2]*1+[.BJ3]*2+[.BJ4]*4+[.BJ5]*8+[.BJ6]*16+[.BJ7]*32+[.BJ8]*64+[.BJ9]*128; &quot;,&quot;)" office:value-type="string" office:string-value="28," calcext:value-type="string">
            <text:p>28,</text:p>
          </table:table-cell>
          <table:table-cell table:formula="of:=COM.MICROSOFT.CONCAT([.BK2]*1+[.BK3]*2+[.BK4]*4+[.BK5]*8+[.BK6]*16+[.BK7]*32+[.BK8]*64+[.BK9]*128; &quot;,&quot;)" office:value-type="string" office:string-value="28," calcext:value-type="string">
            <text:p>28,</text:p>
          </table:table-cell>
          <table:table-cell table:formula="of:=COM.MICROSOFT.CONCAT([.BL2]*1+[.BL3]*2+[.BL4]*4+[.BL5]*8+[.BL6]*16+[.BL7]*32+[.BL8]*64+[.BL9]*128; &quot;,&quot;)" office:value-type="string" office:string-value="28," calcext:value-type="string">
            <text:p>28,</text:p>
          </table:table-cell>
          <table:table-cell table:formula="of:=COM.MICROSOFT.CONCAT([.BM2]*1+[.BM3]*2+[.BM4]*4+[.BM5]*8+[.BM6]*16+[.BM7]*32+[.BM8]*64+[.BM9]*128; &quot;,&quot;)" office:value-type="string" office:string-value="28," calcext:value-type="string">
            <text:p>28,</text:p>
          </table:table-cell>
          <table:table-cell table:formula="of:=COM.MICROSOFT.CONCAT([.BN2]*1+[.BN3]*2+[.BN4]*4+[.BN5]*8+[.BN6]*16+[.BN7]*32+[.BN8]*64+[.BN9]*128; &quot;,&quot;)" office:value-type="string" office:string-value="60," calcext:value-type="string">
            <text:p>60,</text:p>
          </table:table-cell>
          <table:table-cell table:formula="of:=COM.MICROSOFT.CONCAT([.BO2]*1+[.BO3]*2+[.BO4]*4+[.BO5]*8+[.BO6]*16+[.BO7]*32+[.BO8]*64+[.BO9]*128; &quot;,&quot;)" office:value-type="string" office:string-value="120," calcext:value-type="string">
            <text:p>120,</text:p>
          </table:table-cell>
          <table:table-cell table:formula="of:=COM.MICROSOFT.CONCAT([.BP2]*1+[.BP3]*2+[.BP4]*4+[.BP5]*8+[.BP6]*16+[.BP7]*32+[.BP8]*64+[.BP9]*128; &quot;,&quot;)" office:value-type="string" office:string-value="248," calcext:value-type="string">
            <text:p>248,</text:p>
          </table:table-cell>
          <table:table-cell table:formula="of:=COM.MICROSOFT.CONCAT([.BQ2]*1+[.BQ3]*2+[.BQ4]*4+[.BQ5]*8+[.BQ6]*16+[.BQ7]*32+[.BQ8]*64+[.BQ9]*128; &quot;,&quot;)" office:value-type="string" office:string-value="240," calcext:value-type="string">
            <text:p>240,</text:p>
          </table:table-cell>
          <table:table-cell table:formula="of:=COM.MICROSOFT.CONCAT([.BR2]*1+[.BR3]*2+[.BR4]*4+[.BR5]*8+[.BR6]*16+[.BR7]*32+[.BR8]*64+[.BR9]*128; &quot;,&quot;)" office:value-type="string" office:string-value="224," calcext:value-type="string">
            <text:p>224,</text:p>
          </table:table-cell>
          <table:table-cell table:formula="of:=COM.MICROSOFT.CONCAT([.BS2]*1+[.BS3]*2+[.BS4]*4+[.BS5]*8+[.BS6]*16+[.BS7]*32+[.BS8]*64+[.BS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BV2]*1+[.BV3]*2+[.BV4]*4+[.BV5]*8+[.BV6]*16+[.BV7]*32+[.BV8]*64+[.BV9]*128; &quot;,&quot;)" office:value-type="string" office:string-value="0," calcext:value-type="string">
            <text:p>0,</text:p>
          </table:table-cell>
          <table:table-cell table:formula="of:=COM.MICROSOFT.CONCAT([.BW2]*1+[.BW3]*2+[.BW4]*4+[.BW5]*8+[.BW6]*16+[.BW7]*32+[.BW8]*64+[.BW9]*128; &quot;,&quot;)" office:value-type="string" office:string-value="0," calcext:value-type="string">
            <text:p>0,</text:p>
          </table:table-cell>
          <table:table-cell table:formula="of:=COM.MICROSOFT.CONCAT([.BX2]*1+[.BX3]*2+[.BX4]*4+[.BX5]*8+[.BX6]*16+[.BX7]*32+[.BX8]*64+[.BX9]*128; &quot;,&quot;)" office:value-type="string" office:string-value="0," calcext:value-type="string">
            <text:p>0,</text:p>
          </table:table-cell>
          <table:table-cell table:formula="of:=COM.MICROSOFT.CONCAT([.BY2]*1+[.BY3]*2+[.BY4]*4+[.BY5]*8+[.BY6]*16+[.BY7]*32+[.BY8]*64+[.BY9]*128; &quot;,&quot;)" office:value-type="string" office:string-value="0," calcext:value-type="string">
            <text:p>0,</text:p>
          </table:table-cell>
          <table:table-cell table:formula="of:=COM.MICROSOFT.CONCAT([.BZ2]*1+[.BZ3]*2+[.BZ4]*4+[.BZ5]*8+[.BZ6]*16+[.BZ7]*32+[.BZ8]*64+[.BZ9]*128; &quot;,&quot;)" office:value-type="string" office:string-value="0," calcext:value-type="string">
            <text:p>0,</text:p>
          </table:table-cell>
          <table:table-cell table:formula="of:=COM.MICROSOFT.CONCAT([.CA2]*1+[.CA3]*2+[.CA4]*4+[.CA5]*8+[.CA6]*16+[.CA7]*32+[.CA8]*64+[.CA9]*128; &quot;,&quot;)" office:value-type="string" office:string-value="128," calcext:value-type="string">
            <text:p>128,</text:p>
          </table:table-cell>
          <table:table-cell table:formula="of:=COM.MICROSOFT.CONCAT([.CB2]*1+[.CB3]*2+[.CB4]*4+[.CB5]*8+[.CB6]*16+[.CB7]*32+[.CB8]*64+[.CB9]*128; &quot;,&quot;)" office:value-type="string" office:string-value="224," calcext:value-type="string">
            <text:p>224,</text:p>
          </table:table-cell>
          <table:table-cell table:formula="of:=COM.MICROSOFT.CONCAT([.CC2]*1+[.CC3]*2+[.CC4]*4+[.CC5]*8+[.CC6]*16+[.CC7]*32+[.CC8]*64+[.CC9]*128; &quot;,&quot;)" office:value-type="string" office:string-value="248," calcext:value-type="string">
            <text:p>248,</text:p>
          </table:table-cell>
          <table:table-cell table:formula="of:=COM.MICROSOFT.CONCAT([.CD2]*1+[.CD3]*2+[.CD4]*4+[.CD5]*8+[.CD6]*16+[.CD7]*32+[.CD8]*64+[.CD9]*128; &quot;,&quot;)" office:value-type="string" office:string-value="248," calcext:value-type="string">
            <text:p>248,</text:p>
          </table:table-cell>
          <table:table-cell table:formula="of:=COM.MICROSOFT.CONCAT([.CE2]*1+[.CE3]*2+[.CE4]*4+[.CE5]*8+[.CE6]*16+[.CE7]*32+[.CE8]*64+[.CE9]*128; &quot;,&quot;)" office:value-type="string" office:string-value="56," calcext:value-type="string">
            <text:p>56,</text:p>
          </table:table-cell>
          <table:table-cell table:formula="of:=COM.MICROSOFT.CONCAT([.CF2]*1+[.CF3]*2+[.CF4]*4+[.CF5]*8+[.CF6]*16+[.CF7]*32+[.CF8]*64+[.CF9]*128; &quot;,&quot;)" office:value-type="string" office:string-value="0," calcext:value-type="string">
            <text:p>0,</text:p>
          </table:table-cell>
          <table:table-cell table:formula="of:=COM.MICROSOFT.CONCAT([.CG2]*1+[.CG3]*2+[.CG4]*4+[.CG5]*8+[.CG6]*16+[.CG7]*32+[.CG8]*64+[.CG9]*128; &quot;,&quot;)" office:value-type="string" office:string-value="0," calcext:value-type="string">
            <text:p>0,</text:p>
          </table:table-cell>
          <table:table-cell table:formula="of:=COM.MICROSOFT.CONCAT([.CH2]*1+[.CH3]*2+[.CH4]*4+[.CH5]*8+[.CH6]*16+[.CH7]*32+[.CH8]*64+[.CH9]*128; &quot;,&quot;)" office:value-type="string" office:string-value="0," calcext:value-type="string">
            <text:p>0,</text:p>
          </table:table-cell>
          <table:table-cell table:formula="of:=COM.MICROSOFT.CONCAT([.CI2]*1+[.CI3]*2+[.CI4]*4+[.CI5]*8+[.CI6]*16+[.CI7]*32+[.CI8]*64+[.CI9]*128; &quot;,&quot;)" office:value-type="string" office:string-value="0," calcext:value-type="string">
            <text:p>0,</text:p>
          </table:table-cell>
          <table:table-cell table:formula="of:=COM.MICROSOFT.CONCAT([.CJ2]*1+[.CJ3]*2+[.CJ4]*4+[.CJ5]*8+[.CJ6]*16+[.CJ7]*32+[.CJ8]*64+[.CJ9]*128; &quot;,&quot;)" office:value-type="string" office:string-value="0," calcext:value-type="string">
            <text:p>0,</text:p>
          </table:table-cell>
          <table:table-cell table:formula="of:=COM.MICROSOFT.CONCAT([.CK2]*1+[.CK3]*2+[.CK4]*4+[.CK5]*8+[.CK6]*16+[.CK7]*32+[.CK8]*64+[.CK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CN2]*1+[.CN3]*2+[.CN4]*4+[.CN5]*8+[.CN6]*16+[.CN7]*32+[.CN8]*64+[.CN9]*128; &quot;,&quot;)" office:value-type="string" office:string-value="0," calcext:value-type="string">
            <text:p>0,</text:p>
          </table:table-cell>
          <table:table-cell table:formula="of:=COM.MICROSOFT.CONCAT([.CO2]*1+[.CO3]*2+[.CO4]*4+[.CO5]*8+[.CO6]*16+[.CO7]*32+[.CO8]*64+[.CO9]*128; &quot;,&quot;)" office:value-type="string" office:string-value="252," calcext:value-type="string">
            <text:p>252,</text:p>
          </table:table-cell>
          <table:table-cell table:formula="of:=COM.MICROSOFT.CONCAT([.CP2]*1+[.CP3]*2+[.CP4]*4+[.CP5]*8+[.CP6]*16+[.CP7]*32+[.CP8]*64+[.CP9]*128; &quot;,&quot;)" office:value-type="string" office:string-value="252," calcext:value-type="string">
            <text:p>252,</text:p>
          </table:table-cell>
          <table:table-cell table:formula="of:=COM.MICROSOFT.CONCAT([.CQ2]*1+[.CQ3]*2+[.CQ4]*4+[.CQ5]*8+[.CQ6]*16+[.CQ7]*32+[.CQ8]*64+[.CQ9]*128; &quot;,&quot;)" office:value-type="string" office:string-value="252," calcext:value-type="string">
            <text:p>252,</text:p>
          </table:table-cell>
          <table:table-cell table:formula="of:=COM.MICROSOFT.CONCAT([.CR2]*1+[.CR3]*2+[.CR4]*4+[.CR5]*8+[.CR6]*16+[.CR7]*32+[.CR8]*64+[.CR9]*128; &quot;,&quot;)" office:value-type="string" office:string-value="28," calcext:value-type="string">
            <text:p>28,</text:p>
          </table:table-cell>
          <table:table-cell table:formula="of:=COM.MICROSOFT.CONCAT([.CS2]*1+[.CS3]*2+[.CS4]*4+[.CS5]*8+[.CS6]*16+[.CS7]*32+[.CS8]*64+[.CS9]*128; &quot;,&quot;)" office:value-type="string" office:string-value="28," calcext:value-type="string">
            <text:p>28,</text:p>
          </table:table-cell>
          <table:table-cell table:formula="of:=COM.MICROSOFT.CONCAT([.CT2]*1+[.CT3]*2+[.CT4]*4+[.CT5]*8+[.CT6]*16+[.CT7]*32+[.CT8]*64+[.CT9]*128; &quot;,&quot;)" office:value-type="string" office:string-value="28," calcext:value-type="string">
            <text:p>28,</text:p>
          </table:table-cell>
          <table:table-cell table:formula="of:=COM.MICROSOFT.CONCAT([.CU2]*1+[.CU3]*2+[.CU4]*4+[.CU5]*8+[.CU6]*16+[.CU7]*32+[.CU8]*64+[.CU9]*128; &quot;,&quot;)" office:value-type="string" office:string-value="28," calcext:value-type="string">
            <text:p>28,</text:p>
          </table:table-cell>
          <table:table-cell table:formula="of:=COM.MICROSOFT.CONCAT([.CV2]*1+[.CV3]*2+[.CV4]*4+[.CV5]*8+[.CV6]*16+[.CV7]*32+[.CV8]*64+[.CV9]*128; &quot;,&quot;)" office:value-type="string" office:string-value="28," calcext:value-type="string">
            <text:p>28,</text:p>
          </table:table-cell>
          <table:table-cell table:formula="of:=COM.MICROSOFT.CONCAT([.CW2]*1+[.CW3]*2+[.CW4]*4+[.CW5]*8+[.CW6]*16+[.CW7]*32+[.CW8]*64+[.CW9]*128; &quot;,&quot;)" office:value-type="string" office:string-value="28," calcext:value-type="string">
            <text:p>28,</text:p>
          </table:table-cell>
          <table:table-cell table:formula="of:=COM.MICROSOFT.CONCAT([.CX2]*1+[.CX3]*2+[.CX4]*4+[.CX5]*8+[.CX6]*16+[.CX7]*32+[.CX8]*64+[.CX9]*128; &quot;,&quot;)" office:value-type="string" office:string-value="28," calcext:value-type="string">
            <text:p>28,</text:p>
          </table:table-cell>
          <table:table-cell table:formula="of:=COM.MICROSOFT.CONCAT([.CY2]*1+[.CY3]*2+[.CY4]*4+[.CY5]*8+[.CY6]*16+[.CY7]*32+[.CY8]*64+[.CY9]*128; &quot;,&quot;)" office:value-type="string" office:string-value="28," calcext:value-type="string">
            <text:p>28,</text:p>
          </table:table-cell>
          <table:table-cell table:formula="of:=COM.MICROSOFT.CONCAT([.CZ2]*1+[.CZ3]*2+[.CZ4]*4+[.CZ5]*8+[.CZ6]*16+[.CZ7]*32+[.CZ8]*64+[.CZ9]*128; &quot;,&quot;)" office:value-type="string" office:string-value="28," calcext:value-type="string">
            <text:p>28,</text:p>
          </table:table-cell>
          <table:table-cell table:formula="of:=COM.MICROSOFT.CONCAT([.DA2]*1+[.DA3]*2+[.DA4]*4+[.DA5]*8+[.DA6]*16+[.DA7]*32+[.DA8]*64+[.DA9]*128; &quot;,&quot;)" office:value-type="string" office:string-value="28," calcext:value-type="string">
            <text:p>28,</text:p>
          </table:table-cell>
          <table:table-cell table:formula="of:=COM.MICROSOFT.CONCAT([.DB2]*1+[.DB3]*2+[.DB4]*4+[.DB5]*8+[.DB6]*16+[.DB7]*32+[.DB8]*64+[.DB9]*128; &quot;,&quot;)" office:value-type="string" office:string-value="28," calcext:value-type="string">
            <text:p>28,</text:p>
          </table:table-cell>
          <table:table-cell table:formula="of:=COM.MICROSOFT.CONCAT([.DC2]*1+[.DC3]*2+[.DC4]*4+[.DC5]*8+[.DC6]*16+[.DC7]*32+[.DC8]*64+[.DC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DF2]*1+[.DF3]*2+[.DF4]*4+[.DF5]*8+[.DF6]*16+[.DF7]*32+[.DF8]*64+[.DF9]*128; &quot;,&quot;)" office:value-type="string" office:string-value="0," calcext:value-type="string">
            <text:p>0,</text:p>
          </table:table-cell>
          <table:table-cell table:formula="of:=COM.MICROSOFT.CONCAT([.DG2]*1+[.DG3]*2+[.DG4]*4+[.DG5]*8+[.DG6]*16+[.DG7]*32+[.DG8]*64+[.DG9]*128; &quot;,&quot;)" office:value-type="string" office:string-value="224," calcext:value-type="string">
            <text:p>224,</text:p>
          </table:table-cell>
          <table:table-cell table:formula="of:=COM.MICROSOFT.CONCAT([.DH2]*1+[.DH3]*2+[.DH4]*4+[.DH5]*8+[.DH6]*16+[.DH7]*32+[.DH8]*64+[.DH9]*128; &quot;,&quot;)" office:value-type="string" office:string-value="240," calcext:value-type="string">
            <text:p>240,</text:p>
          </table:table-cell>
          <table:table-cell table:formula="of:=COM.MICROSOFT.CONCAT([.DI2]*1+[.DI3]*2+[.DI4]*4+[.DI5]*8+[.DI6]*16+[.DI7]*32+[.DI8]*64+[.DI9]*128; &quot;,&quot;)" office:value-type="string" office:string-value="248," calcext:value-type="string">
            <text:p>248,</text:p>
          </table:table-cell>
          <table:table-cell table:formula="of:=COM.MICROSOFT.CONCAT([.DJ2]*1+[.DJ3]*2+[.DJ4]*4+[.DJ5]*8+[.DJ6]*16+[.DJ7]*32+[.DJ8]*64+[.DJ9]*128; &quot;,&quot;)" office:value-type="string" office:string-value="120," calcext:value-type="string">
            <text:p>120,</text:p>
          </table:table-cell>
          <table:table-cell table:formula="of:=COM.MICROSOFT.CONCAT([.DK2]*1+[.DK3]*2+[.DK4]*4+[.DK5]*8+[.DK6]*16+[.DK7]*32+[.DK8]*64+[.DK9]*128; &quot;,&quot;)" office:value-type="string" office:string-value="60," calcext:value-type="string">
            <text:p>60,</text:p>
          </table:table-cell>
          <table:table-cell table:formula="of:=COM.MICROSOFT.CONCAT([.DL2]*1+[.DL3]*2+[.DL4]*4+[.DL5]*8+[.DL6]*16+[.DL7]*32+[.DL8]*64+[.DL9]*128; &quot;,&quot;)" office:value-type="string" office:string-value="28," calcext:value-type="string">
            <text:p>28,</text:p>
          </table:table-cell>
          <table:table-cell table:formula="of:=COM.MICROSOFT.CONCAT([.DM2]*1+[.DM3]*2+[.DM4]*4+[.DM5]*8+[.DM6]*16+[.DM7]*32+[.DM8]*64+[.DM9]*128; &quot;,&quot;)" office:value-type="string" office:string-value="28," calcext:value-type="string">
            <text:p>28,</text:p>
          </table:table-cell>
          <table:table-cell table:formula="of:=COM.MICROSOFT.CONCAT([.DN2]*1+[.DN3]*2+[.DN4]*4+[.DN5]*8+[.DN6]*16+[.DN7]*32+[.DN8]*64+[.DN9]*128; &quot;,&quot;)" office:value-type="string" office:string-value="28," calcext:value-type="string">
            <text:p>28,</text:p>
          </table:table-cell>
          <table:table-cell table:formula="of:=COM.MICROSOFT.CONCAT([.DO2]*1+[.DO3]*2+[.DO4]*4+[.DO5]*8+[.DO6]*16+[.DO7]*32+[.DO8]*64+[.DO9]*128; &quot;,&quot;)" office:value-type="string" office:string-value="28," calcext:value-type="string">
            <text:p>28,</text:p>
          </table:table-cell>
          <table:table-cell table:formula="of:=COM.MICROSOFT.CONCAT([.DP2]*1+[.DP3]*2+[.DP4]*4+[.DP5]*8+[.DP6]*16+[.DP7]*32+[.DP8]*64+[.DP9]*128; &quot;,&quot;)" office:value-type="string" office:string-value="60," calcext:value-type="string">
            <text:p>60,</text:p>
          </table:table-cell>
          <table:table-cell table:formula="of:=COM.MICROSOFT.CONCAT([.DQ2]*1+[.DQ3]*2+[.DQ4]*4+[.DQ5]*8+[.DQ6]*16+[.DQ7]*32+[.DQ8]*64+[.DQ9]*128; &quot;,&quot;)" office:value-type="string" office:string-value="120," calcext:value-type="string">
            <text:p>120,</text:p>
          </table:table-cell>
          <table:table-cell table:formula="of:=COM.MICROSOFT.CONCAT([.DR2]*1+[.DR3]*2+[.DR4]*4+[.DR5]*8+[.DR6]*16+[.DR7]*32+[.DR8]*64+[.DR9]*128; &quot;,&quot;)" office:value-type="string" office:string-value="248," calcext:value-type="string">
            <text:p>248,</text:p>
          </table:table-cell>
          <table:table-cell table:formula="of:=COM.MICROSOFT.CONCAT([.DS2]*1+[.DS3]*2+[.DS4]*4+[.DS5]*8+[.DS6]*16+[.DS7]*32+[.DS8]*64+[.DS9]*128; &quot;,&quot;)" office:value-type="string" office:string-value="240," calcext:value-type="string">
            <text:p>240,</text:p>
          </table:table-cell>
          <table:table-cell table:formula="of:=COM.MICROSOFT.CONCAT([.DT2]*1+[.DT3]*2+[.DT4]*4+[.DT5]*8+[.DT6]*16+[.DT7]*32+[.DT8]*64+[.DT9]*128; &quot;,&quot;)" office:value-type="string" office:string-value="224," calcext:value-type="string">
            <text:p>224,</text:p>
          </table:table-cell>
          <table:table-cell table:formula="of:=COM.MICROSOFT.CONCAT([.DU2]*1+[.DU3]*2+[.DU4]*4+[.DU5]*8+[.DU6]*16+[.DU7]*32+[.DU8]*64+[.DU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DX2]*1+[.DX3]*2+[.DX4]*4+[.DX5]*8+[.DX6]*16+[.DX7]*32+[.DX8]*64+[.DX9]*128; &quot;,&quot;)" office:value-type="string" office:string-value="0," calcext:value-type="string">
            <text:p>0,</text:p>
          </table:table-cell>
          <table:table-cell table:formula="of:=COM.MICROSOFT.CONCAT([.DY2]*1+[.DY3]*2+[.DY4]*4+[.DY5]*8+[.DY6]*16+[.DY7]*32+[.DY8]*64+[.DY9]*128; &quot;,&quot;)" office:value-type="string" office:string-value="28," calcext:value-type="string">
            <text:p>28,</text:p>
          </table:table-cell>
          <table:table-cell table:formula="of:=COM.MICROSOFT.CONCAT([.DZ2]*1+[.DZ3]*2+[.DZ4]*4+[.DZ5]*8+[.DZ6]*16+[.DZ7]*32+[.DZ8]*64+[.DZ9]*128; &quot;,&quot;)" office:value-type="string" office:string-value="28," calcext:value-type="string">
            <text:p>28,</text:p>
          </table:table-cell>
          <table:table-cell table:formula="of:=COM.MICROSOFT.CONCAT([.EA2]*1+[.EA3]*2+[.EA4]*4+[.EA5]*8+[.EA6]*16+[.EA7]*32+[.EA8]*64+[.EA9]*128; &quot;,&quot;)" office:value-type="string" office:string-value="28," calcext:value-type="string">
            <text:p>28,</text:p>
          </table:table-cell>
          <table:table-cell table:formula="of:=COM.MICROSOFT.CONCAT([.EB2]*1+[.EB3]*2+[.EB4]*4+[.EB5]*8+[.EB6]*16+[.EB7]*32+[.EB8]*64+[.EB9]*128; &quot;,&quot;)" office:value-type="string" office:string-value="28," calcext:value-type="string">
            <text:p>28,</text:p>
          </table:table-cell>
          <table:table-cell table:formula="of:=COM.MICROSOFT.CONCAT([.EC2]*1+[.EC3]*2+[.EC4]*4+[.EC5]*8+[.EC6]*16+[.EC7]*32+[.EC8]*64+[.EC9]*128; &quot;,&quot;)" office:value-type="string" office:string-value="28," calcext:value-type="string">
            <text:p>28,</text:p>
          </table:table-cell>
          <table:table-cell table:formula="of:=COM.MICROSOFT.CONCAT([.ED2]*1+[.ED3]*2+[.ED4]*4+[.ED5]*8+[.ED6]*16+[.ED7]*32+[.ED8]*64+[.ED9]*128; &quot;,&quot;)" office:value-type="string" office:string-value="28," calcext:value-type="string">
            <text:p>28,</text:p>
          </table:table-cell>
          <table:table-cell table:formula="of:=COM.MICROSOFT.CONCAT([.EE2]*1+[.EE3]*2+[.EE4]*4+[.EE5]*8+[.EE6]*16+[.EE7]*32+[.EE8]*64+[.EE9]*128; &quot;,&quot;)" office:value-type="string" office:string-value="28," calcext:value-type="string">
            <text:p>28,</text:p>
          </table:table-cell>
          <table:table-cell table:formula="of:=COM.MICROSOFT.CONCAT([.EF2]*1+[.EF3]*2+[.EF4]*4+[.EF5]*8+[.EF6]*16+[.EF7]*32+[.EF8]*64+[.EF9]*128; &quot;,&quot;)" office:value-type="string" office:string-value="28," calcext:value-type="string">
            <text:p>28,</text:p>
          </table:table-cell>
          <table:table-cell table:formula="of:=COM.MICROSOFT.CONCAT([.EG2]*1+[.EG3]*2+[.EG4]*4+[.EG5]*8+[.EG6]*16+[.EG7]*32+[.EG8]*64+[.EG9]*128; &quot;,&quot;)" office:value-type="string" office:string-value="28," calcext:value-type="string">
            <text:p>28,</text:p>
          </table:table-cell>
          <table:table-cell table:formula="of:=COM.MICROSOFT.CONCAT([.EH2]*1+[.EH3]*2+[.EH4]*4+[.EH5]*8+[.EH6]*16+[.EH7]*32+[.EH8]*64+[.EH9]*128; &quot;,&quot;)" office:value-type="string" office:string-value="156," calcext:value-type="string">
            <text:p>156,</text:p>
          </table:table-cell>
          <table:table-cell table:formula="of:=COM.MICROSOFT.CONCAT([.EI2]*1+[.EI3]*2+[.EI4]*4+[.EI5]*8+[.EI6]*16+[.EI7]*32+[.EI8]*64+[.EI9]*128; &quot;,&quot;)" office:value-type="string" office:string-value="252," calcext:value-type="string">
            <text:p>252,</text:p>
          </table:table-cell>
          <table:table-cell table:formula="of:=COM.MICROSOFT.CONCAT([.EJ2]*1+[.EJ3]*2+[.EJ4]*4+[.EJ5]*8+[.EJ6]*16+[.EJ7]*32+[.EJ8]*64+[.EJ9]*128; &quot;,&quot;)" office:value-type="string" office:string-value="252," calcext:value-type="string">
            <text:p>252,</text:p>
          </table:table-cell>
          <table:table-cell table:formula="of:=COM.MICROSOFT.CONCAT([.EK2]*1+[.EK3]*2+[.EK4]*4+[.EK5]*8+[.EK6]*16+[.EK7]*32+[.EK8]*64+[.EK9]*128; &quot;,&quot;)" office:value-type="string" office:string-value="252," calcext:value-type="string">
            <text:p>252,</text:p>
          </table:table-cell>
          <table:table-cell table:formula="of:=COM.MICROSOFT.CONCAT([.EL2]*1+[.EL3]*2+[.EL4]*4+[.EL5]*8+[.EL6]*16+[.EL7]*32+[.EL8]*64+[.EL9]*128; &quot;,&quot;)" office:value-type="string" office:string-value="124," calcext:value-type="string">
            <text:p>124,</text:p>
          </table:table-cell>
          <table:table-cell table:formula="of:=COM.MICROSOFT.CONCAT([.EM2]*1+[.EM3]*2+[.EM4]*4+[.EM5]*8+[.EM6]*16+[.EM7]*32+[.EM8]*64+[.EM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EP2]*1+[.EP3]*2+[.EP4]*4+[.EP5]*8+[.EP6]*16+[.EP7]*32+[.EP8]*64+[.EP9]*128; &quot;,&quot;)" office:value-type="string" office:string-value="0," calcext:value-type="string">
            <text:p>0,</text:p>
          </table:table-cell>
          <table:table-cell table:formula="of:=COM.MICROSOFT.CONCAT([.EQ2]*1+[.EQ3]*2+[.EQ4]*4+[.EQ5]*8+[.EQ6]*16+[.EQ7]*32+[.EQ8]*64+[.EQ9]*128; &quot;,&quot;)" office:value-type="string" office:string-value="224," calcext:value-type="string">
            <text:p>224,</text:p>
          </table:table-cell>
          <table:table-cell table:formula="of:=COM.MICROSOFT.CONCAT([.ER2]*1+[.ER3]*2+[.ER4]*4+[.ER5]*8+[.ER6]*16+[.ER7]*32+[.ER8]*64+[.ER9]*128; &quot;,&quot;)" office:value-type="string" office:string-value="240," calcext:value-type="string">
            <text:p>240,</text:p>
          </table:table-cell>
          <table:table-cell table:formula="of:=COM.MICROSOFT.CONCAT([.ES2]*1+[.ES3]*2+[.ES4]*4+[.ES5]*8+[.ES6]*16+[.ES7]*32+[.ES8]*64+[.ES9]*128; &quot;,&quot;)" office:value-type="string" office:string-value="248," calcext:value-type="string">
            <text:p>248,</text:p>
          </table:table-cell>
          <table:table-cell table:formula="of:=COM.MICROSOFT.CONCAT([.ET2]*1+[.ET3]*2+[.ET4]*4+[.ET5]*8+[.ET6]*16+[.ET7]*32+[.ET8]*64+[.ET9]*128; &quot;,&quot;)" office:value-type="string" office:string-value="120," calcext:value-type="string">
            <text:p>120,</text:p>
          </table:table-cell>
          <table:table-cell table:formula="of:=COM.MICROSOFT.CONCAT([.EU2]*1+[.EU3]*2+[.EU4]*4+[.EU5]*8+[.EU6]*16+[.EU7]*32+[.EU8]*64+[.EU9]*128; &quot;,&quot;)" office:value-type="string" office:string-value="60," calcext:value-type="string">
            <text:p>60,</text:p>
          </table:table-cell>
          <table:table-cell table:formula="of:=COM.MICROSOFT.CONCAT([.EV2]*1+[.EV3]*2+[.EV4]*4+[.EV5]*8+[.EV6]*16+[.EV7]*32+[.EV8]*64+[.EV9]*128; &quot;,&quot;)" office:value-type="string" office:string-value="28," calcext:value-type="string">
            <text:p>28,</text:p>
          </table:table-cell>
          <table:table-cell table:formula="of:=COM.MICROSOFT.CONCAT([.EW2]*1+[.EW3]*2+[.EW4]*4+[.EW5]*8+[.EW6]*16+[.EW7]*32+[.EW8]*64+[.EW9]*128; &quot;,&quot;)" office:value-type="string" office:string-value="28," calcext:value-type="string">
            <text:p>28,</text:p>
          </table:table-cell>
          <table:table-cell table:formula="of:=COM.MICROSOFT.CONCAT([.EX2]*1+[.EX3]*2+[.EX4]*4+[.EX5]*8+[.EX6]*16+[.EX7]*32+[.EX8]*64+[.EX9]*128; &quot;,&quot;)" office:value-type="string" office:string-value="28," calcext:value-type="string">
            <text:p>28,</text:p>
          </table:table-cell>
          <table:table-cell table:formula="of:=COM.MICROSOFT.CONCAT([.EY2]*1+[.EY3]*2+[.EY4]*4+[.EY5]*8+[.EY6]*16+[.EY7]*32+[.EY8]*64+[.EY9]*128; &quot;,&quot;)" office:value-type="string" office:string-value="28," calcext:value-type="string">
            <text:p>28,</text:p>
          </table:table-cell>
          <table:table-cell table:formula="of:=COM.MICROSOFT.CONCAT([.EZ2]*1+[.EZ3]*2+[.EZ4]*4+[.EZ5]*8+[.EZ6]*16+[.EZ7]*32+[.EZ8]*64+[.EZ9]*128; &quot;,&quot;)" office:value-type="string" office:string-value="60," calcext:value-type="string">
            <text:p>60,</text:p>
          </table:table-cell>
          <table:table-cell table:formula="of:=COM.MICROSOFT.CONCAT([.FA2]*1+[.FA3]*2+[.FA4]*4+[.FA5]*8+[.FA6]*16+[.FA7]*32+[.FA8]*64+[.FA9]*128; &quot;,&quot;)" office:value-type="string" office:string-value="120," calcext:value-type="string">
            <text:p>120,</text:p>
          </table:table-cell>
          <table:table-cell table:formula="of:=COM.MICROSOFT.CONCAT([.FB2]*1+[.FB3]*2+[.FB4]*4+[.FB5]*8+[.FB6]*16+[.FB7]*32+[.FB8]*64+[.FB9]*128; &quot;,&quot;)" office:value-type="string" office:string-value="248," calcext:value-type="string">
            <text:p>248,</text:p>
          </table:table-cell>
          <table:table-cell table:formula="of:=COM.MICROSOFT.CONCAT([.FC2]*1+[.FC3]*2+[.FC4]*4+[.FC5]*8+[.FC6]*16+[.FC7]*32+[.FC8]*64+[.FC9]*128; &quot;,&quot;)" office:value-type="string" office:string-value="240," calcext:value-type="string">
            <text:p>240,</text:p>
          </table:table-cell>
          <table:table-cell table:formula="of:=COM.MICROSOFT.CONCAT([.FD2]*1+[.FD3]*2+[.FD4]*4+[.FD5]*8+[.FD6]*16+[.FD7]*32+[.FD8]*64+[.FD9]*128; &quot;,&quot;)" office:value-type="string" office:string-value="224," calcext:value-type="string">
            <text:p>224,</text:p>
          </table:table-cell>
          <table:table-cell table:formula="of:=COM.MICROSOFT.CONCAT([.FE2]*1+[.FE3]*2+[.FE4]*4+[.FE5]*8+[.FE6]*16+[.FE7]*32+[.FE8]*64+[.FE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FH2]*1+[.FH3]*2+[.FH4]*4+[.FH5]*8+[.FH6]*16+[.FH7]*32+[.FH8]*64+[.FH9]*128; &quot;,&quot;)" office:value-type="string" office:string-value="0," calcext:value-type="string">
            <text:p>0,</text:p>
          </table:table-cell>
          <table:table-cell table:formula="of:=COM.MICROSOFT.CONCAT([.FI2]*1+[.FI3]*2+[.FI4]*4+[.FI5]*8+[.FI6]*16+[.FI7]*32+[.FI8]*64+[.FI9]*128; &quot;,&quot;)" office:value-type="string" office:string-value="224," calcext:value-type="string">
            <text:p>224,</text:p>
          </table:table-cell>
          <table:table-cell table:formula="of:=COM.MICROSOFT.CONCAT([.FJ2]*1+[.FJ3]*2+[.FJ4]*4+[.FJ5]*8+[.FJ6]*16+[.FJ7]*32+[.FJ8]*64+[.FJ9]*128; &quot;,&quot;)" office:value-type="string" office:string-value="240," calcext:value-type="string">
            <text:p>240,</text:p>
          </table:table-cell>
          <table:table-cell table:formula="of:=COM.MICROSOFT.CONCAT([.FK2]*1+[.FK3]*2+[.FK4]*4+[.FK5]*8+[.FK6]*16+[.FK7]*32+[.FK8]*64+[.FK9]*128; &quot;,&quot;)" office:value-type="string" office:string-value="248," calcext:value-type="string">
            <text:p>248,</text:p>
          </table:table-cell>
          <table:table-cell table:formula="of:=COM.MICROSOFT.CONCAT([.FL2]*1+[.FL3]*2+[.FL4]*4+[.FL5]*8+[.FL6]*16+[.FL7]*32+[.FL8]*64+[.FL9]*128; &quot;,&quot;)" office:value-type="string" office:string-value="120," calcext:value-type="string">
            <text:p>120,</text:p>
          </table:table-cell>
          <table:table-cell table:formula="of:=COM.MICROSOFT.CONCAT([.FM2]*1+[.FM3]*2+[.FM4]*4+[.FM5]*8+[.FM6]*16+[.FM7]*32+[.FM8]*64+[.FM9]*128; &quot;,&quot;)" office:value-type="string" office:string-value="60," calcext:value-type="string">
            <text:p>60,</text:p>
          </table:table-cell>
          <table:table-cell table:formula="of:=COM.MICROSOFT.CONCAT([.FN2]*1+[.FN3]*2+[.FN4]*4+[.FN5]*8+[.FN6]*16+[.FN7]*32+[.FN8]*64+[.FN9]*128; &quot;,&quot;)" office:value-type="string" office:string-value="28," calcext:value-type="string">
            <text:p>28,</text:p>
          </table:table-cell>
          <table:table-cell table:formula="of:=COM.MICROSOFT.CONCAT([.FO2]*1+[.FO3]*2+[.FO4]*4+[.FO5]*8+[.FO6]*16+[.FO7]*32+[.FO8]*64+[.FO9]*128; &quot;,&quot;)" office:value-type="string" office:string-value="28," calcext:value-type="string">
            <text:p>28,</text:p>
          </table:table-cell>
          <table:table-cell table:formula="of:=COM.MICROSOFT.CONCAT([.FP2]*1+[.FP3]*2+[.FP4]*4+[.FP5]*8+[.FP6]*16+[.FP7]*32+[.FP8]*64+[.FP9]*128; &quot;,&quot;)" office:value-type="string" office:string-value="28," calcext:value-type="string">
            <text:p>28,</text:p>
          </table:table-cell>
          <table:table-cell table:formula="of:=COM.MICROSOFT.CONCAT([.FQ2]*1+[.FQ3]*2+[.FQ4]*4+[.FQ5]*8+[.FQ6]*16+[.FQ7]*32+[.FQ8]*64+[.FQ9]*128; &quot;,&quot;)" office:value-type="string" office:string-value="28," calcext:value-type="string">
            <text:p>28,</text:p>
          </table:table-cell>
          <table:table-cell table:formula="of:=COM.MICROSOFT.CONCAT([.FR2]*1+[.FR3]*2+[.FR4]*4+[.FR5]*8+[.FR6]*16+[.FR7]*32+[.FR8]*64+[.FR9]*128; &quot;,&quot;)" office:value-type="string" office:string-value="60," calcext:value-type="string">
            <text:p>60,</text:p>
          </table:table-cell>
          <table:table-cell table:formula="of:=COM.MICROSOFT.CONCAT([.FS2]*1+[.FS3]*2+[.FS4]*4+[.FS5]*8+[.FS6]*16+[.FS7]*32+[.FS8]*64+[.FS9]*128; &quot;,&quot;)" office:value-type="string" office:string-value="120," calcext:value-type="string">
            <text:p>120,</text:p>
          </table:table-cell>
          <table:table-cell table:formula="of:=COM.MICROSOFT.CONCAT([.FT2]*1+[.FT3]*2+[.FT4]*4+[.FT5]*8+[.FT6]*16+[.FT7]*32+[.FT8]*64+[.FT9]*128; &quot;,&quot;)" office:value-type="string" office:string-value="248," calcext:value-type="string">
            <text:p>248,</text:p>
          </table:table-cell>
          <table:table-cell table:formula="of:=COM.MICROSOFT.CONCAT([.FU2]*1+[.FU3]*2+[.FU4]*4+[.FU5]*8+[.FU6]*16+[.FU7]*32+[.FU8]*64+[.FU9]*128; &quot;,&quot;)" office:value-type="string" office:string-value="240," calcext:value-type="string">
            <text:p>240,</text:p>
          </table:table-cell>
          <table:table-cell table:formula="of:=COM.MICROSOFT.CONCAT([.FV2]*1+[.FV3]*2+[.FV4]*4+[.FV5]*8+[.FV6]*16+[.FV7]*32+[.FV8]*64+[.FV9]*128; &quot;,&quot;)" office:value-type="string" office:string-value="224," calcext:value-type="string">
            <text:p>224,</text:p>
          </table:table-cell>
          <table:table-cell table:formula="of:=COM.MICROSOFT.CONCAT([.FW2]*1+[.FW3]*2+[.FW4]*4+[.FW5]*8+[.FW6]*16+[.FW7]*32+[.FW8]*64+[.FW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FZ2]*1+[.FZ3]*2+[.FZ4]*4+[.FZ5]*8+[.FZ6]*16+[.FZ7]*32+[.FZ8]*64+[.FZ9]*128; &quot;,&quot;)" office:value-type="string" office:string-value="0," calcext:value-type="string">
            <text:p>0,</text:p>
          </table:table-cell>
          <table:table-cell table:formula="of:=COM.MICROSOFT.CONCAT([.GA2]*1+[.GA3]*2+[.GA4]*4+[.GA5]*8+[.GA6]*16+[.GA7]*32+[.GA8]*64+[.GA9]*128; &quot;,&quot;)" office:value-type="string" office:string-value="224," calcext:value-type="string">
            <text:p>224,</text:p>
          </table:table-cell>
          <table:table-cell table:formula="of:=COM.MICROSOFT.CONCAT([.GB2]*1+[.GB3]*2+[.GB4]*4+[.GB5]*8+[.GB6]*16+[.GB7]*32+[.GB8]*64+[.GB9]*128; &quot;,&quot;)" office:value-type="string" office:string-value="240," calcext:value-type="string">
            <text:p>240,</text:p>
          </table:table-cell>
          <table:table-cell table:formula="of:=COM.MICROSOFT.CONCAT([.GC2]*1+[.GC3]*2+[.GC4]*4+[.GC5]*8+[.GC6]*16+[.GC7]*32+[.GC8]*64+[.GC9]*128; &quot;,&quot;)" office:value-type="string" office:string-value="248," calcext:value-type="string">
            <text:p>248,</text:p>
          </table:table-cell>
          <table:table-cell table:formula="of:=COM.MICROSOFT.CONCAT([.GD2]*1+[.GD3]*2+[.GD4]*4+[.GD5]*8+[.GD6]*16+[.GD7]*32+[.GD8]*64+[.GD9]*128; &quot;,&quot;)" office:value-type="string" office:string-value="120," calcext:value-type="string">
            <text:p>120,</text:p>
          </table:table-cell>
          <table:table-cell table:formula="of:=COM.MICROSOFT.CONCAT([.GE2]*1+[.GE3]*2+[.GE4]*4+[.GE5]*8+[.GE6]*16+[.GE7]*32+[.GE8]*64+[.GE9]*128; &quot;,&quot;)" office:value-type="string" office:string-value="60," calcext:value-type="string">
            <text:p>60,</text:p>
          </table:table-cell>
          <table:table-cell table:formula="of:=COM.MICROSOFT.CONCAT([.GF2]*1+[.GF3]*2+[.GF4]*4+[.GF5]*8+[.GF6]*16+[.GF7]*32+[.GF8]*64+[.GF9]*128; &quot;,&quot;)" office:value-type="string" office:string-value="28," calcext:value-type="string">
            <text:p>28,</text:p>
          </table:table-cell>
          <table:table-cell table:formula="of:=COM.MICROSOFT.CONCAT([.GG2]*1+[.GG3]*2+[.GG4]*4+[.GG5]*8+[.GG6]*16+[.GG7]*32+[.GG8]*64+[.GG9]*128; &quot;,&quot;)" office:value-type="string" office:string-value="28," calcext:value-type="string">
            <text:p>28,</text:p>
          </table:table-cell>
          <table:table-cell table:formula="of:=COM.MICROSOFT.CONCAT([.GH2]*1+[.GH3]*2+[.GH4]*4+[.GH5]*8+[.GH6]*16+[.GH7]*32+[.GH8]*64+[.GH9]*128; &quot;,&quot;)" office:value-type="string" office:string-value="28," calcext:value-type="string">
            <text:p>28,</text:p>
          </table:table-cell>
          <table:table-cell table:formula="of:=COM.MICROSOFT.CONCAT([.GI2]*1+[.GI3]*2+[.GI4]*4+[.GI5]*8+[.GI6]*16+[.GI7]*32+[.GI8]*64+[.GI9]*128; &quot;,&quot;)" office:value-type="string" office:string-value="28," calcext:value-type="string">
            <text:p>28,</text:p>
          </table:table-cell>
          <table:table-cell table:formula="of:=COM.MICROSOFT.CONCAT([.GJ2]*1+[.GJ3]*2+[.GJ4]*4+[.GJ5]*8+[.GJ6]*16+[.GJ7]*32+[.GJ8]*64+[.GJ9]*128; &quot;,&quot;)" office:value-type="string" office:string-value="60," calcext:value-type="string">
            <text:p>60,</text:p>
          </table:table-cell>
          <table:table-cell table:formula="of:=COM.MICROSOFT.CONCAT([.GK2]*1+[.GK3]*2+[.GK4]*4+[.GK5]*8+[.GK6]*16+[.GK7]*32+[.GK8]*64+[.GK9]*128; &quot;,&quot;)" office:value-type="string" office:string-value="120," calcext:value-type="string">
            <text:p>120,</text:p>
          </table:table-cell>
          <table:table-cell table:formula="of:=COM.MICROSOFT.CONCAT([.GL2]*1+[.GL3]*2+[.GL4]*4+[.GL5]*8+[.GL6]*16+[.GL7]*32+[.GL8]*64+[.GL9]*128; &quot;,&quot;)" office:value-type="string" office:string-value="248," calcext:value-type="string">
            <text:p>248,</text:p>
          </table:table-cell>
          <table:table-cell table:formula="of:=COM.MICROSOFT.CONCAT([.GM2]*1+[.GM3]*2+[.GM4]*4+[.GM5]*8+[.GM6]*16+[.GM7]*32+[.GM8]*64+[.GM9]*128; &quot;,&quot;)" office:value-type="string" office:string-value="240," calcext:value-type="string">
            <text:p>240,</text:p>
          </table:table-cell>
          <table:table-cell table:formula="of:=COM.MICROSOFT.CONCAT([.GN2]*1+[.GN3]*2+[.GN4]*4+[.GN5]*8+[.GN6]*16+[.GN7]*32+[.GN8]*64+[.GN9]*128; &quot;,&quot;)" office:value-type="string" office:string-value="224," calcext:value-type="string">
            <text:p>224,</text:p>
          </table:table-cell>
          <table:table-cell table:formula="of:=COM.MICROSOFT.CONCAT([.GO2]*1+[.GO3]*2+[.GO4]*4+[.GO5]*8+[.GO6]*16+[.GO7]*32+[.GO8]*64+[.GO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GR2]*1+[.GR3]*2+[.GR4]*4+[.GR5]*8+[.GR6]*16+[.GR7]*32+[.GR8]*64+[.GR9]*128; &quot;,&quot;)" office:value-type="string" office:string-value="0," calcext:value-type="string">
            <text:p>0,</text:p>
          </table:table-cell>
          <table:table-cell table:formula="of:=COM.MICROSOFT.CONCAT([.GS2]*1+[.GS3]*2+[.GS4]*4+[.GS5]*8+[.GS6]*16+[.GS7]*32+[.GS8]*64+[.GS9]*128; &quot;,&quot;)" office:value-type="string" office:string-value="192," calcext:value-type="string">
            <text:p>192,</text:p>
          </table:table-cell>
          <table:table-cell table:formula="of:=COM.MICROSOFT.CONCAT([.GT2]*1+[.GT3]*2+[.GT4]*4+[.GT5]*8+[.GT6]*16+[.GT7]*32+[.GT8]*64+[.GT9]*128; &quot;,&quot;)" office:value-type="string" office:string-value="224," calcext:value-type="string">
            <text:p>224,</text:p>
          </table:table-cell>
          <table:table-cell table:formula="of:=COM.MICROSOFT.CONCAT([.GU2]*1+[.GU3]*2+[.GU4]*4+[.GU5]*8+[.GU6]*16+[.GU7]*32+[.GU8]*64+[.GU9]*128; &quot;,&quot;)" office:value-type="string" office:string-value="48," calcext:value-type="string">
            <text:p>48,</text:p>
          </table:table-cell>
          <table:table-cell table:formula="of:=COM.MICROSOFT.CONCAT([.GV2]*1+[.GV3]*2+[.GV4]*4+[.GV5]*8+[.GV6]*16+[.GV7]*32+[.GV8]*64+[.GV9]*128; &quot;,&quot;)" office:value-type="string" office:string-value="48," calcext:value-type="string">
            <text:p>48,</text:p>
          </table:table-cell>
          <table:table-cell table:formula="of:=COM.MICROSOFT.CONCAT([.GW2]*1+[.GW3]*2+[.GW4]*4+[.GW5]*8+[.GW6]*16+[.GW7]*32+[.GW8]*64+[.GW9]*128; &quot;,&quot;)" office:value-type="string" office:string-value="224," calcext:value-type="string">
            <text:p>224,</text:p>
          </table:table-cell>
          <table:table-cell table:formula="of:=COM.MICROSOFT.CONCAT([.GX2]*1+[.GX3]*2+[.GX4]*4+[.GX5]*8+[.GX6]*16+[.GX7]*32+[.GX8]*64+[.GX9]*128; &quot;,&quot;)" office:value-type="string" office:string-value="192," calcext:value-type="string">
            <text:p>192,</text:p>
          </table:table-cell>
          <table:table-cell table:formula="of:=COM.MICROSOFT.CONCAT([.GY2]*1+[.GY3]*2+[.GY4]*4+[.GY5]*8+[.GY6]*16+[.GY7]*32+[.GY8]*64+[.GY9]*128; &quot;,&quot;)" office:value-type="string" office:string-value="0," calcext:value-type="string">
            <text:p>0,</text:p>
          </table:table-cell>
          <table:table-cell table:formula="of:=COM.MICROSOFT.CONCAT([.GZ2]*1+[.GZ3]*2+[.GZ4]*4+[.GZ5]*8+[.GZ6]*16+[.GZ7]*32+[.GZ8]*64+[.GZ9]*128; &quot;,&quot;)" office:value-type="string" office:string-value="0," calcext:value-type="string">
            <text:p>0,</text:p>
          </table:table-cell>
          <table:table-cell table:formula="of:=COM.MICROSOFT.CONCAT([.HA2]*1+[.HA3]*2+[.HA4]*4+[.HA5]*8+[.HA6]*16+[.HA7]*32+[.HA8]*64+[.HA9]*128; &quot;,&quot;)" office:value-type="string" office:string-value="192," calcext:value-type="string">
            <text:p>192,</text:p>
          </table:table-cell>
          <table:table-cell table:formula="of:=COM.MICROSOFT.CONCAT([.HB2]*1+[.HB3]*2+[.HB4]*4+[.HB5]*8+[.HB6]*16+[.HB7]*32+[.HB8]*64+[.HB9]*128; &quot;,&quot;)" office:value-type="string" office:string-value="240," calcext:value-type="string">
            <text:p>240,</text:p>
          </table:table-cell>
          <table:table-cell table:formula="of:=COM.MICROSOFT.CONCAT([.HC2]*1+[.HC3]*2+[.HC4]*4+[.HC5]*8+[.HC6]*16+[.HC7]*32+[.HC8]*64+[.HC9]*128; &quot;,&quot;)" office:value-type="string" office:string-value="252," calcext:value-type="string">
            <text:p>252,</text:p>
          </table:table-cell>
          <table:table-cell table:formula="of:=COM.MICROSOFT.CONCAT([.HD2]*1+[.HD3]*2+[.HD4]*4+[.HD5]*8+[.HD6]*16+[.HD7]*32+[.HD8]*64+[.HD9]*128; &quot;,&quot;)" office:value-type="string" office:string-value="124," calcext:value-type="string">
            <text:p>124,</text:p>
          </table:table-cell>
          <table:table-cell table:formula="of:=COM.MICROSOFT.CONCAT([.HE2]*1+[.HE3]*2+[.HE4]*4+[.HE5]*8+[.HE6]*16+[.HE7]*32+[.HE8]*64+[.HE9]*128; &quot;,&quot;)" office:value-type="string" office:string-value="28," calcext:value-type="string">
            <text:p>28,</text:p>
          </table:table-cell>
          <table:table-cell table:formula="of:=COM.MICROSOFT.CONCAT([.HF2]*1+[.HF3]*2+[.HF4]*4+[.HF5]*8+[.HF6]*16+[.HF7]*32+[.HF8]*64+[.HF9]*128; &quot;,&quot;)" office:value-type="string" office:string-value="0," calcext:value-type="string">
            <text:p>0,</text:p>
          </table:table-cell>
          <table:table-cell table:formula="of:=COM.MICROSOFT.CONCAT([.HG2]*1+[.HG3]*2+[.HG4]*4+[.HG5]*8+[.HG6]*16+[.HG7]*32+[.HG8]*64+[.HG9]*128; &quot;,&quot;)" office:value-type="string" office:string-value="0," calcext:value-type="string">
            <text:p>0,</text:p>
          </table:table-cell>
          <table:table-cell table:number-columns-repeated="2"/>
          <table:table-cell office:value-type="string" calcext:value-type="string">
            <text:p>{</text:p>
          </table:table-cell>
          <table:table-cell table:style-name="Default" table:formula="of:=COM.MICROSOFT.CONCAT([.HK2]*1+[.HK3]*2+[.HK4]*4+[.HK5]*8+[.HK6]*16+[.HK7]*32+[.HK8]*64+[.HK9]*128; &quot;,&quot;)" office:value-type="string" office:string-value="0," calcext:value-type="string">
            <text:p>0,</text:p>
          </table:table-cell>
          <table:table-cell table:style-name="Default" table:formula="of:=COM.MICROSOFT.CONCAT([.HL2]*1+[.HL3]*2+[.HL4]*4+[.HL5]*8+[.HL6]*16+[.HL7]*32+[.HL8]*64+[.HL9]*128; &quot;,&quot;)" office:value-type="string" office:string-value="0," calcext:value-type="string">
            <text:p>0,</text:p>
          </table:table-cell>
          <table:table-cell table:style-name="Default" table:formula="of:=COM.MICROSOFT.CONCAT([.HM2]*1+[.HM3]*2+[.HM4]*4+[.HM5]*8+[.HM6]*16+[.HM7]*32+[.HM8]*64+[.HM9]*128; &quot;,&quot;)" office:value-type="string" office:string-value="0," calcext:value-type="string">
            <text:p>0,</text:p>
          </table:table-cell>
          <table:table-cell table:style-name="Default" table:formula="of:=COM.MICROSOFT.CONCAT([.HN2]*1+[.HN3]*2+[.HN4]*4+[.HN5]*8+[.HN6]*16+[.HN7]*32+[.HN8]*64+[.HN9]*128; &quot;,&quot;)" office:value-type="string" office:string-value="0," calcext:value-type="string">
            <text:p>0,</text:p>
          </table:table-cell>
          <table:table-cell table:style-name="Default" table:formula="of:=COM.MICROSOFT.CONCAT([.HO2]*1+[.HO3]*2+[.HO4]*4+[.HO5]*8+[.HO6]*16+[.HO7]*32+[.HO8]*64+[.HO9]*128; &quot;,&quot;)" office:value-type="string" office:string-value="0," calcext:value-type="string">
            <text:p>0,</text:p>
          </table:table-cell>
          <table:table-cell table:style-name="Default" table:formula="of:=COM.MICROSOFT.CONCAT([.HP2]*1+[.HP3]*2+[.HP4]*4+[.HP5]*8+[.HP6]*16+[.HP7]*32+[.HP8]*64+[.HP9]*128; &quot;,&quot;)" office:value-type="string" office:string-value="240," calcext:value-type="string">
            <text:p>240,</text:p>
          </table:table-cell>
          <table:table-cell table:style-name="Default" table:formula="of:=COM.MICROSOFT.CONCAT([.HQ2]*1+[.HQ3]*2+[.HQ4]*4+[.HQ5]*8+[.HQ6]*16+[.HQ7]*32+[.HQ8]*64+[.HQ9]*128; &quot;,&quot;)" office:value-type="string" office:string-value="248," calcext:value-type="string">
            <text:p>248,</text:p>
          </table:table-cell>
          <table:table-cell table:style-name="Default" table:formula="of:=COM.MICROSOFT.CONCAT([.HR2]*1+[.HR3]*2+[.HR4]*4+[.HR5]*8+[.HR6]*16+[.HR7]*32+[.HR8]*64+[.HR9]*128; &quot;,&quot;)" office:value-type="string" office:string-value="252," calcext:value-type="string">
            <text:p>252,</text:p>
          </table:table-cell>
          <table:table-cell table:style-name="Default" table:formula="of:=COM.MICROSOFT.CONCAT([.HS2]*1+[.HS3]*2+[.HS4]*4+[.HS5]*8+[.HS6]*16+[.HS7]*32+[.HS8]*64+[.HS9]*128; &quot;,&quot;)" office:value-type="string" office:string-value="92," calcext:value-type="string">
            <text:p>92,</text:p>
          </table:table-cell>
          <table:table-cell table:style-name="Default" table:formula="of:=COM.MICROSOFT.CONCAT([.HT2]*1+[.HT3]*2+[.HT4]*4+[.HT5]*8+[.HT6]*16+[.HT7]*32+[.HT8]*64+[.HT9]*128; &quot;,&quot;)" office:value-type="string" office:string-value="88," calcext:value-type="string">
            <text:p>88,</text:p>
          </table:table-cell>
          <table:table-cell table:style-name="Default" table:formula="of:=COM.MICROSOFT.CONCAT([.HU2]*1+[.HU3]*2+[.HU4]*4+[.HU5]*8+[.HU6]*16+[.HU7]*32+[.HU8]*64+[.HU9]*128; &quot;,&quot;)" office:value-type="string" office:string-value="240," calcext:value-type="string">
            <text:p>240,</text:p>
          </table:table-cell>
          <table:table-cell table:style-name="Default" table:formula="of:=COM.MICROSOFT.CONCAT([.HV2]*1+[.HV3]*2+[.HV4]*4+[.HV5]*8+[.HV6]*16+[.HV7]*32+[.HV8]*64+[.HV9]*128; &quot;,&quot;)" office:value-type="string" office:string-value="0," calcext:value-type="string">
            <text:p>0,</text:p>
          </table:table-cell>
          <table:table-cell table:style-name="Default" table:formula="of:=COM.MICROSOFT.CONCAT([.HW2]*1+[.HW3]*2+[.HW4]*4+[.HW5]*8+[.HW6]*16+[.HW7]*32+[.HW8]*64+[.HW9]*128; &quot;,&quot;)" office:value-type="string" office:string-value="0," calcext:value-type="string">
            <text:p>0,</text:p>
          </table:table-cell>
          <table:table-cell table:style-name="Default" table:formula="of:=COM.MICROSOFT.CONCAT([.HX2]*1+[.HX3]*2+[.HX4]*4+[.HX5]*8+[.HX6]*16+[.HX7]*32+[.HX8]*64+[.HX9]*128; &quot;,&quot;)" office:value-type="string" office:string-value="0," calcext:value-type="string">
            <text:p>0,</text:p>
          </table:table-cell>
          <table:table-cell table:style-name="Default" table:formula="of:=COM.MICROSOFT.CONCAT([.HY2]*1+[.HY3]*2+[.HY4]*4+[.HY5]*8+[.HY6]*16+[.HY7]*32+[.HY8]*64+[.HY9]*128; &quot;,&quot;)" office:value-type="string" office:string-value="0," calcext:value-type="string">
            <text:p>0,</text:p>
          </table:table-cell>
          <table:table-cell table:style-name="Default" table:formula="of:=COM.MICROSOFT.CONCAT([.HZ2]*1+[.HZ3]*2+[.HZ4]*4+[.HZ5]*8+[.HZ6]*16+[.HZ7]*32+[.HZ8]*64+[.HZ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style-name="Default" table:formula="of:=COM.MICROSOFT.CONCAT([.IC2]*1+[.IC3]*2+[.IC4]*4+[.IC5]*8+[.IC6]*16+[.IC7]*32+[.IC8]*64+[.IC9]*128; &quot;,&quot;)" office:value-type="string" office:string-value="0," calcext:value-type="string">
            <text:p>0,</text:p>
          </table:table-cell>
          <table:table-cell table:style-name="Default" table:formula="of:=COM.MICROSOFT.CONCAT([.ID2]*1+[.ID3]*2+[.ID4]*4+[.ID5]*8+[.ID6]*16+[.ID7]*32+[.ID8]*64+[.ID9]*128; &quot;,&quot;)" office:value-type="string" office:string-value="0," calcext:value-type="string">
            <text:p>0,</text:p>
          </table:table-cell>
          <table:table-cell table:style-name="Default" table:formula="of:=COM.MICROSOFT.CONCAT([.IE2]*1+[.IE3]*2+[.IE4]*4+[.IE5]*8+[.IE6]*16+[.IE7]*32+[.IE8]*64+[.IE9]*128; &quot;,&quot;)" office:value-type="string" office:string-value="0," calcext:value-type="string">
            <text:p>0,</text:p>
          </table:table-cell>
          <table:table-cell table:style-name="Default" table:formula="of:=COM.MICROSOFT.CONCAT([.IF2]*1+[.IF3]*2+[.IF4]*4+[.IF5]*8+[.IF6]*16+[.IF7]*32+[.IF8]*64+[.IF9]*128; &quot;,&quot;)" office:value-type="string" office:string-value="0," calcext:value-type="string">
            <text:p>0,</text:p>
          </table:table-cell>
          <table:table-cell table:style-name="Default" table:formula="of:=COM.MICROSOFT.CONCAT([.IG2]*1+[.IG3]*2+[.IG4]*4+[.IG5]*8+[.IG6]*16+[.IG7]*32+[.IG8]*64+[.IG9]*128; &quot;,&quot;)" office:value-type="string" office:string-value="128," calcext:value-type="string">
            <text:p>128,</text:p>
          </table:table-cell>
          <table:table-cell table:style-name="Default" table:formula="of:=COM.MICROSOFT.CONCAT([.IH2]*1+[.IH3]*2+[.IH4]*4+[.IH5]*8+[.IH6]*16+[.IH7]*32+[.IH8]*64+[.IH9]*128; &quot;,&quot;)" office:value-type="string" office:string-value="224," calcext:value-type="string">
            <text:p>224,</text:p>
          </table:table-cell>
          <table:table-cell table:style-name="Default" table:formula="of:=COM.MICROSOFT.CONCAT([.II2]*1+[.II3]*2+[.II4]*4+[.II5]*8+[.II6]*16+[.II7]*32+[.II8]*64+[.II9]*128; &quot;,&quot;)" office:value-type="string" office:string-value="248," calcext:value-type="string">
            <text:p>248,</text:p>
          </table:table-cell>
          <table:table-cell table:style-name="Default" table:formula="of:=COM.MICROSOFT.CONCAT([.IJ2]*1+[.IJ3]*2+[.IJ4]*4+[.IJ5]*8+[.IJ6]*16+[.IJ7]*32+[.IJ8]*64+[.IJ9]*128; &quot;,&quot;)" office:value-type="string" office:string-value="236," calcext:value-type="string">
            <text:p>236,</text:p>
          </table:table-cell>
          <table:table-cell table:style-name="Default" table:formula="of:=COM.MICROSOFT.CONCAT([.IK2]*1+[.IK3]*2+[.IK4]*4+[.IK5]*8+[.IK6]*16+[.IK7]*32+[.IK8]*64+[.IK9]*128; &quot;,&quot;)" office:value-type="string" office:string-value="236," calcext:value-type="string">
            <text:p>236,</text:p>
          </table:table-cell>
          <table:table-cell table:style-name="Default" table:formula="of:=COM.MICROSOFT.CONCAT([.IL2]*1+[.IL3]*2+[.IL4]*4+[.IL5]*8+[.IL6]*16+[.IL7]*32+[.IL8]*64+[.IL9]*128; &quot;,&quot;)" office:value-type="string" office:string-value="248," calcext:value-type="string">
            <text:p>248,</text:p>
          </table:table-cell>
          <table:table-cell table:style-name="Default" table:formula="of:=COM.MICROSOFT.CONCAT([.IM2]*1+[.IM3]*2+[.IM4]*4+[.IM5]*8+[.IM6]*16+[.IM7]*32+[.IM8]*64+[.IM9]*128; &quot;,&quot;)" office:value-type="string" office:string-value="224," calcext:value-type="string">
            <text:p>224,</text:p>
          </table:table-cell>
          <table:table-cell table:style-name="Default" table:formula="of:=COM.MICROSOFT.CONCAT([.IN2]*1+[.IN3]*2+[.IN4]*4+[.IN5]*8+[.IN6]*16+[.IN7]*32+[.IN8]*64+[.IN9]*128; &quot;,&quot;)" office:value-type="string" office:string-value="128," calcext:value-type="string">
            <text:p>128,</text:p>
          </table:table-cell>
          <table:table-cell table:style-name="Default" table:formula="of:=COM.MICROSOFT.CONCAT([.IO2]*1+[.IO3]*2+[.IO4]*4+[.IO5]*8+[.IO6]*16+[.IO7]*32+[.IO8]*64+[.IO9]*128; &quot;,&quot;)" office:value-type="string" office:string-value="0," calcext:value-type="string">
            <text:p>0,</text:p>
          </table:table-cell>
          <table:table-cell table:style-name="Default" table:formula="of:=COM.MICROSOFT.CONCAT([.IP2]*1+[.IP3]*2+[.IP4]*4+[.IP5]*8+[.IP6]*16+[.IP7]*32+[.IP8]*64+[.IP9]*128; &quot;,&quot;)" office:value-type="string" office:string-value="0," calcext:value-type="string">
            <text:p>0,</text:p>
          </table:table-cell>
          <table:table-cell table:style-name="Default" table:formula="of:=COM.MICROSOFT.CONCAT([.IQ2]*1+[.IQ3]*2+[.IQ4]*4+[.IQ5]*8+[.IQ6]*16+[.IQ7]*32+[.IQ8]*64+[.IQ9]*128; &quot;,&quot;)" office:value-type="string" office:string-value="0," calcext:value-type="string">
            <text:p>0,</text:p>
          </table:table-cell>
          <table:table-cell table:style-name="Default" table:formula="of:=COM.MICROSOFT.CONCAT([.IR2]*1+[.IR3]*2+[.IR4]*4+[.IR5]*8+[.IR6]*16+[.IR7]*32+[.IR8]*64+[.IR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IU2]*1+[.IU3]*2+[.IU4]*4+[.IU5]*8+[.IU6]*16+[.IU7]*32+[.IU8]*64+[.IU9]*128; &quot;,&quot;)" office:value-type="string" office:string-value="0," calcext:value-type="string">
            <text:p>0,</text:p>
          </table:table-cell>
          <table:table-cell table:formula="of:=COM.MICROSOFT.CONCAT([.IV2]*1+[.IV3]*2+[.IV4]*4+[.IV5]*8+[.IV6]*16+[.IV7]*32+[.IV8]*64+[.IV9]*128; &quot;,&quot;)" office:value-type="string" office:string-value="0," calcext:value-type="string">
            <text:p>0,</text:p>
          </table:table-cell>
          <table:table-cell table:formula="of:=COM.MICROSOFT.CONCAT([.IW2]*1+[.IW3]*2+[.IW4]*4+[.IW5]*8+[.IW6]*16+[.IW7]*32+[.IW8]*64+[.IW9]*128; &quot;,&quot;)" office:value-type="string" office:string-value="0," calcext:value-type="string">
            <text:p>0,</text:p>
          </table:table-cell>
          <table:table-cell table:formula="of:=COM.MICROSOFT.CONCAT([.IX2]*1+[.IX3]*2+[.IX4]*4+[.IX5]*8+[.IX6]*16+[.IX7]*32+[.IX8]*64+[.IX9]*128; &quot;,&quot;)" office:value-type="string" office:string-value="0," calcext:value-type="string">
            <text:p>0,</text:p>
          </table:table-cell>
          <table:table-cell table:formula="of:=COM.MICROSOFT.CONCAT([.IY2]*1+[.IY3]*2+[.IY4]*4+[.IY5]*8+[.IY6]*16+[.IY7]*32+[.IY8]*64+[.IY9]*128; &quot;,&quot;)" office:value-type="string" office:string-value="0," calcext:value-type="string">
            <text:p>0,</text:p>
          </table:table-cell>
          <table:table-cell table:formula="of:=COM.MICROSOFT.CONCAT([.IZ2]*1+[.IZ3]*2+[.IZ4]*4+[.IZ5]*8+[.IZ6]*16+[.IZ7]*32+[.IZ8]*64+[.IZ9]*128; &quot;,&quot;)" office:value-type="string" office:string-value="0," calcext:value-type="string">
            <text:p>0,</text:p>
          </table:table-cell>
          <table:table-cell table:formula="of:=COM.MICROSOFT.CONCAT([.JA2]*1+[.JA3]*2+[.JA4]*4+[.JA5]*8+[.JA6]*16+[.JA7]*32+[.JA8]*64+[.JA9]*128; &quot;,&quot;)" office:value-type="string" office:string-value="0," calcext:value-type="string">
            <text:p>0,</text:p>
          </table:table-cell>
          <table:table-cell table:formula="of:=COM.MICROSOFT.CONCAT([.JB2]*1+[.JB3]*2+[.JB4]*4+[.JB5]*8+[.JB6]*16+[.JB7]*32+[.JB8]*64+[.JB9]*128; &quot;,&quot;)" office:value-type="string" office:string-value="0," calcext:value-type="string">
            <text:p>0,</text:p>
          </table:table-cell>
          <table:table-cell table:formula="of:=COM.MICROSOFT.CONCAT([.JC2]*1+[.JC3]*2+[.JC4]*4+[.JC5]*8+[.JC6]*16+[.JC7]*32+[.JC8]*64+[.JC9]*128; &quot;,&quot;)" office:value-type="string" office:string-value="0," calcext:value-type="string">
            <text:p>0,</text:p>
          </table:table-cell>
          <table:table-cell table:formula="of:=COM.MICROSOFT.CONCAT([.JD2]*1+[.JD3]*2+[.JD4]*4+[.JD5]*8+[.JD6]*16+[.JD7]*32+[.JD8]*64+[.JD9]*128; &quot;,&quot;)" office:value-type="string" office:string-value="0," calcext:value-type="string">
            <text:p>0,</text:p>
          </table:table-cell>
          <table:table-cell table:formula="of:=COM.MICROSOFT.CONCAT([.JE2]*1+[.JE3]*2+[.JE4]*4+[.JE5]*8+[.JE6]*16+[.JE7]*32+[.JE8]*64+[.JE9]*128; &quot;,&quot;)" office:value-type="string" office:string-value="0," calcext:value-type="string">
            <text:p>0,</text:p>
          </table:table-cell>
          <table:table-cell table:formula="of:=COM.MICROSOFT.CONCAT([.JF2]*1+[.JF3]*2+[.JF4]*4+[.JF5]*8+[.JF6]*16+[.JF7]*32+[.JF8]*64+[.JF9]*128; &quot;,&quot;)" office:value-type="string" office:string-value="0," calcext:value-type="string">
            <text:p>0,</text:p>
          </table:table-cell>
          <table:table-cell table:formula="of:=COM.MICROSOFT.CONCAT([.JG2]*1+[.JG3]*2+[.JG4]*4+[.JG5]*8+[.JG6]*16+[.JG7]*32+[.JG8]*64+[.JG9]*128; &quot;,&quot;)" office:value-type="string" office:string-value="0," calcext:value-type="string">
            <text:p>0,</text:p>
          </table:table-cell>
          <table:table-cell table:formula="of:=COM.MICROSOFT.CONCAT([.JH2]*1+[.JH3]*2+[.JH4]*4+[.JH5]*8+[.JH6]*16+[.JH7]*32+[.JH8]*64+[.JH9]*128; &quot;,&quot;)" office:value-type="string" office:string-value="0," calcext:value-type="string">
            <text:p>0,</text:p>
          </table:table-cell>
          <table:table-cell table:formula="of:=COM.MICROSOFT.CONCAT([.JI2]*1+[.JI3]*2+[.JI4]*4+[.JI5]*8+[.JI6]*16+[.JI7]*32+[.JI8]*64+[.JI9]*128; &quot;,&quot;)" office:value-type="string" office:string-value="0," calcext:value-type="string">
            <text:p>0,</text:p>
          </table:table-cell>
          <table:table-cell table:formula="of:=COM.MICROSOFT.CONCAT([.JJ2]*1+[.JJ3]*2+[.JJ4]*4+[.JJ5]*8+[.JJ6]*16+[.JJ7]*32+[.JJ8]*64+[.JJ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JM2]*1+[.JM3]*2+[.JM4]*4+[.JM5]*8+[.JM6]*16+[.JM7]*32+[.JM8]*64+[.JM9]*128; &quot;,&quot;)" office:value-type="string" office:string-value="0," calcext:value-type="string">
            <text:p>0,</text:p>
          </table:table-cell>
          <table:table-cell table:formula="of:=COM.MICROSOFT.CONCAT([.JN2]*1+[.JN3]*2+[.JN4]*4+[.JN5]*8+[.JN6]*16+[.JN7]*32+[.JN8]*64+[.JN9]*128; &quot;,&quot;)" office:value-type="string" office:string-value="0," calcext:value-type="string">
            <text:p>0,</text:p>
          </table:table-cell>
          <table:table-cell table:formula="of:=COM.MICROSOFT.CONCAT([.JO2]*1+[.JO3]*2+[.JO4]*4+[.JO5]*8+[.JO6]*16+[.JO7]*32+[.JO8]*64+[.JO9]*128; &quot;,&quot;)" office:value-type="string" office:string-value="0," calcext:value-type="string">
            <text:p>0,</text:p>
          </table:table-cell>
          <table:table-cell table:formula="of:=COM.MICROSOFT.CONCAT([.JP2]*1+[.JP3]*2+[.JP4]*4+[.JP5]*8+[.JP6]*16+[.JP7]*32+[.JP8]*64+[.JP9]*128; &quot;,&quot;)" office:value-type="string" office:string-value="0," calcext:value-type="string">
            <text:p>0,</text:p>
          </table:table-cell>
          <table:table-cell table:formula="of:=COM.MICROSOFT.CONCAT([.JQ2]*1+[.JQ3]*2+[.JQ4]*4+[.JQ5]*8+[.JQ6]*16+[.JQ7]*32+[.JQ8]*64+[.JQ9]*128; &quot;,&quot;)" office:value-type="string" office:string-value="0," calcext:value-type="string">
            <text:p>0,</text:p>
          </table:table-cell>
          <table:table-cell table:formula="of:=COM.MICROSOFT.CONCAT([.JR2]*1+[.JR3]*2+[.JR4]*4+[.JR5]*8+[.JR6]*16+[.JR7]*32+[.JR8]*64+[.JR9]*128; &quot;,&quot;)" office:value-type="string" office:string-value="0," calcext:value-type="string">
            <text:p>0,</text:p>
          </table:table-cell>
          <table:table-cell table:formula="of:=COM.MICROSOFT.CONCAT([.JS2]*1+[.JS3]*2+[.JS4]*4+[.JS5]*8+[.JS6]*16+[.JS7]*32+[.JS8]*64+[.JS9]*128; &quot;,&quot;)" office:value-type="string" office:string-value="0," calcext:value-type="string">
            <text:p>0,</text:p>
          </table:table-cell>
          <table:table-cell table:formula="of:=COM.MICROSOFT.CONCAT([.JT2]*1+[.JT3]*2+[.JT4]*4+[.JT5]*8+[.JT6]*16+[.JT7]*32+[.JT8]*64+[.JT9]*128; &quot;,&quot;)" office:value-type="string" office:string-value="0," calcext:value-type="string">
            <text:p>0,</text:p>
          </table:table-cell>
          <table:table-cell table:formula="of:=COM.MICROSOFT.CONCAT([.JU2]*1+[.JU3]*2+[.JU4]*4+[.JU5]*8+[.JU6]*16+[.JU7]*32+[.JU8]*64+[.JU9]*128; &quot;,&quot;)" office:value-type="string" office:string-value="0," calcext:value-type="string">
            <text:p>0,</text:p>
          </table:table-cell>
          <table:table-cell table:formula="of:=COM.MICROSOFT.CONCAT([.JV2]*1+[.JV3]*2+[.JV4]*4+[.JV5]*8+[.JV6]*16+[.JV7]*32+[.JV8]*64+[.JV9]*128; &quot;,&quot;)" office:value-type="string" office:string-value="0," calcext:value-type="string">
            <text:p>0,</text:p>
          </table:table-cell>
          <table:table-cell table:formula="of:=COM.MICROSOFT.CONCAT([.JW2]*1+[.JW3]*2+[.JW4]*4+[.JW5]*8+[.JW6]*16+[.JW7]*32+[.JW8]*64+[.JW9]*128; &quot;,&quot;)" office:value-type="string" office:string-value="0," calcext:value-type="string">
            <text:p>0,</text:p>
          </table:table-cell>
          <table:table-cell table:formula="of:=COM.MICROSOFT.CONCAT([.JX2]*1+[.JX3]*2+[.JX4]*4+[.JX5]*8+[.JX6]*16+[.JX7]*32+[.JX8]*64+[.JX9]*128; &quot;,&quot;)" office:value-type="string" office:string-value="0," calcext:value-type="string">
            <text:p>0,</text:p>
          </table:table-cell>
          <table:table-cell table:formula="of:=COM.MICROSOFT.CONCAT([.JY2]*1+[.JY3]*2+[.JY4]*4+[.JY5]*8+[.JY6]*16+[.JY7]*32+[.JY8]*64+[.JY9]*128; &quot;,&quot;)" office:value-type="string" office:string-value="0," calcext:value-type="string">
            <text:p>0,</text:p>
          </table:table-cell>
          <table:table-cell table:formula="of:=COM.MICROSOFT.CONCAT([.JZ2]*1+[.JZ3]*2+[.JZ4]*4+[.JZ5]*8+[.JZ6]*16+[.JZ7]*32+[.JZ8]*64+[.JZ9]*128; &quot;,&quot;)" office:value-type="string" office:string-value="0," calcext:value-type="string">
            <text:p>0,</text:p>
          </table:table-cell>
          <table:table-cell table:formula="of:=COM.MICROSOFT.CONCAT([.KA2]*1+[.KA3]*2+[.KA4]*4+[.KA5]*8+[.KA6]*16+[.KA7]*32+[.KA8]*64+[.KA9]*128; &quot;,&quot;)" office:value-type="string" office:string-value="0," calcext:value-type="string">
            <text:p>0,</text:p>
          </table:table-cell>
          <table:table-cell table:formula="of:=COM.MICROSOFT.CONCAT([.KB2]*1+[.KB3]*2+[.KB4]*4+[.KB5]*8+[.KB6]*16+[.KB7]*32+[.KB8]*64+[.KB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KE2]*1+[.KE3]*2+[.KE4]*4+[.KE5]*8+[.KE6]*16+[.KE7]*32+[.KE8]*64+[.KE9]*128; &quot;,&quot;)" office:value-type="string" office:string-value="0," calcext:value-type="string">
            <text:p>0,</text:p>
          </table:table-cell>
          <table:table-cell table:formula="of:=COM.MICROSOFT.CONCAT([.KF2]*1+[.KF3]*2+[.KF4]*4+[.KF5]*8+[.KF6]*16+[.KF7]*32+[.KF8]*64+[.KF9]*128; &quot;,&quot;)" office:value-type="string" office:string-value="0," calcext:value-type="string">
            <text:p>0,</text:p>
          </table:table-cell>
          <table:table-cell table:formula="of:=COM.MICROSOFT.CONCAT([.KG2]*1+[.KG3]*2+[.KG4]*4+[.KG5]*8+[.KG6]*16+[.KG7]*32+[.KG8]*64+[.KG9]*128; &quot;,&quot;)" office:value-type="string" office:string-value="0," calcext:value-type="string">
            <text:p>0,</text:p>
          </table:table-cell>
          <table:table-cell table:formula="of:=COM.MICROSOFT.CONCAT([.KH2]*1+[.KH3]*2+[.KH4]*4+[.KH5]*8+[.KH6]*16+[.KH7]*32+[.KH8]*64+[.KH9]*128; &quot;,&quot;)" office:value-type="string" office:string-value="0," calcext:value-type="string">
            <text:p>0,</text:p>
          </table:table-cell>
          <table:table-cell table:formula="of:=COM.MICROSOFT.CONCAT([.KI2]*1+[.KI3]*2+[.KI4]*4+[.KI5]*8+[.KI6]*16+[.KI7]*32+[.KI8]*64+[.KI9]*128; &quot;,&quot;)" office:value-type="string" office:string-value="0," calcext:value-type="string">
            <text:p>0,</text:p>
          </table:table-cell>
          <table:table-cell table:formula="of:=COM.MICROSOFT.CONCAT([.KJ2]*1+[.KJ3]*2+[.KJ4]*4+[.KJ5]*8+[.KJ6]*16+[.KJ7]*32+[.KJ8]*64+[.KJ9]*128; &quot;,&quot;)" office:value-type="string" office:string-value="0," calcext:value-type="string">
            <text:p>0,</text:p>
          </table:table-cell>
          <table:table-cell table:formula="of:=COM.MICROSOFT.CONCAT([.KK2]*1+[.KK3]*2+[.KK4]*4+[.KK5]*8+[.KK6]*16+[.KK7]*32+[.KK8]*64+[.KK9]*128; &quot;,&quot;)" office:value-type="string" office:string-value="252," calcext:value-type="string">
            <text:p>252,</text:p>
          </table:table-cell>
          <table:table-cell table:formula="of:=COM.MICROSOFT.CONCAT([.KL2]*1+[.KL3]*2+[.KL4]*4+[.KL5]*8+[.KL6]*16+[.KL7]*32+[.KL8]*64+[.KL9]*128; &quot;,&quot;)" office:value-type="string" office:string-value="252," calcext:value-type="string">
            <text:p>252,</text:p>
          </table:table-cell>
          <table:table-cell table:formula="of:=COM.MICROSOFT.CONCAT([.KM2]*1+[.KM3]*2+[.KM4]*4+[.KM5]*8+[.KM6]*16+[.KM7]*32+[.KM8]*64+[.KM9]*128; &quot;,&quot;)" office:value-type="string" office:string-value="252," calcext:value-type="string">
            <text:p>252,</text:p>
          </table:table-cell>
          <table:table-cell table:formula="of:=COM.MICROSOFT.CONCAT([.KN2]*1+[.KN3]*2+[.KN4]*4+[.KN5]*8+[.KN6]*16+[.KN7]*32+[.KN8]*64+[.KN9]*128; &quot;,&quot;)" office:value-type="string" office:string-value="252," calcext:value-type="string">
            <text:p>252,</text:p>
          </table:table-cell>
          <table:table-cell table:formula="of:=COM.MICROSOFT.CONCAT([.KO2]*1+[.KO3]*2+[.KO4]*4+[.KO5]*8+[.KO6]*16+[.KO7]*32+[.KO8]*64+[.KO9]*128; &quot;,&quot;)" office:value-type="string" office:string-value="0," calcext:value-type="string">
            <text:p>0,</text:p>
          </table:table-cell>
          <table:table-cell table:formula="of:=COM.MICROSOFT.CONCAT([.KP2]*1+[.KP3]*2+[.KP4]*4+[.KP5]*8+[.KP6]*16+[.KP7]*32+[.KP8]*64+[.KP9]*128; &quot;,&quot;)" office:value-type="string" office:string-value="0," calcext:value-type="string">
            <text:p>0,</text:p>
          </table:table-cell>
          <table:table-cell table:formula="of:=COM.MICROSOFT.CONCAT([.KQ2]*1+[.KQ3]*2+[.KQ4]*4+[.KQ5]*8+[.KQ6]*16+[.KQ7]*32+[.KQ8]*64+[.KQ9]*128; &quot;,&quot;)" office:value-type="string" office:string-value="0," calcext:value-type="string">
            <text:p>0,</text:p>
          </table:table-cell>
          <table:table-cell table:formula="of:=COM.MICROSOFT.CONCAT([.KR2]*1+[.KR3]*2+[.KR4]*4+[.KR5]*8+[.KR6]*16+[.KR7]*32+[.KR8]*64+[.KR9]*128; &quot;,&quot;)" office:value-type="string" office:string-value="0," calcext:value-type="string">
            <text:p>0,</text:p>
          </table:table-cell>
          <table:table-cell table:formula="of:=COM.MICROSOFT.CONCAT([.KS2]*1+[.KS3]*2+[.KS4]*4+[.KS5]*8+[.KS6]*16+[.KS7]*32+[.KS8]*64+[.KS9]*128; &quot;,&quot;)" office:value-type="string" office:string-value="0," calcext:value-type="string">
            <text:p>0,</text:p>
          </table:table-cell>
          <table:table-cell table:formula="of:=COM.MICROSOFT.CONCAT([.KT2]*1+[.KT3]*2+[.KT4]*4+[.KT5]*8+[.KT6]*16+[.KT7]*32+[.KT8]*64+[.KT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KW2]*1+[.KW3]*2+[.KW4]*4+[.KW5]*8+[.KW6]*16+[.KW7]*32+[.KW8]*64+[.KW9]*128; &quot;,&quot;)" office:value-type="string" office:string-value="0," calcext:value-type="string">
            <text:p>0,</text:p>
          </table:table-cell>
          <table:table-cell table:formula="of:=COM.MICROSOFT.CONCAT([.KX2]*1+[.KX3]*2+[.KX4]*4+[.KX5]*8+[.KX6]*16+[.KX7]*32+[.KX8]*64+[.KX9]*128; &quot;,&quot;)" office:value-type="string" office:string-value="252," calcext:value-type="string">
            <text:p>252,</text:p>
          </table:table-cell>
          <table:table-cell table:formula="of:=COM.MICROSOFT.CONCAT([.KY2]*1+[.KY3]*2+[.KY4]*4+[.KY5]*8+[.KY6]*16+[.KY7]*32+[.KY8]*64+[.KY9]*128; &quot;,&quot;)" office:value-type="string" office:string-value="252," calcext:value-type="string">
            <text:p>252,</text:p>
          </table:table-cell>
          <table:table-cell table:formula="of:=COM.MICROSOFT.CONCAT([.KZ2]*1+[.KZ3]*2+[.KZ4]*4+[.KZ5]*8+[.KZ6]*16+[.KZ7]*32+[.KZ8]*64+[.KZ9]*128; &quot;,&quot;)" office:value-type="string" office:string-value="252," calcext:value-type="string">
            <text:p>252,</text:p>
          </table:table-cell>
          <table:table-cell table:formula="of:=COM.MICROSOFT.CONCAT([.LA2]*1+[.LA3]*2+[.LA4]*4+[.LA5]*8+[.LA6]*16+[.LA7]*32+[.LA8]*64+[.LA9]*128; &quot;,&quot;)" office:value-type="string" office:string-value="252," calcext:value-type="string">
            <text:p>252,</text:p>
          </table:table-cell>
          <table:table-cell table:formula="of:=COM.MICROSOFT.CONCAT([.LB2]*1+[.LB3]*2+[.LB4]*4+[.LB5]*8+[.LB6]*16+[.LB7]*32+[.LB8]*64+[.LB9]*128; &quot;,&quot;)" office:value-type="string" office:string-value="248," calcext:value-type="string">
            <text:p>248,</text:p>
          </table:table-cell>
          <table:table-cell table:formula="of:=COM.MICROSOFT.CONCAT([.LC2]*1+[.LC3]*2+[.LC4]*4+[.LC5]*8+[.LC6]*16+[.LC7]*32+[.LC8]*64+[.LC9]*128; &quot;,&quot;)" office:value-type="string" office:string-value="240," calcext:value-type="string">
            <text:p>240,</text:p>
          </table:table-cell>
          <table:table-cell table:formula="of:=COM.MICROSOFT.CONCAT([.LD2]*1+[.LD3]*2+[.LD4]*4+[.LD5]*8+[.LD6]*16+[.LD7]*32+[.LD8]*64+[.LD9]*128; &quot;,&quot;)" office:value-type="string" office:string-value="192," calcext:value-type="string">
            <text:p>192,</text:p>
          </table:table-cell>
          <table:table-cell table:formula="of:=COM.MICROSOFT.CONCAT([.LE2]*1+[.LE3]*2+[.LE4]*4+[.LE5]*8+[.LE6]*16+[.LE7]*32+[.LE8]*64+[.LE9]*128; &quot;,&quot;)" office:value-type="string" office:string-value="192," calcext:value-type="string">
            <text:p>192,</text:p>
          </table:table-cell>
          <table:table-cell table:formula="of:=COM.MICROSOFT.CONCAT([.LF2]*1+[.LF3]*2+[.LF4]*4+[.LF5]*8+[.LF6]*16+[.LF7]*32+[.LF8]*64+[.LF9]*128; &quot;,&quot;)" office:value-type="string" office:string-value="240," calcext:value-type="string">
            <text:p>240,</text:p>
          </table:table-cell>
          <table:table-cell table:formula="of:=COM.MICROSOFT.CONCAT([.LG2]*1+[.LG3]*2+[.LG4]*4+[.LG5]*8+[.LG6]*16+[.LG7]*32+[.LG8]*64+[.LG9]*128; &quot;,&quot;)" office:value-type="string" office:string-value="248," calcext:value-type="string">
            <text:p>248,</text:p>
          </table:table-cell>
          <table:table-cell table:formula="of:=COM.MICROSOFT.CONCAT([.LH2]*1+[.LH3]*2+[.LH4]*4+[.LH5]*8+[.LH6]*16+[.LH7]*32+[.LH8]*64+[.LH9]*128; &quot;,&quot;)" office:value-type="string" office:string-value="252," calcext:value-type="string">
            <text:p>252,</text:p>
          </table:table-cell>
          <table:table-cell table:formula="of:=COM.MICROSOFT.CONCAT([.LI2]*1+[.LI3]*2+[.LI4]*4+[.LI5]*8+[.LI6]*16+[.LI7]*32+[.LI8]*64+[.LI9]*128; &quot;,&quot;)" office:value-type="string" office:string-value="252," calcext:value-type="string">
            <text:p>252,</text:p>
          </table:table-cell>
          <table:table-cell table:formula="of:=COM.MICROSOFT.CONCAT([.LJ2]*1+[.LJ3]*2+[.LJ4]*4+[.LJ5]*8+[.LJ6]*16+[.LJ7]*32+[.LJ8]*64+[.LJ9]*128; &quot;,&quot;)" office:value-type="string" office:string-value="252," calcext:value-type="string">
            <text:p>252,</text:p>
          </table:table-cell>
          <table:table-cell table:formula="of:=COM.MICROSOFT.CONCAT([.LK2]*1+[.LK3]*2+[.LK4]*4+[.LK5]*8+[.LK6]*16+[.LK7]*32+[.LK8]*64+[.LK9]*128; &quot;,&quot;)" office:value-type="string" office:string-value="252," calcext:value-type="string">
            <text:p>252,</text:p>
          </table:table-cell>
          <table:table-cell table:formula="of:=COM.MICROSOFT.CONCAT([.LL2]*1+[.LL3]*2+[.LL4]*4+[.LL5]*8+[.LL6]*16+[.LL7]*32+[.LL8]*64+[.LL9]*128; &quot;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{</text:p>
          </table:table-cell>
          <table:table-cell table:formula="of:=COM.MICROSOFT.CONCAT([.LO2]*1+[.LO3]*2+[.LO4]*4+[.LO5]*8+[.LO6]*16+[.LO7]*32+[.LO8]*64+[.LO9]*128; &quot;,&quot;)" office:value-type="string" office:string-value="0," calcext:value-type="string">
            <text:p>0,</text:p>
          </table:table-cell>
          <table:table-cell table:formula="of:=COM.MICROSOFT.CONCAT([.LP2]*1+[.LP3]*2+[.LP4]*4+[.LP5]*8+[.LP6]*16+[.LP7]*32+[.LP8]*64+[.LP9]*128; &quot;,&quot;)" office:value-type="string" office:string-value="252," calcext:value-type="string">
            <text:p>252,</text:p>
          </table:table-cell>
          <table:table-cell table:formula="of:=COM.MICROSOFT.CONCAT([.LQ2]*1+[.LQ3]*2+[.LQ4]*4+[.LQ5]*8+[.LQ6]*16+[.LQ7]*32+[.LQ8]*64+[.LQ9]*128; &quot;,&quot;)" office:value-type="string" office:string-value="252," calcext:value-type="string">
            <text:p>252,</text:p>
          </table:table-cell>
          <table:table-cell table:formula="of:=COM.MICROSOFT.CONCAT([.LR2]*1+[.LR3]*2+[.LR4]*4+[.LR5]*8+[.LR6]*16+[.LR7]*32+[.LR8]*64+[.LR9]*128; &quot;,&quot;)" office:value-type="string" office:string-value="252," calcext:value-type="string">
            <text:p>252,</text:p>
          </table:table-cell>
          <table:table-cell table:formula="of:=COM.MICROSOFT.CONCAT([.LS2]*1+[.LS3]*2+[.LS4]*4+[.LS5]*8+[.LS6]*16+[.LS7]*32+[.LS8]*64+[.LS9]*128; &quot;,&quot;)" office:value-type="string" office:string-value="252," calcext:value-type="string">
            <text:p>252,</text:p>
          </table:table-cell>
          <table:table-cell table:formula="of:=COM.MICROSOFT.CONCAT([.LT2]*1+[.LT3]*2+[.LT4]*4+[.LT5]*8+[.LT6]*16+[.LT7]*32+[.LT8]*64+[.LT9]*128; &quot;,&quot;)" office:value-type="string" office:string-value="28," calcext:value-type="string">
            <text:p>28,</text:p>
          </table:table-cell>
          <table:table-cell table:formula="of:=COM.MICROSOFT.CONCAT([.LU2]*1+[.LU3]*2+[.LU4]*4+[.LU5]*8+[.LU6]*16+[.LU7]*32+[.LU8]*64+[.LU9]*128; &quot;,&quot;)" office:value-type="string" office:string-value="28," calcext:value-type="string">
            <text:p>28,</text:p>
          </table:table-cell>
          <table:table-cell table:formula="of:=COM.MICROSOFT.CONCAT([.LV2]*1+[.LV3]*2+[.LV4]*4+[.LV5]*8+[.LV6]*16+[.LV7]*32+[.LV8]*64+[.LV9]*128; &quot;,&quot;)" office:value-type="string" office:string-value="28," calcext:value-type="string">
            <text:p>28,</text:p>
          </table:table-cell>
          <table:table-cell table:formula="of:=COM.MICROSOFT.CONCAT([.LW2]*1+[.LW3]*2+[.LW4]*4+[.LW5]*8+[.LW6]*16+[.LW7]*32+[.LW8]*64+[.LW9]*128; &quot;,&quot;)" office:value-type="string" office:string-value="28," calcext:value-type="string">
            <text:p>28,</text:p>
          </table:table-cell>
          <table:table-cell table:formula="of:=COM.MICROSOFT.CONCAT([.LX2]*1+[.LX3]*2+[.LX4]*4+[.LX5]*8+[.LX6]*16+[.LX7]*32+[.LX8]*64+[.LX9]*128; &quot;,&quot;)" office:value-type="string" office:string-value="28," calcext:value-type="string">
            <text:p>28,</text:p>
          </table:table-cell>
          <table:table-cell table:formula="of:=COM.MICROSOFT.CONCAT([.LY2]*1+[.LY3]*2+[.LY4]*4+[.LY5]*8+[.LY6]*16+[.LY7]*32+[.LY8]*64+[.LY9]*128; &quot;,&quot;)" office:value-type="string" office:string-value="60," calcext:value-type="string">
            <text:p>60,</text:p>
          </table:table-cell>
          <table:table-cell table:formula="of:=COM.MICROSOFT.CONCAT([.LZ2]*1+[.LZ3]*2+[.LZ4]*4+[.LZ5]*8+[.LZ6]*16+[.LZ7]*32+[.LZ8]*64+[.LZ9]*128; &quot;,&quot;)" office:value-type="string" office:string-value="120," calcext:value-type="string">
            <text:p>120,</text:p>
          </table:table-cell>
          <table:table-cell table:formula="of:=COM.MICROSOFT.CONCAT([.MA2]*1+[.MA3]*2+[.MA4]*4+[.MA5]*8+[.MA6]*16+[.MA7]*32+[.MA8]*64+[.MA9]*128; &quot;,&quot;)" office:value-type="string" office:string-value="248," calcext:value-type="string">
            <text:p>248,</text:p>
          </table:table-cell>
          <table:table-cell table:formula="of:=COM.MICROSOFT.CONCAT([.MB2]*1+[.MB3]*2+[.MB4]*4+[.MB5]*8+[.MB6]*16+[.MB7]*32+[.MB8]*64+[.MB9]*128; &quot;,&quot;)" office:value-type="string" office:string-value="240," calcext:value-type="string">
            <text:p>240,</text:p>
          </table:table-cell>
          <table:table-cell table:formula="of:=COM.MICROSOFT.CONCAT([.MC2]*1+[.MC3]*2+[.MC4]*4+[.MC5]*8+[.MC6]*16+[.MC7]*32+[.MC8]*64+[.MC9]*128; &quot;,&quot;)" office:value-type="string" office:string-value="224," calcext:value-type="string">
            <text:p>224,</text:p>
          </table:table-cell>
          <table:table-cell table:formula="of:=COM.MICROSOFT.CONCAT([.MD2]*1+[.MD3]*2+[.MD4]*4+[.MD5]*8+[.MD6]*16+[.MD7]*32+[.MD8]*64+[.MD9]*128; &quot;,&quot;)" office:value-type="string" office:string-value="0," calcext:value-type="string">
            <text:p>0,</text:p>
          </table:table-cell>
          <table:table-cell table:number-columns-repeated="16042"/>
        </table:table-row>
        <table:table-row table:style-name="ro1" table:number-rows-repeated="7">
          <table:table-cell table:number-columns-repeated="218"/>
          <table:table-cell table:style-name="Default" table:number-columns-repeated="16"/>
          <table:table-cell table:number-columns-repeated="2"/>
          <table:table-cell table:style-name="Default" table:number-columns-repeated="16"/>
          <table:table-cell table:number-columns-repeated="16132"/>
        </table:table-row>
        <table:table-row table:style-name="ro1">
          <table:table-cell/>
          <table:table-cell table:formula="of:=COM.MICROSOFT.CONCAT([.B10]*1+[.B11]*2+[.B12]*4+[.B13]*8+[.B14]*16+[.B15]*32+[.B16]*64+[.B17]*128; &quot;,&quot;)" office:value-type="string" office:string-value="0," calcext:value-type="string">
            <text:p>0,</text:p>
          </table:table-cell>
          <table:table-cell table:formula="of:=COM.MICROSOFT.CONCAT([.C10]*1+[.C11]*2+[.C12]*4+[.C13]*8+[.C14]*16+[.C15]*32+[.C16]*64+[.C17]*128; &quot;,&quot;)" office:value-type="string" office:string-value="255," calcext:value-type="string">
            <text:p>255,</text:p>
          </table:table-cell>
          <table:table-cell table:formula="of:=COM.MICROSOFT.CONCAT([.D10]*1+[.D11]*2+[.D12]*4+[.D13]*8+[.D14]*16+[.D15]*32+[.D16]*64+[.D17]*128; &quot;,&quot;)" office:value-type="string" office:string-value="255," calcext:value-type="string">
            <text:p>255,</text:p>
          </table:table-cell>
          <table:table-cell table:formula="of:=COM.MICROSOFT.CONCAT([.E10]*1+[.E11]*2+[.E12]*4+[.E13]*8+[.E14]*16+[.E15]*32+[.E16]*64+[.E17]*128; &quot;,&quot;)" office:value-type="string" office:string-value="255," calcext:value-type="string">
            <text:p>255,</text:p>
          </table:table-cell>
          <table:table-cell table:formula="of:=COM.MICROSOFT.CONCAT([.F10]*1+[.F11]*2+[.F12]*4+[.F13]*8+[.F14]*16+[.F15]*32+[.F16]*64+[.F17]*128; &quot;,&quot;)" office:value-type="string" office:string-value="0," calcext:value-type="string">
            <text:p>0,</text:p>
          </table:table-cell>
          <table:table-cell table:formula="of:=COM.MICROSOFT.CONCAT([.G10]*1+[.G11]*2+[.G12]*4+[.G13]*8+[.G14]*16+[.G15]*32+[.G16]*64+[.G17]*128; &quot;,&quot;)" office:value-type="string" office:string-value="0," calcext:value-type="string">
            <text:p>0,</text:p>
          </table:table-cell>
          <table:table-cell table:formula="of:=COM.MICROSOFT.CONCAT([.H10]*1+[.H11]*2+[.H12]*4+[.H13]*8+[.H14]*16+[.H15]*32+[.H16]*64+[.H17]*128; &quot;,&quot;)" office:value-type="string" office:string-value="0," calcext:value-type="string">
            <text:p>0,</text:p>
          </table:table-cell>
          <table:table-cell table:formula="of:=COM.MICROSOFT.CONCAT([.I10]*1+[.I11]*2+[.I12]*4+[.I13]*8+[.I14]*16+[.I15]*32+[.I16]*64+[.I17]*128; &quot;,&quot;)" office:value-type="string" office:string-value="0," calcext:value-type="string">
            <text:p>0,</text:p>
          </table:table-cell>
          <table:table-cell table:formula="of:=COM.MICROSOFT.CONCAT([.J10]*1+[.J11]*2+[.J12]*4+[.J13]*8+[.J14]*16+[.J15]*32+[.J16]*64+[.J17]*128; &quot;,&quot;)" office:value-type="string" office:string-value="0," calcext:value-type="string">
            <text:p>0,</text:p>
          </table:table-cell>
          <table:table-cell table:formula="of:=COM.MICROSOFT.CONCAT([.K10]*1+[.K11]*2+[.K12]*4+[.K13]*8+[.K14]*16+[.K15]*32+[.K16]*64+[.K17]*128; &quot;,&quot;)" office:value-type="string" office:string-value="0," calcext:value-type="string">
            <text:p>0,</text:p>
          </table:table-cell>
          <table:table-cell table:formula="of:=COM.MICROSOFT.CONCAT([.L10]*1+[.L11]*2+[.L12]*4+[.L13]*8+[.L14]*16+[.L15]*32+[.L16]*64+[.L17]*128; &quot;,&quot;)" office:value-type="string" office:string-value="0," calcext:value-type="string">
            <text:p>0,</text:p>
          </table:table-cell>
          <table:table-cell table:formula="of:=COM.MICROSOFT.CONCAT([.M10]*1+[.M11]*2+[.M12]*4+[.M13]*8+[.M14]*16+[.M15]*32+[.M16]*64+[.M17]*128; &quot;,&quot;)" office:value-type="string" office:string-value="0," calcext:value-type="string">
            <text:p>0,</text:p>
          </table:table-cell>
          <table:table-cell table:formula="of:=COM.MICROSOFT.CONCAT([.N10]*1+[.N11]*2+[.N12]*4+[.N13]*8+[.N14]*16+[.N15]*32+[.N16]*64+[.N17]*128; &quot;,&quot;)" office:value-type="string" office:string-value="255," calcext:value-type="string">
            <text:p>255,</text:p>
          </table:table-cell>
          <table:table-cell table:formula="of:=COM.MICROSOFT.CONCAT([.O10]*1+[.O11]*2+[.O12]*4+[.O13]*8+[.O14]*16+[.O15]*32+[.O16]*64+[.O17]*128; &quot;,&quot;)" office:value-type="string" office:string-value="255," calcext:value-type="string">
            <text:p>255,</text:p>
          </table:table-cell>
          <table:table-cell table:formula="of:=COM.MICROSOFT.CONCAT([.P10]*1+[.P11]*2+[.P12]*4+[.P13]*8+[.P14]*16+[.P15]*32+[.P16]*64+[.P17]*128; &quot;,&quot;)" office:value-type="string" office:string-value="255," calcext:value-type="string">
            <text:p>255,</text:p>
          </table:table-cell>
          <table:table-cell table:formula="of:=COM.MICROSOFT.CONCAT([.Q10]*1+[.Q11]*2+[.Q12]*4+[.Q13]*8+[.Q14]*16+[.Q15]*32+[.Q16]*64+[.Q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T10]*1+[.T11]*2+[.T12]*4+[.T13]*8+[.T14]*16+[.T15]*32+[.T16]*64+[.T17]*128; &quot;,&quot;)" office:value-type="string" office:string-value="0," calcext:value-type="string">
            <text:p>0,</text:p>
          </table:table-cell>
          <table:table-cell table:formula="of:=COM.MICROSOFT.CONCAT([.U10]*1+[.U11]*2+[.U12]*4+[.U13]*8+[.U14]*16+[.U15]*32+[.U16]*64+[.U17]*128; &quot;,&quot;)" office:value-type="string" office:string-value="0," calcext:value-type="string">
            <text:p>0,</text:p>
          </table:table-cell>
          <table:table-cell table:formula="of:=COM.MICROSOFT.CONCAT([.V10]*1+[.V11]*2+[.V12]*4+[.V13]*8+[.V14]*16+[.V15]*32+[.V16]*64+[.V17]*128; &quot;,&quot;)" office:value-type="string" office:string-value="0," calcext:value-type="string">
            <text:p>0,</text:p>
          </table:table-cell>
          <table:table-cell table:formula="of:=COM.MICROSOFT.CONCAT([.W10]*1+[.W11]*2+[.W12]*4+[.W13]*8+[.W14]*16+[.W15]*32+[.W16]*64+[.W17]*128; &quot;,&quot;)" office:value-type="string" office:string-value="14," calcext:value-type="string">
            <text:p>14,</text:p>
          </table:table-cell>
          <table:table-cell table:formula="of:=COM.MICROSOFT.CONCAT([.X10]*1+[.X11]*2+[.X12]*4+[.X13]*8+[.X14]*16+[.X15]*32+[.X16]*64+[.X17]*128; &quot;,&quot;)" office:value-type="string" office:string-value="15," calcext:value-type="string">
            <text:p>15,</text:p>
          </table:table-cell>
          <table:table-cell table:formula="of:=COM.MICROSOFT.CONCAT([.Y10]*1+[.Y11]*2+[.Y12]*4+[.Y13]*8+[.Y14]*16+[.Y15]*32+[.Y16]*64+[.Y17]*128; &quot;,&quot;)" office:value-type="string" office:string-value="7," calcext:value-type="string">
            <text:p>7,</text:p>
          </table:table-cell>
          <table:table-cell table:formula="of:=COM.MICROSOFT.CONCAT([.Z10]*1+[.Z11]*2+[.Z12]*4+[.Z13]*8+[.Z14]*16+[.Z15]*32+[.Z16]*64+[.Z17]*128; &quot;,&quot;)" office:value-type="string" office:string-value="3," calcext:value-type="string">
            <text:p>3,</text:p>
          </table:table-cell>
          <table:table-cell table:formula="of:=COM.MICROSOFT.CONCAT([.AA10]*1+[.AA11]*2+[.AA12]*4+[.AA13]*8+[.AA14]*16+[.AA15]*32+[.AA16]*64+[.AA17]*128; &quot;,&quot;)" office:value-type="string" office:string-value="1," calcext:value-type="string">
            <text:p>1,</text:p>
          </table:table-cell>
          <table:table-cell table:formula="of:=COM.MICROSOFT.CONCAT([.AB10]*1+[.AB11]*2+[.AB12]*4+[.AB13]*8+[.AB14]*16+[.AB15]*32+[.AB16]*64+[.AB17]*128; &quot;,&quot;)" office:value-type="string" office:string-value="0," calcext:value-type="string">
            <text:p>0,</text:p>
          </table:table-cell>
          <table:table-cell table:formula="of:=COM.MICROSOFT.CONCAT([.AC10]*1+[.AC11]*2+[.AC12]*4+[.AC13]*8+[.AC14]*16+[.AC15]*32+[.AC16]*64+[.AC17]*128; &quot;,&quot;)" office:value-type="string" office:string-value="0," calcext:value-type="string">
            <text:p>0,</text:p>
          </table:table-cell>
          <table:table-cell table:formula="of:=COM.MICROSOFT.CONCAT([.AD10]*1+[.AD11]*2+[.AD12]*4+[.AD13]*8+[.AD14]*16+[.AD15]*32+[.AD16]*64+[.AD17]*128; &quot;,&quot;)" office:value-type="string" office:string-value="255," calcext:value-type="string">
            <text:p>255,</text:p>
          </table:table-cell>
          <table:table-cell table:formula="of:=COM.MICROSOFT.CONCAT([.AE10]*1+[.AE11]*2+[.AE12]*4+[.AE13]*8+[.AE14]*16+[.AE15]*32+[.AE16]*64+[.AE17]*128; &quot;,&quot;)" office:value-type="string" office:string-value="255," calcext:value-type="string">
            <text:p>255,</text:p>
          </table:table-cell>
          <table:table-cell table:formula="of:=COM.MICROSOFT.CONCAT([.AF10]*1+[.AF11]*2+[.AF12]*4+[.AF13]*8+[.AF14]*16+[.AF15]*32+[.AF16]*64+[.AF17]*128; &quot;,&quot;)" office:value-type="string" office:string-value="255," calcext:value-type="string">
            <text:p>255,</text:p>
          </table:table-cell>
          <table:table-cell table:formula="of:=COM.MICROSOFT.CONCAT([.AG10]*1+[.AG11]*2+[.AG12]*4+[.AG13]*8+[.AG14]*16+[.AG15]*32+[.AG16]*64+[.AG17]*128; &quot;,&quot;)" office:value-type="string" office:string-value="0," calcext:value-type="string">
            <text:p>0,</text:p>
          </table:table-cell>
          <table:table-cell table:formula="of:=COM.MICROSOFT.CONCAT([.AH10]*1+[.AH11]*2+[.AH12]*4+[.AH13]*8+[.AH14]*16+[.AH15]*32+[.AH16]*64+[.AH17]*128; &quot;,&quot;)" office:value-type="string" office:string-value="0," calcext:value-type="string">
            <text:p>0,</text:p>
          </table:table-cell>
          <table:table-cell table:formula="of:=COM.MICROSOFT.CONCAT([.AI10]*1+[.AI11]*2+[.AI12]*4+[.AI13]*8+[.AI14]*16+[.AI15]*32+[.AI16]*64+[.AI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AL10]*1+[.AL11]*2+[.AL12]*4+[.AL13]*8+[.AL14]*16+[.AL15]*32+[.AL16]*64+[.AL17]*128; &quot;,&quot;)" office:value-type="string" office:string-value="0," calcext:value-type="string">
            <text:p>0,</text:p>
          </table:table-cell>
          <table:table-cell table:formula="of:=COM.MICROSOFT.CONCAT([.AM10]*1+[.AM11]*2+[.AM12]*4+[.AM13]*8+[.AM14]*16+[.AM15]*32+[.AM16]*64+[.AM17]*128; &quot;,&quot;)" office:value-type="string" office:string-value="1," calcext:value-type="string">
            <text:p>1,</text:p>
          </table:table-cell>
          <table:table-cell table:formula="of:=COM.MICROSOFT.CONCAT([.AN10]*1+[.AN11]*2+[.AN12]*4+[.AN13]*8+[.AN14]*16+[.AN15]*32+[.AN16]*64+[.AN17]*128; &quot;,&quot;)" office:value-type="string" office:string-value="1," calcext:value-type="string">
            <text:p>1,</text:p>
          </table:table-cell>
          <table:table-cell table:formula="of:=COM.MICROSOFT.CONCAT([.AO10]*1+[.AO11]*2+[.AO12]*4+[.AO13]*8+[.AO14]*16+[.AO15]*32+[.AO16]*64+[.AO17]*128; &quot;,&quot;)" office:value-type="string" office:string-value="1," calcext:value-type="string">
            <text:p>1,</text:p>
          </table:table-cell>
          <table:table-cell table:formula="of:=COM.MICROSOFT.CONCAT([.AP10]*1+[.AP11]*2+[.AP12]*4+[.AP13]*8+[.AP14]*16+[.AP15]*32+[.AP16]*64+[.AP17]*128; &quot;,&quot;)" office:value-type="string" office:string-value="0," calcext:value-type="string">
            <text:p>0,</text:p>
          </table:table-cell>
          <table:table-cell table:formula="of:=COM.MICROSOFT.CONCAT([.AQ10]*1+[.AQ11]*2+[.AQ12]*4+[.AQ13]*8+[.AQ14]*16+[.AQ15]*32+[.AQ16]*64+[.AQ17]*128; &quot;,&quot;)" office:value-type="string" office:string-value="0," calcext:value-type="string">
            <text:p>0,</text:p>
          </table:table-cell>
          <table:table-cell table:formula="of:=COM.MICROSOFT.CONCAT([.AR10]*1+[.AR11]*2+[.AR12]*4+[.AR13]*8+[.AR14]*16+[.AR15]*32+[.AR16]*64+[.AR17]*128; &quot;,&quot;)" office:value-type="string" office:string-value="0," calcext:value-type="string">
            <text:p>0,</text:p>
          </table:table-cell>
          <table:table-cell table:formula="of:=COM.MICROSOFT.CONCAT([.AS10]*1+[.AS11]*2+[.AS12]*4+[.AS13]*8+[.AS14]*16+[.AS15]*32+[.AS16]*64+[.AS17]*128; &quot;,&quot;)" office:value-type="string" office:string-value="128," calcext:value-type="string">
            <text:p>128,</text:p>
          </table:table-cell>
          <table:table-cell table:formula="of:=COM.MICROSOFT.CONCAT([.AT10]*1+[.AT11]*2+[.AT12]*4+[.AT13]*8+[.AT14]*16+[.AT15]*32+[.AT16]*64+[.AT17]*128; &quot;,&quot;)" office:value-type="string" office:string-value="192," calcext:value-type="string">
            <text:p>192,</text:p>
          </table:table-cell>
          <table:table-cell table:formula="of:=COM.MICROSOFT.CONCAT([.AU10]*1+[.AU11]*2+[.AU12]*4+[.AU13]*8+[.AU14]*16+[.AU15]*32+[.AU16]*64+[.AU17]*128; &quot;,&quot;)" office:value-type="string" office:string-value="224," calcext:value-type="string">
            <text:p>224,</text:p>
          </table:table-cell>
          <table:table-cell table:formula="of:=COM.MICROSOFT.CONCAT([.AV10]*1+[.AV11]*2+[.AV12]*4+[.AV13]*8+[.AV14]*16+[.AV15]*32+[.AV16]*64+[.AV17]*128; &quot;,&quot;)" office:value-type="string" office:string-value="240," calcext:value-type="string">
            <text:p>240,</text:p>
          </table:table-cell>
          <table:table-cell table:formula="of:=COM.MICROSOFT.CONCAT([.AW10]*1+[.AW11]*2+[.AW12]*4+[.AW13]*8+[.AW14]*16+[.AW15]*32+[.AW16]*64+[.AW17]*128; &quot;,&quot;)" office:value-type="string" office:string-value="248," calcext:value-type="string">
            <text:p>248,</text:p>
          </table:table-cell>
          <table:table-cell table:formula="of:=COM.MICROSOFT.CONCAT([.AX10]*1+[.AX11]*2+[.AX12]*4+[.AX13]*8+[.AX14]*16+[.AX15]*32+[.AX16]*64+[.AX17]*128; &quot;,&quot;)" office:value-type="string" office:string-value="127," calcext:value-type="string">
            <text:p>127,</text:p>
          </table:table-cell>
          <table:table-cell table:formula="of:=COM.MICROSOFT.CONCAT([.AY10]*1+[.AY11]*2+[.AY12]*4+[.AY13]*8+[.AY14]*16+[.AY15]*32+[.AY16]*64+[.AY17]*128; &quot;,&quot;)" office:value-type="string" office:string-value="63," calcext:value-type="string">
            <text:p>63,</text:p>
          </table:table-cell>
          <table:table-cell table:formula="of:=COM.MICROSOFT.CONCAT([.AZ10]*1+[.AZ11]*2+[.AZ12]*4+[.AZ13]*8+[.AZ14]*16+[.AZ15]*32+[.AZ16]*64+[.AZ17]*128; &quot;,&quot;)" office:value-type="string" office:string-value="31," calcext:value-type="string">
            <text:p>31,</text:p>
          </table:table-cell>
          <table:table-cell table:formula="of:=COM.MICROSOFT.CONCAT([.BA10]*1+[.BA11]*2+[.BA12]*4+[.BA13]*8+[.BA14]*16+[.BA15]*32+[.BA16]*64+[.BA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BD10]*1+[.BD11]*2+[.BD12]*4+[.BD13]*8+[.BD14]*16+[.BD15]*32+[.BD16]*64+[.BD17]*128; &quot;,&quot;)" office:value-type="string" office:string-value="0," calcext:value-type="string">
            <text:p>0,</text:p>
          </table:table-cell>
          <table:table-cell table:formula="of:=COM.MICROSOFT.CONCAT([.BE10]*1+[.BE11]*2+[.BE12]*4+[.BE13]*8+[.BE14]*16+[.BE15]*32+[.BE16]*64+[.BE17]*128; &quot;,&quot;)" office:value-type="string" office:string-value="1," calcext:value-type="string">
            <text:p>1,</text:p>
          </table:table-cell>
          <table:table-cell table:formula="of:=COM.MICROSOFT.CONCAT([.BF10]*1+[.BF11]*2+[.BF12]*4+[.BF13]*8+[.BF14]*16+[.BF15]*32+[.BF16]*64+[.BF17]*128; &quot;,&quot;)" office:value-type="string" office:string-value="1," calcext:value-type="string">
            <text:p>1,</text:p>
          </table:table-cell>
          <table:table-cell table:formula="of:=COM.MICROSOFT.CONCAT([.BG10]*1+[.BG11]*2+[.BG12]*4+[.BG13]*8+[.BG14]*16+[.BG15]*32+[.BG16]*64+[.BG17]*128; &quot;,&quot;)" office:value-type="string" office:string-value="1," calcext:value-type="string">
            <text:p>1,</text:p>
          </table:table-cell>
          <table:table-cell table:formula="of:=COM.MICROSOFT.CONCAT([.BH10]*1+[.BH11]*2+[.BH12]*4+[.BH13]*8+[.BH14]*16+[.BH15]*32+[.BH16]*64+[.BH17]*128; &quot;,&quot;)" office:value-type="string" office:string-value="0," calcext:value-type="string">
            <text:p>0,</text:p>
          </table:table-cell>
          <table:table-cell table:formula="of:=COM.MICROSOFT.CONCAT([.BI10]*1+[.BI11]*2+[.BI12]*4+[.BI13]*8+[.BI14]*16+[.BI15]*32+[.BI16]*64+[.BI17]*128; &quot;,&quot;)" office:value-type="string" office:string-value="0," calcext:value-type="string">
            <text:p>0,</text:p>
          </table:table-cell>
          <table:table-cell table:formula="of:=COM.MICROSOFT.CONCAT([.BJ10]*1+[.BJ11]*2+[.BJ12]*4+[.BJ13]*8+[.BJ14]*16+[.BJ15]*32+[.BJ16]*64+[.BJ17]*128; &quot;,&quot;)" office:value-type="string" office:string-value="0," calcext:value-type="string">
            <text:p>0,</text:p>
          </table:table-cell>
          <table:table-cell table:formula="of:=COM.MICROSOFT.CONCAT([.BK10]*1+[.BK11]*2+[.BK12]*4+[.BK13]*8+[.BK14]*16+[.BK15]*32+[.BK16]*64+[.BK17]*128; &quot;,&quot;)" office:value-type="string" office:string-value="0," calcext:value-type="string">
            <text:p>0,</text:p>
          </table:table-cell>
          <table:table-cell table:formula="of:=COM.MICROSOFT.CONCAT([.BL10]*1+[.BL11]*2+[.BL12]*4+[.BL13]*8+[.BL14]*16+[.BL15]*32+[.BL16]*64+[.BL17]*128; &quot;,&quot;)" office:value-type="string" office:string-value="48," calcext:value-type="string">
            <text:p>48,</text:p>
          </table:table-cell>
          <table:table-cell table:formula="of:=COM.MICROSOFT.CONCAT([.BM10]*1+[.BM11]*2+[.BM12]*4+[.BM13]*8+[.BM14]*16+[.BM15]*32+[.BM16]*64+[.BM17]*128; &quot;,&quot;)" office:value-type="string" office:string-value="48," calcext:value-type="string">
            <text:p>48,</text:p>
          </table:table-cell>
          <table:table-cell table:formula="of:=COM.MICROSOFT.CONCAT([.BN10]*1+[.BN11]*2+[.BN12]*4+[.BN13]*8+[.BN14]*16+[.BN15]*32+[.BN16]*64+[.BN17]*128; &quot;,&quot;)" office:value-type="string" office:string-value="120," calcext:value-type="string">
            <text:p>120,</text:p>
          </table:table-cell>
          <table:table-cell table:formula="of:=COM.MICROSOFT.CONCAT([.BO10]*1+[.BO11]*2+[.BO12]*4+[.BO13]*8+[.BO14]*16+[.BO15]*32+[.BO16]*64+[.BO17]*128; &quot;,&quot;)" office:value-type="string" office:string-value="252," calcext:value-type="string">
            <text:p>252,</text:p>
          </table:table-cell>
          <table:table-cell table:formula="of:=COM.MICROSOFT.CONCAT([.BP10]*1+[.BP11]*2+[.BP12]*4+[.BP13]*8+[.BP14]*16+[.BP15]*32+[.BP16]*64+[.BP17]*128; &quot;,&quot;)" office:value-type="string" office:string-value="255," calcext:value-type="string">
            <text:p>255,</text:p>
          </table:table-cell>
          <table:table-cell table:formula="of:=COM.MICROSOFT.CONCAT([.BQ10]*1+[.BQ11]*2+[.BQ12]*4+[.BQ13]*8+[.BQ14]*16+[.BQ15]*32+[.BQ16]*64+[.BQ17]*128; &quot;,&quot;)" office:value-type="string" office:string-value="207," calcext:value-type="string">
            <text:p>207,</text:p>
          </table:table-cell>
          <table:table-cell table:formula="of:=COM.MICROSOFT.CONCAT([.BR10]*1+[.BR11]*2+[.BR12]*4+[.BR13]*8+[.BR14]*16+[.BR15]*32+[.BR16]*64+[.BR17]*128; &quot;,&quot;)" office:value-type="string" office:string-value="135," calcext:value-type="string">
            <text:p>135,</text:p>
          </table:table-cell>
          <table:table-cell table:formula="of:=COM.MICROSOFT.CONCAT([.BS10]*1+[.BS11]*2+[.BS12]*4+[.BS13]*8+[.BS14]*16+[.BS15]*32+[.BS16]*64+[.BS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BV10]*1+[.BV11]*2+[.BV12]*4+[.BV13]*8+[.BV14]*16+[.BV15]*32+[.BV16]*64+[.BV17]*128; &quot;,&quot;)" office:value-type="string" office:string-value="0," calcext:value-type="string">
            <text:p>0,</text:p>
          </table:table-cell>
          <table:table-cell table:formula="of:=COM.MICROSOFT.CONCAT([.BW10]*1+[.BW11]*2+[.BW12]*4+[.BW13]*8+[.BW14]*16+[.BW15]*32+[.BW16]*64+[.BW17]*128; &quot;,&quot;)" office:value-type="string" office:string-value="128," calcext:value-type="string">
            <text:p>128,</text:p>
          </table:table-cell>
          <table:table-cell table:formula="of:=COM.MICROSOFT.CONCAT([.BX10]*1+[.BX11]*2+[.BX12]*4+[.BX13]*8+[.BX14]*16+[.BX15]*32+[.BX16]*64+[.BX17]*128; &quot;,&quot;)" office:value-type="string" office:string-value="224," calcext:value-type="string">
            <text:p>224,</text:p>
          </table:table-cell>
          <table:table-cell table:formula="of:=COM.MICROSOFT.CONCAT([.BY10]*1+[.BY11]*2+[.BY12]*4+[.BY13]*8+[.BY14]*16+[.BY15]*32+[.BY16]*64+[.BY17]*128; &quot;,&quot;)" office:value-type="string" office:string-value="248," calcext:value-type="string">
            <text:p>248,</text:p>
          </table:table-cell>
          <table:table-cell table:formula="of:=COM.MICROSOFT.CONCAT([.BZ10]*1+[.BZ11]*2+[.BZ12]*4+[.BZ13]*8+[.BZ14]*16+[.BZ15]*32+[.BZ16]*64+[.BZ17]*128; &quot;,&quot;)" office:value-type="string" office:string-value="254," calcext:value-type="string">
            <text:p>254,</text:p>
          </table:table-cell>
          <table:table-cell table:formula="of:=COM.MICROSOFT.CONCAT([.CA10]*1+[.CA11]*2+[.CA12]*4+[.CA13]*8+[.CA14]*16+[.CA15]*32+[.CA16]*64+[.CA17]*128; &quot;,&quot;)" office:value-type="string" office:string-value="63," calcext:value-type="string">
            <text:p>63,</text:p>
          </table:table-cell>
          <table:table-cell table:formula="of:=COM.MICROSOFT.CONCAT([.CB10]*1+[.CB11]*2+[.CB12]*4+[.CB13]*8+[.CB14]*16+[.CB15]*32+[.CB16]*64+[.CB17]*128; &quot;,&quot;)" office:value-type="string" office:string-value="15," calcext:value-type="string">
            <text:p>15,</text:p>
          </table:table-cell>
          <table:table-cell table:formula="of:=COM.MICROSOFT.CONCAT([.CC10]*1+[.CC11]*2+[.CC12]*4+[.CC13]*8+[.CC14]*16+[.CC15]*32+[.CC16]*64+[.CC17]*128; &quot;,&quot;)" office:value-type="string" office:string-value="3," calcext:value-type="string">
            <text:p>3,</text:p>
          </table:table-cell>
          <table:table-cell table:formula="of:=COM.MICROSOFT.CONCAT([.CD10]*1+[.CD11]*2+[.CD12]*4+[.CD13]*8+[.CD14]*16+[.CD15]*32+[.CD16]*64+[.CD17]*128; &quot;,&quot;)" office:value-type="string" office:string-value="128," calcext:value-type="string">
            <text:p>128,</text:p>
          </table:table-cell>
          <table:table-cell table:formula="of:=COM.MICROSOFT.CONCAT([.CE10]*1+[.CE11]*2+[.CE12]*4+[.CE13]*8+[.CE14]*16+[.CE15]*32+[.CE16]*64+[.CE17]*128; &quot;,&quot;)" office:value-type="string" office:string-value="128," calcext:value-type="string">
            <text:p>128,</text:p>
          </table:table-cell>
          <table:table-cell table:formula="of:=COM.MICROSOFT.CONCAT([.CF10]*1+[.CF11]*2+[.CF12]*4+[.CF13]*8+[.CF14]*16+[.CF15]*32+[.CF16]*64+[.CF17]*128; &quot;,&quot;)" office:value-type="string" office:string-value="128," calcext:value-type="string">
            <text:p>128,</text:p>
          </table:table-cell>
          <table:table-cell table:formula="of:=COM.MICROSOFT.CONCAT([.CG10]*1+[.CG11]*2+[.CG12]*4+[.CG13]*8+[.CG14]*16+[.CG15]*32+[.CG16]*64+[.CG17]*128; &quot;,&quot;)" office:value-type="string" office:string-value="0," calcext:value-type="string">
            <text:p>0,</text:p>
          </table:table-cell>
          <table:table-cell table:formula="of:=COM.MICROSOFT.CONCAT([.CH10]*1+[.CH11]*2+[.CH12]*4+[.CH13]*8+[.CH14]*16+[.CH15]*32+[.CH16]*64+[.CH17]*128; &quot;,&quot;)" office:value-type="string" office:string-value="0," calcext:value-type="string">
            <text:p>0,</text:p>
          </table:table-cell>
          <table:table-cell table:formula="of:=COM.MICROSOFT.CONCAT([.CI10]*1+[.CI11]*2+[.CI12]*4+[.CI13]*8+[.CI14]*16+[.CI15]*32+[.CI16]*64+[.CI17]*128; &quot;,&quot;)" office:value-type="string" office:string-value="0," calcext:value-type="string">
            <text:p>0,</text:p>
          </table:table-cell>
          <table:table-cell table:formula="of:=COM.MICROSOFT.CONCAT([.CJ10]*1+[.CJ11]*2+[.CJ12]*4+[.CJ13]*8+[.CJ14]*16+[.CJ15]*32+[.CJ16]*64+[.CJ17]*128; &quot;,&quot;)" office:value-type="string" office:string-value="0," calcext:value-type="string">
            <text:p>0,</text:p>
          </table:table-cell>
          <table:table-cell table:formula="of:=COM.MICROSOFT.CONCAT([.CK10]*1+[.CK11]*2+[.CK12]*4+[.CK13]*8+[.CK14]*16+[.CK15]*32+[.CK16]*64+[.CK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CN10]*1+[.CN11]*2+[.CN12]*4+[.CN13]*8+[.CN14]*16+[.CN15]*32+[.CN16]*64+[.CN17]*128; &quot;,&quot;)" office:value-type="string" office:string-value="0," calcext:value-type="string">
            <text:p>0,</text:p>
          </table:table-cell>
          <table:table-cell table:formula="of:=COM.MICROSOFT.CONCAT([.CO10]*1+[.CO11]*2+[.CO12]*4+[.CO13]*8+[.CO14]*16+[.CO15]*32+[.CO16]*64+[.CO17]*128; &quot;,&quot;)" office:value-type="string" office:string-value="15," calcext:value-type="string">
            <text:p>15,</text:p>
          </table:table-cell>
          <table:table-cell table:formula="of:=COM.MICROSOFT.CONCAT([.CP10]*1+[.CP11]*2+[.CP12]*4+[.CP13]*8+[.CP14]*16+[.CP15]*32+[.CP16]*64+[.CP17]*128; &quot;,&quot;)" office:value-type="string" office:string-value="31," calcext:value-type="string">
            <text:p>31,</text:p>
          </table:table-cell>
          <table:table-cell table:formula="of:=COM.MICROSOFT.CONCAT([.CQ10]*1+[.CQ11]*2+[.CQ12]*4+[.CQ13]*8+[.CQ14]*16+[.CQ15]*32+[.CQ16]*64+[.CQ17]*128; &quot;,&quot;)" office:value-type="string" office:string-value="63," calcext:value-type="string">
            <text:p>63,</text:p>
          </table:table-cell>
          <table:table-cell table:formula="of:=COM.MICROSOFT.CONCAT([.CR10]*1+[.CR11]*2+[.CR12]*4+[.CR13]*8+[.CR14]*16+[.CR15]*32+[.CR16]*64+[.CR17]*128; &quot;,&quot;)" office:value-type="string" office:string-value="60," calcext:value-type="string">
            <text:p>60,</text:p>
          </table:table-cell>
          <table:table-cell table:formula="of:=COM.MICROSOFT.CONCAT([.CS10]*1+[.CS11]*2+[.CS12]*4+[.CS13]*8+[.CS14]*16+[.CS15]*32+[.CS16]*64+[.CS17]*128; &quot;,&quot;)" office:value-type="string" office:string-value="56," calcext:value-type="string">
            <text:p>56,</text:p>
          </table:table-cell>
          <table:table-cell table:formula="of:=COM.MICROSOFT.CONCAT([.CT10]*1+[.CT11]*2+[.CT12]*4+[.CT13]*8+[.CT14]*16+[.CT15]*32+[.CT16]*64+[.CT17]*128; &quot;,&quot;)" office:value-type="string" office:string-value="56," calcext:value-type="string">
            <text:p>56,</text:p>
          </table:table-cell>
          <table:table-cell table:formula="of:=COM.MICROSOFT.CONCAT([.CU10]*1+[.CU11]*2+[.CU12]*4+[.CU13]*8+[.CU14]*16+[.CU15]*32+[.CU16]*64+[.CU17]*128; &quot;,&quot;)" office:value-type="string" office:string-value="56," calcext:value-type="string">
            <text:p>56,</text:p>
          </table:table-cell>
          <table:table-cell table:formula="of:=COM.MICROSOFT.CONCAT([.CV10]*1+[.CV11]*2+[.CV12]*4+[.CV13]*8+[.CV14]*16+[.CV15]*32+[.CV16]*64+[.CV17]*128; &quot;,&quot;)" office:value-type="string" office:string-value="56," calcext:value-type="string">
            <text:p>56,</text:p>
          </table:table-cell>
          <table:table-cell table:formula="of:=COM.MICROSOFT.CONCAT([.CW10]*1+[.CW11]*2+[.CW12]*4+[.CW13]*8+[.CW14]*16+[.CW15]*32+[.CW16]*64+[.CW17]*128; &quot;,&quot;)" office:value-type="string" office:string-value="56," calcext:value-type="string">
            <text:p>56,</text:p>
          </table:table-cell>
          <table:table-cell table:formula="of:=COM.MICROSOFT.CONCAT([.CX10]*1+[.CX11]*2+[.CX12]*4+[.CX13]*8+[.CX14]*16+[.CX15]*32+[.CX16]*64+[.CX17]*128; &quot;,&quot;)" office:value-type="string" office:string-value="120," calcext:value-type="string">
            <text:p>120,</text:p>
          </table:table-cell>
          <table:table-cell table:formula="of:=COM.MICROSOFT.CONCAT([.CY10]*1+[.CY11]*2+[.CY12]*4+[.CY13]*8+[.CY14]*16+[.CY15]*32+[.CY16]*64+[.CY17]*128; &quot;,&quot;)" office:value-type="string" office:string-value="240," calcext:value-type="string">
            <text:p>240,</text:p>
          </table:table-cell>
          <table:table-cell table:formula="of:=COM.MICROSOFT.CONCAT([.CZ10]*1+[.CZ11]*2+[.CZ12]*4+[.CZ13]*8+[.CZ14]*16+[.CZ15]*32+[.CZ16]*64+[.CZ17]*128; &quot;,&quot;)" office:value-type="string" office:string-value="240," calcext:value-type="string">
            <text:p>240,</text:p>
          </table:table-cell>
          <table:table-cell table:formula="of:=COM.MICROSOFT.CONCAT([.DA10]*1+[.DA11]*2+[.DA12]*4+[.DA13]*8+[.DA14]*16+[.DA15]*32+[.DA16]*64+[.DA17]*128; &quot;,&quot;)" office:value-type="string" office:string-value="224," calcext:value-type="string">
            <text:p>224,</text:p>
          </table:table-cell>
          <table:table-cell table:formula="of:=COM.MICROSOFT.CONCAT([.DB10]*1+[.DB11]*2+[.DB12]*4+[.DB13]*8+[.DB14]*16+[.DB15]*32+[.DB16]*64+[.DB17]*128; &quot;,&quot;)" office:value-type="string" office:string-value="192," calcext:value-type="string">
            <text:p>192,</text:p>
          </table:table-cell>
          <table:table-cell table:formula="of:=COM.MICROSOFT.CONCAT([.DC10]*1+[.DC11]*2+[.DC12]*4+[.DC13]*8+[.DC14]*16+[.DC15]*32+[.DC16]*64+[.DC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DF10]*1+[.DF11]*2+[.DF12]*4+[.DF13]*8+[.DF14]*16+[.DF15]*32+[.DF16]*64+[.DF17]*128; &quot;,&quot;)" office:value-type="string" office:string-value="0," calcext:value-type="string">
            <text:p>0,</text:p>
          </table:table-cell>
          <table:table-cell table:formula="of:=COM.MICROSOFT.CONCAT([.DG10]*1+[.DG11]*2+[.DG12]*4+[.DG13]*8+[.DG14]*16+[.DG15]*32+[.DG16]*64+[.DG17]*128; &quot;,&quot;)" office:value-type="string" office:string-value="255," calcext:value-type="string">
            <text:p>255,</text:p>
          </table:table-cell>
          <table:table-cell table:formula="of:=COM.MICROSOFT.CONCAT([.DH10]*1+[.DH11]*2+[.DH12]*4+[.DH13]*8+[.DH14]*16+[.DH15]*32+[.DH16]*64+[.DH17]*128; &quot;,&quot;)" office:value-type="string" office:string-value="255," calcext:value-type="string">
            <text:p>255,</text:p>
          </table:table-cell>
          <table:table-cell table:formula="of:=COM.MICROSOFT.CONCAT([.DI10]*1+[.DI11]*2+[.DI12]*4+[.DI13]*8+[.DI14]*16+[.DI15]*32+[.DI16]*64+[.DI17]*128; &quot;,&quot;)" office:value-type="string" office:string-value="255," calcext:value-type="string">
            <text:p>255,</text:p>
          </table:table-cell>
          <table:table-cell table:formula="of:=COM.MICROSOFT.CONCAT([.DJ10]*1+[.DJ11]*2+[.DJ12]*4+[.DJ13]*8+[.DJ14]*16+[.DJ15]*32+[.DJ16]*64+[.DJ17]*128; &quot;,&quot;)" office:value-type="string" office:string-value="248," calcext:value-type="string">
            <text:p>248,</text:p>
          </table:table-cell>
          <table:table-cell table:formula="of:=COM.MICROSOFT.CONCAT([.DK10]*1+[.DK11]*2+[.DK12]*4+[.DK13]*8+[.DK14]*16+[.DK15]*32+[.DK16]*64+[.DK17]*128; &quot;,&quot;)" office:value-type="string" office:string-value="112," calcext:value-type="string">
            <text:p>112,</text:p>
          </table:table-cell>
          <table:table-cell table:formula="of:=COM.MICROSOFT.CONCAT([.DL10]*1+[.DL11]*2+[.DL12]*4+[.DL13]*8+[.DL14]*16+[.DL15]*32+[.DL16]*64+[.DL17]*128; &quot;,&quot;)" office:value-type="string" office:string-value="112," calcext:value-type="string">
            <text:p>112,</text:p>
          </table:table-cell>
          <table:table-cell table:formula="of:=COM.MICROSOFT.CONCAT([.DM10]*1+[.DM11]*2+[.DM12]*4+[.DM13]*8+[.DM14]*16+[.DM15]*32+[.DM16]*64+[.DM17]*128; &quot;,&quot;)" office:value-type="string" office:string-value="112," calcext:value-type="string">
            <text:p>112,</text:p>
          </table:table-cell>
          <table:table-cell table:formula="of:=COM.MICROSOFT.CONCAT([.DN10]*1+[.DN11]*2+[.DN12]*4+[.DN13]*8+[.DN14]*16+[.DN15]*32+[.DN16]*64+[.DN17]*128; &quot;,&quot;)" office:value-type="string" office:string-value="112," calcext:value-type="string">
            <text:p>112,</text:p>
          </table:table-cell>
          <table:table-cell table:formula="of:=COM.MICROSOFT.CONCAT([.DO10]*1+[.DO11]*2+[.DO12]*4+[.DO13]*8+[.DO14]*16+[.DO15]*32+[.DO16]*64+[.DO17]*128; &quot;,&quot;)" office:value-type="string" office:string-value="112," calcext:value-type="string">
            <text:p>112,</text:p>
          </table:table-cell>
          <table:table-cell table:formula="of:=COM.MICROSOFT.CONCAT([.DP10]*1+[.DP11]*2+[.DP12]*4+[.DP13]*8+[.DP14]*16+[.DP15]*32+[.DP16]*64+[.DP17]*128; &quot;,&quot;)" office:value-type="string" office:string-value="112," calcext:value-type="string">
            <text:p>112,</text:p>
          </table:table-cell>
          <table:table-cell table:formula="of:=COM.MICROSOFT.CONCAT([.DQ10]*1+[.DQ11]*2+[.DQ12]*4+[.DQ13]*8+[.DQ14]*16+[.DQ15]*32+[.DQ16]*64+[.DQ17]*128; &quot;,&quot;)" office:value-type="string" office:string-value="240," calcext:value-type="string">
            <text:p>240,</text:p>
          </table:table-cell>
          <table:table-cell table:formula="of:=COM.MICROSOFT.CONCAT([.DR10]*1+[.DR11]*2+[.DR12]*4+[.DR13]*8+[.DR14]*16+[.DR15]*32+[.DR16]*64+[.DR17]*128; &quot;,&quot;)" office:value-type="string" office:string-value="225," calcext:value-type="string">
            <text:p>225,</text:p>
          </table:table-cell>
          <table:table-cell table:formula="of:=COM.MICROSOFT.CONCAT([.DS10]*1+[.DS11]*2+[.DS12]*4+[.DS13]*8+[.DS14]*16+[.DS15]*32+[.DS16]*64+[.DS17]*128; &quot;,&quot;)" office:value-type="string" office:string-value="193," calcext:value-type="string">
            <text:p>193,</text:p>
          </table:table-cell>
          <table:table-cell table:formula="of:=COM.MICROSOFT.CONCAT([.DT10]*1+[.DT11]*2+[.DT12]*4+[.DT13]*8+[.DT14]*16+[.DT15]*32+[.DT16]*64+[.DT17]*128; &quot;,&quot;)" office:value-type="string" office:string-value="129," calcext:value-type="string">
            <text:p>129,</text:p>
          </table:table-cell>
          <table:table-cell table:formula="of:=COM.MICROSOFT.CONCAT([.DU10]*1+[.DU11]*2+[.DU12]*4+[.DU13]*8+[.DU14]*16+[.DU15]*32+[.DU16]*64+[.DU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DX10]*1+[.DX11]*2+[.DX12]*4+[.DX13]*8+[.DX14]*16+[.DX15]*32+[.DX16]*64+[.DX17]*128; &quot;,&quot;)" office:value-type="string" office:string-value="0," calcext:value-type="string">
            <text:p>0,</text:p>
          </table:table-cell>
          <table:table-cell table:formula="of:=COM.MICROSOFT.CONCAT([.DY10]*1+[.DY11]*2+[.DY12]*4+[.DY13]*8+[.DY14]*16+[.DY15]*32+[.DY16]*64+[.DY17]*128; &quot;,&quot;)" office:value-type="string" office:string-value="0," calcext:value-type="string">
            <text:p>0,</text:p>
          </table:table-cell>
          <table:table-cell table:formula="of:=COM.MICROSOFT.CONCAT([.DZ10]*1+[.DZ11]*2+[.DZ12]*4+[.DZ13]*8+[.DZ14]*16+[.DZ15]*32+[.DZ16]*64+[.DZ17]*128; &quot;,&quot;)" office:value-type="string" office:string-value="0," calcext:value-type="string">
            <text:p>0,</text:p>
          </table:table-cell>
          <table:table-cell table:formula="of:=COM.MICROSOFT.CONCAT([.EA10]*1+[.EA11]*2+[.EA12]*4+[.EA13]*8+[.EA14]*16+[.EA15]*32+[.EA16]*64+[.EA17]*128; &quot;,&quot;)" office:value-type="string" office:string-value="0," calcext:value-type="string">
            <text:p>0,</text:p>
          </table:table-cell>
          <table:table-cell table:formula="of:=COM.MICROSOFT.CONCAT([.EB10]*1+[.EB11]*2+[.EB12]*4+[.EB13]*8+[.EB14]*16+[.EB15]*32+[.EB16]*64+[.EB17]*128; &quot;,&quot;)" office:value-type="string" office:string-value="0," calcext:value-type="string">
            <text:p>0,</text:p>
          </table:table-cell>
          <table:table-cell table:formula="of:=COM.MICROSOFT.CONCAT([.EC10]*1+[.EC11]*2+[.EC12]*4+[.EC13]*8+[.EC14]*16+[.EC15]*32+[.EC16]*64+[.EC17]*128; &quot;,&quot;)" office:value-type="string" office:string-value="0," calcext:value-type="string">
            <text:p>0,</text:p>
          </table:table-cell>
          <table:table-cell table:formula="of:=COM.MICROSOFT.CONCAT([.ED10]*1+[.ED11]*2+[.ED12]*4+[.ED13]*8+[.ED14]*16+[.ED15]*32+[.ED16]*64+[.ED17]*128; &quot;,&quot;)" office:value-type="string" office:string-value="192," calcext:value-type="string">
            <text:p>192,</text:p>
          </table:table-cell>
          <table:table-cell table:formula="of:=COM.MICROSOFT.CONCAT([.EE10]*1+[.EE11]*2+[.EE12]*4+[.EE13]*8+[.EE14]*16+[.EE15]*32+[.EE16]*64+[.EE17]*128; &quot;,&quot;)" office:value-type="string" office:string-value="240," calcext:value-type="string">
            <text:p>240,</text:p>
          </table:table-cell>
          <table:table-cell table:formula="of:=COM.MICROSOFT.CONCAT([.EF10]*1+[.EF11]*2+[.EF12]*4+[.EF13]*8+[.EF14]*16+[.EF15]*32+[.EF16]*64+[.EF17]*128; &quot;,&quot;)" office:value-type="string" office:string-value="252," calcext:value-type="string">
            <text:p>252,</text:p>
          </table:table-cell>
          <table:table-cell table:formula="of:=COM.MICROSOFT.CONCAT([.EG10]*1+[.EG11]*2+[.EG12]*4+[.EG13]*8+[.EG14]*16+[.EG15]*32+[.EG16]*64+[.EG17]*128; &quot;,&quot;)" office:value-type="string" office:string-value="126," calcext:value-type="string">
            <text:p>126,</text:p>
          </table:table-cell>
          <table:table-cell table:formula="of:=COM.MICROSOFT.CONCAT([.EH10]*1+[.EH11]*2+[.EH12]*4+[.EH13]*8+[.EH14]*16+[.EH15]*32+[.EH16]*64+[.EH17]*128; &quot;,&quot;)" office:value-type="string" office:string-value="31," calcext:value-type="string">
            <text:p>31,</text:p>
          </table:table-cell>
          <table:table-cell table:formula="of:=COM.MICROSOFT.CONCAT([.EI10]*1+[.EI11]*2+[.EI12]*4+[.EI13]*8+[.EI14]*16+[.EI15]*32+[.EI16]*64+[.EI17]*128; &quot;,&quot;)" office:value-type="string" office:string-value="7," calcext:value-type="string">
            <text:p>7,</text:p>
          </table:table-cell>
          <table:table-cell table:formula="of:=COM.MICROSOFT.CONCAT([.EJ10]*1+[.EJ11]*2+[.EJ12]*4+[.EJ13]*8+[.EJ14]*16+[.EJ15]*32+[.EJ16]*64+[.EJ17]*128; &quot;,&quot;)" office:value-type="string" office:string-value="3," calcext:value-type="string">
            <text:p>3,</text:p>
          </table:table-cell>
          <table:table-cell table:formula="of:=COM.MICROSOFT.CONCAT([.EK10]*1+[.EK11]*2+[.EK12]*4+[.EK13]*8+[.EK14]*16+[.EK15]*32+[.EK16]*64+[.EK17]*128; &quot;,&quot;)" office:value-type="string" office:string-value="1," calcext:value-type="string">
            <text:p>1,</text:p>
          </table:table-cell>
          <table:table-cell table:formula="of:=COM.MICROSOFT.CONCAT([.EL10]*1+[.EL11]*2+[.EL12]*4+[.EL13]*8+[.EL14]*16+[.EL15]*32+[.EL16]*64+[.EL17]*128; &quot;,&quot;)" office:value-type="string" office:string-value="0," calcext:value-type="string">
            <text:p>0,</text:p>
          </table:table-cell>
          <table:table-cell table:formula="of:=COM.MICROSOFT.CONCAT([.EM10]*1+[.EM11]*2+[.EM12]*4+[.EM13]*8+[.EM14]*16+[.EM15]*32+[.EM16]*64+[.EM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EP10]*1+[.EP11]*2+[.EP12]*4+[.EP13]*8+[.EP14]*16+[.EP15]*32+[.EP16]*64+[.EP17]*128; &quot;,&quot;)" office:value-type="string" office:string-value="0," calcext:value-type="string">
            <text:p>0,</text:p>
          </table:table-cell>
          <table:table-cell table:formula="of:=COM.MICROSOFT.CONCAT([.EQ10]*1+[.EQ11]*2+[.EQ12]*4+[.EQ13]*8+[.EQ14]*16+[.EQ15]*32+[.EQ16]*64+[.EQ17]*128; &quot;,&quot;)" office:value-type="string" office:string-value="135," calcext:value-type="string">
            <text:p>135,</text:p>
          </table:table-cell>
          <table:table-cell table:formula="of:=COM.MICROSOFT.CONCAT([.ER10]*1+[.ER11]*2+[.ER12]*4+[.ER13]*8+[.ER14]*16+[.ER15]*32+[.ER16]*64+[.ER17]*128; &quot;,&quot;)" office:value-type="string" office:string-value="207," calcext:value-type="string">
            <text:p>207,</text:p>
          </table:table-cell>
          <table:table-cell table:formula="of:=COM.MICROSOFT.CONCAT([.ES10]*1+[.ES11]*2+[.ES12]*4+[.ES13]*8+[.ES14]*16+[.ES15]*32+[.ES16]*64+[.ES17]*128; &quot;,&quot;)" office:value-type="string" office:string-value="255," calcext:value-type="string">
            <text:p>255,</text:p>
          </table:table-cell>
          <table:table-cell table:formula="of:=COM.MICROSOFT.CONCAT([.ET10]*1+[.ET11]*2+[.ET12]*4+[.ET13]*8+[.ET14]*16+[.ET15]*32+[.ET16]*64+[.ET17]*128; &quot;,&quot;)" office:value-type="string" office:string-value="252," calcext:value-type="string">
            <text:p>252,</text:p>
          </table:table-cell>
          <table:table-cell table:formula="of:=COM.MICROSOFT.CONCAT([.EU10]*1+[.EU11]*2+[.EU12]*4+[.EU13]*8+[.EU14]*16+[.EU15]*32+[.EU16]*64+[.EU17]*128; &quot;,&quot;)" office:value-type="string" office:string-value="120," calcext:value-type="string">
            <text:p>120,</text:p>
          </table:table-cell>
          <table:table-cell table:formula="of:=COM.MICROSOFT.CONCAT([.EV10]*1+[.EV11]*2+[.EV12]*4+[.EV13]*8+[.EV14]*16+[.EV15]*32+[.EV16]*64+[.EV17]*128; &quot;,&quot;)" office:value-type="string" office:string-value="48," calcext:value-type="string">
            <text:p>48,</text:p>
          </table:table-cell>
          <table:table-cell table:formula="of:=COM.MICROSOFT.CONCAT([.EW10]*1+[.EW11]*2+[.EW12]*4+[.EW13]*8+[.EW14]*16+[.EW15]*32+[.EW16]*64+[.EW17]*128; &quot;,&quot;)" office:value-type="string" office:string-value="48," calcext:value-type="string">
            <text:p>48,</text:p>
          </table:table-cell>
          <table:table-cell table:formula="of:=COM.MICROSOFT.CONCAT([.EX10]*1+[.EX11]*2+[.EX12]*4+[.EX13]*8+[.EX14]*16+[.EX15]*32+[.EX16]*64+[.EX17]*128; &quot;,&quot;)" office:value-type="string" office:string-value="48," calcext:value-type="string">
            <text:p>48,</text:p>
          </table:table-cell>
          <table:table-cell table:formula="of:=COM.MICROSOFT.CONCAT([.EY10]*1+[.EY11]*2+[.EY12]*4+[.EY13]*8+[.EY14]*16+[.EY15]*32+[.EY16]*64+[.EY17]*128; &quot;,&quot;)" office:value-type="string" office:string-value="48," calcext:value-type="string">
            <text:p>48,</text:p>
          </table:table-cell>
          <table:table-cell table:formula="of:=COM.MICROSOFT.CONCAT([.EZ10]*1+[.EZ11]*2+[.EZ12]*4+[.EZ13]*8+[.EZ14]*16+[.EZ15]*32+[.EZ16]*64+[.EZ17]*128; &quot;,&quot;)" office:value-type="string" office:string-value="120," calcext:value-type="string">
            <text:p>120,</text:p>
          </table:table-cell>
          <table:table-cell table:formula="of:=COM.MICROSOFT.CONCAT([.FA10]*1+[.FA11]*2+[.FA12]*4+[.FA13]*8+[.FA14]*16+[.FA15]*32+[.FA16]*64+[.FA17]*128; &quot;,&quot;)" office:value-type="string" office:string-value="252," calcext:value-type="string">
            <text:p>252,</text:p>
          </table:table-cell>
          <table:table-cell table:formula="of:=COM.MICROSOFT.CONCAT([.FB10]*1+[.FB11]*2+[.FB12]*4+[.FB13]*8+[.FB14]*16+[.FB15]*32+[.FB16]*64+[.FB17]*128; &quot;,&quot;)" office:value-type="string" office:string-value="255," calcext:value-type="string">
            <text:p>255,</text:p>
          </table:table-cell>
          <table:table-cell table:formula="of:=COM.MICROSOFT.CONCAT([.FC10]*1+[.FC11]*2+[.FC12]*4+[.FC13]*8+[.FC14]*16+[.FC15]*32+[.FC16]*64+[.FC17]*128; &quot;,&quot;)" office:value-type="string" office:string-value="207," calcext:value-type="string">
            <text:p>207,</text:p>
          </table:table-cell>
          <table:table-cell table:formula="of:=COM.MICROSOFT.CONCAT([.FD10]*1+[.FD11]*2+[.FD12]*4+[.FD13]*8+[.FD14]*16+[.FD15]*32+[.FD16]*64+[.FD17]*128; &quot;,&quot;)" office:value-type="string" office:string-value="135," calcext:value-type="string">
            <text:p>135,</text:p>
          </table:table-cell>
          <table:table-cell table:formula="of:=COM.MICROSOFT.CONCAT([.FE10]*1+[.FE11]*2+[.FE12]*4+[.FE13]*8+[.FE14]*16+[.FE15]*32+[.FE16]*64+[.FE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FH10]*1+[.FH11]*2+[.FH12]*4+[.FH13]*8+[.FH14]*16+[.FH15]*32+[.FH16]*64+[.FH17]*128; &quot;,&quot;)" office:value-type="string" office:string-value="0," calcext:value-type="string">
            <text:p>0,</text:p>
          </table:table-cell>
          <table:table-cell table:formula="of:=COM.MICROSOFT.CONCAT([.FI10]*1+[.FI11]*2+[.FI12]*4+[.FI13]*8+[.FI14]*16+[.FI15]*32+[.FI16]*64+[.FI17]*128; &quot;,&quot;)" office:value-type="string" office:string-value="7," calcext:value-type="string">
            <text:p>7,</text:p>
          </table:table-cell>
          <table:table-cell table:formula="of:=COM.MICROSOFT.CONCAT([.FJ10]*1+[.FJ11]*2+[.FJ12]*4+[.FJ13]*8+[.FJ14]*16+[.FJ15]*32+[.FJ16]*64+[.FJ17]*128; &quot;,&quot;)" office:value-type="string" office:string-value="15," calcext:value-type="string">
            <text:p>15,</text:p>
          </table:table-cell>
          <table:table-cell table:formula="of:=COM.MICROSOFT.CONCAT([.FK10]*1+[.FK11]*2+[.FK12]*4+[.FK13]*8+[.FK14]*16+[.FK15]*32+[.FK16]*64+[.FK17]*128; &quot;,&quot;)" office:value-type="string" office:string-value="31," calcext:value-type="string">
            <text:p>31,</text:p>
          </table:table-cell>
          <table:table-cell table:formula="of:=COM.MICROSOFT.CONCAT([.FL10]*1+[.FL11]*2+[.FL12]*4+[.FL13]*8+[.FL14]*16+[.FL15]*32+[.FL16]*64+[.FL17]*128; &quot;,&quot;)" office:value-type="string" office:string-value="60," calcext:value-type="string">
            <text:p>60,</text:p>
          </table:table-cell>
          <table:table-cell table:formula="of:=COM.MICROSOFT.CONCAT([.FM10]*1+[.FM11]*2+[.FM12]*4+[.FM13]*8+[.FM14]*16+[.FM15]*32+[.FM16]*64+[.FM17]*128; &quot;,&quot;)" office:value-type="string" office:string-value="56," calcext:value-type="string">
            <text:p>56,</text:p>
          </table:table-cell>
          <table:table-cell table:formula="of:=COM.MICROSOFT.CONCAT([.FN10]*1+[.FN11]*2+[.FN12]*4+[.FN13]*8+[.FN14]*16+[.FN15]*32+[.FN16]*64+[.FN17]*128; &quot;,&quot;)" office:value-type="string" office:string-value="112," calcext:value-type="string">
            <text:p>112,</text:p>
          </table:table-cell>
          <table:table-cell table:formula="of:=COM.MICROSOFT.CONCAT([.FO10]*1+[.FO11]*2+[.FO12]*4+[.FO13]*8+[.FO14]*16+[.FO15]*32+[.FO16]*64+[.FO17]*128; &quot;,&quot;)" office:value-type="string" office:string-value="112," calcext:value-type="string">
            <text:p>112,</text:p>
          </table:table-cell>
          <table:table-cell table:formula="of:=COM.MICROSOFT.CONCAT([.FP10]*1+[.FP11]*2+[.FP12]*4+[.FP13]*8+[.FP14]*16+[.FP15]*32+[.FP16]*64+[.FP17]*128; &quot;,&quot;)" office:value-type="string" office:string-value="112," calcext:value-type="string">
            <text:p>112,</text:p>
          </table:table-cell>
          <table:table-cell table:formula="of:=COM.MICROSOFT.CONCAT([.FQ10]*1+[.FQ11]*2+[.FQ12]*4+[.FQ13]*8+[.FQ14]*16+[.FQ15]*32+[.FQ16]*64+[.FQ17]*128; &quot;,&quot;)" office:value-type="string" office:string-value="112," calcext:value-type="string">
            <text:p>112,</text:p>
          </table:table-cell>
          <table:table-cell table:formula="of:=COM.MICROSOFT.CONCAT([.FR10]*1+[.FR11]*2+[.FR12]*4+[.FR13]*8+[.FR14]*16+[.FR15]*32+[.FR16]*64+[.FR17]*128; &quot;,&quot;)" office:value-type="string" office:string-value="120," calcext:value-type="string">
            <text:p>120,</text:p>
          </table:table-cell>
          <table:table-cell table:formula="of:=COM.MICROSOFT.CONCAT([.FS10]*1+[.FS11]*2+[.FS12]*4+[.FS13]*8+[.FS14]*16+[.FS15]*32+[.FS16]*64+[.FS17]*128; &quot;,&quot;)" office:value-type="string" office:string-value="252," calcext:value-type="string">
            <text:p>252,</text:p>
          </table:table-cell>
          <table:table-cell table:formula="of:=COM.MICROSOFT.CONCAT([.FT10]*1+[.FT11]*2+[.FT12]*4+[.FT13]*8+[.FT14]*16+[.FT15]*32+[.FT16]*64+[.FT17]*128; &quot;,&quot;)" office:value-type="string" office:string-value="255," calcext:value-type="string">
            <text:p>255,</text:p>
          </table:table-cell>
          <table:table-cell table:formula="of:=COM.MICROSOFT.CONCAT([.FU10]*1+[.FU11]*2+[.FU12]*4+[.FU13]*8+[.FU14]*16+[.FU15]*32+[.FU16]*64+[.FU17]*128; &quot;,&quot;)" office:value-type="string" office:string-value="255," calcext:value-type="string">
            <text:p>255,</text:p>
          </table:table-cell>
          <table:table-cell table:formula="of:=COM.MICROSOFT.CONCAT([.FV10]*1+[.FV11]*2+[.FV12]*4+[.FV13]*8+[.FV14]*16+[.FV15]*32+[.FV16]*64+[.FV17]*128; &quot;,&quot;)" office:value-type="string" office:string-value="255," calcext:value-type="string">
            <text:p>255,</text:p>
          </table:table-cell>
          <table:table-cell table:formula="of:=COM.MICROSOFT.CONCAT([.FW10]*1+[.FW11]*2+[.FW12]*4+[.FW13]*8+[.FW14]*16+[.FW15]*32+[.FW16]*64+[.FW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FZ10]*1+[.FZ11]*2+[.FZ12]*4+[.FZ13]*8+[.FZ14]*16+[.FZ15]*32+[.FZ16]*64+[.FZ17]*128; &quot;,&quot;)" office:value-type="string" office:string-value="0," calcext:value-type="string">
            <text:p>0,</text:p>
          </table:table-cell>
          <table:table-cell table:formula="of:=COM.MICROSOFT.CONCAT([.GA10]*1+[.GA11]*2+[.GA12]*4+[.GA13]*8+[.GA14]*16+[.GA15]*32+[.GA16]*64+[.GA17]*128; &quot;,&quot;)" office:value-type="string" office:string-value="255," calcext:value-type="string">
            <text:p>255,</text:p>
          </table:table-cell>
          <table:table-cell table:formula="of:=COM.MICROSOFT.CONCAT([.GB10]*1+[.GB11]*2+[.GB12]*4+[.GB13]*8+[.GB14]*16+[.GB15]*32+[.GB16]*64+[.GB17]*128; &quot;,&quot;)" office:value-type="string" office:string-value="255," calcext:value-type="string">
            <text:p>255,</text:p>
          </table:table-cell>
          <table:table-cell table:formula="of:=COM.MICROSOFT.CONCAT([.GC10]*1+[.GC11]*2+[.GC12]*4+[.GC13]*8+[.GC14]*16+[.GC15]*32+[.GC16]*64+[.GC17]*128; &quot;,&quot;)" office:value-type="string" office:string-value="255," calcext:value-type="string">
            <text:p>255,</text:p>
          </table:table-cell>
          <table:table-cell table:formula="of:=COM.MICROSOFT.CONCAT([.GD10]*1+[.GD11]*2+[.GD12]*4+[.GD13]*8+[.GD14]*16+[.GD15]*32+[.GD16]*64+[.GD17]*128; &quot;,&quot;)" office:value-type="string" office:string-value="0," calcext:value-type="string">
            <text:p>0,</text:p>
          </table:table-cell>
          <table:table-cell table:formula="of:=COM.MICROSOFT.CONCAT([.GE10]*1+[.GE11]*2+[.GE12]*4+[.GE13]*8+[.GE14]*16+[.GE15]*32+[.GE16]*64+[.GE17]*128; &quot;,&quot;)" office:value-type="string" office:string-value="0," calcext:value-type="string">
            <text:p>0,</text:p>
          </table:table-cell>
          <table:table-cell table:formula="of:=COM.MICROSOFT.CONCAT([.GF10]*1+[.GF11]*2+[.GF12]*4+[.GF13]*8+[.GF14]*16+[.GF15]*32+[.GF16]*64+[.GF17]*128; &quot;,&quot;)" office:value-type="string" office:string-value="0," calcext:value-type="string">
            <text:p>0,</text:p>
          </table:table-cell>
          <table:table-cell table:formula="of:=COM.MICROSOFT.CONCAT([.GG10]*1+[.GG11]*2+[.GG12]*4+[.GG13]*8+[.GG14]*16+[.GG15]*32+[.GG16]*64+[.GG17]*128; &quot;,&quot;)" office:value-type="string" office:string-value="0," calcext:value-type="string">
            <text:p>0,</text:p>
          </table:table-cell>
          <table:table-cell table:formula="of:=COM.MICROSOFT.CONCAT([.GH10]*1+[.GH11]*2+[.GH12]*4+[.GH13]*8+[.GH14]*16+[.GH15]*32+[.GH16]*64+[.GH17]*128; &quot;,&quot;)" office:value-type="string" office:string-value="0," calcext:value-type="string">
            <text:p>0,</text:p>
          </table:table-cell>
          <table:table-cell table:formula="of:=COM.MICROSOFT.CONCAT([.GI10]*1+[.GI11]*2+[.GI12]*4+[.GI13]*8+[.GI14]*16+[.GI15]*32+[.GI16]*64+[.GI17]*128; &quot;,&quot;)" office:value-type="string" office:string-value="0," calcext:value-type="string">
            <text:p>0,</text:p>
          </table:table-cell>
          <table:table-cell table:formula="of:=COM.MICROSOFT.CONCAT([.GJ10]*1+[.GJ11]*2+[.GJ12]*4+[.GJ13]*8+[.GJ14]*16+[.GJ15]*32+[.GJ16]*64+[.GJ17]*128; &quot;,&quot;)" office:value-type="string" office:string-value="0," calcext:value-type="string">
            <text:p>0,</text:p>
          </table:table-cell>
          <table:table-cell table:formula="of:=COM.MICROSOFT.CONCAT([.GK10]*1+[.GK11]*2+[.GK12]*4+[.GK13]*8+[.GK14]*16+[.GK15]*32+[.GK16]*64+[.GK17]*128; &quot;,&quot;)" office:value-type="string" office:string-value="0," calcext:value-type="string">
            <text:p>0,</text:p>
          </table:table-cell>
          <table:table-cell table:formula="of:=COM.MICROSOFT.CONCAT([.GL10]*1+[.GL11]*2+[.GL12]*4+[.GL13]*8+[.GL14]*16+[.GL15]*32+[.GL16]*64+[.GL17]*128; &quot;,&quot;)" office:value-type="string" office:string-value="1," calcext:value-type="string">
            <text:p>1,</text:p>
          </table:table-cell>
          <table:table-cell table:formula="of:=COM.MICROSOFT.CONCAT([.GM10]*1+[.GM11]*2+[.GM12]*4+[.GM13]*8+[.GM14]*16+[.GM15]*32+[.GM16]*64+[.GM17]*128; &quot;,&quot;)" office:value-type="string" office:string-value="1," calcext:value-type="string">
            <text:p>1,</text:p>
          </table:table-cell>
          <table:table-cell table:formula="of:=COM.MICROSOFT.CONCAT([.GN10]*1+[.GN11]*2+[.GN12]*4+[.GN13]*8+[.GN14]*16+[.GN15]*32+[.GN16]*64+[.GN17]*128; &quot;,&quot;)" office:value-type="string" office:string-value="1," calcext:value-type="string">
            <text:p>1,</text:p>
          </table:table-cell>
          <table:table-cell table:formula="of:=COM.MICROSOFT.CONCAT([.GO10]*1+[.GO11]*2+[.GO12]*4+[.GO13]*8+[.GO14]*16+[.GO15]*32+[.GO16]*64+[.GO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GR10]*1+[.GR11]*2+[.GR12]*4+[.GR13]*8+[.GR14]*16+[.GR15]*32+[.GR16]*64+[.GR17]*128; &quot;,&quot;)" office:value-type="string" office:string-value="0," calcext:value-type="string">
            <text:p>0,</text:p>
          </table:table-cell>
          <table:table-cell table:formula="of:=COM.MICROSOFT.CONCAT([.GS10]*1+[.GS11]*2+[.GS12]*4+[.GS13]*8+[.GS14]*16+[.GS15]*32+[.GS16]*64+[.GS17]*128; &quot;,&quot;)" office:value-type="string" office:string-value="0," calcext:value-type="string">
            <text:p>0,</text:p>
          </table:table-cell>
          <table:table-cell table:formula="of:=COM.MICROSOFT.CONCAT([.GT10]*1+[.GT11]*2+[.GT12]*4+[.GT13]*8+[.GT14]*16+[.GT15]*32+[.GT16]*64+[.GT17]*128; &quot;,&quot;)" office:value-type="string" office:string-value="1," calcext:value-type="string">
            <text:p>1,</text:p>
          </table:table-cell>
          <table:table-cell table:formula="of:=COM.MICROSOFT.CONCAT([.GU10]*1+[.GU11]*2+[.GU12]*4+[.GU13]*8+[.GU14]*16+[.GU15]*32+[.GU16]*64+[.GU17]*128; &quot;,&quot;)" office:value-type="string" office:string-value="3," calcext:value-type="string">
            <text:p>3,</text:p>
          </table:table-cell>
          <table:table-cell table:formula="of:=COM.MICROSOFT.CONCAT([.GV10]*1+[.GV11]*2+[.GV12]*4+[.GV13]*8+[.GV14]*16+[.GV15]*32+[.GV16]*64+[.GV17]*128; &quot;,&quot;)" office:value-type="string" office:string-value="3," calcext:value-type="string">
            <text:p>3,</text:p>
          </table:table-cell>
          <table:table-cell table:formula="of:=COM.MICROSOFT.CONCAT([.GW10]*1+[.GW11]*2+[.GW12]*4+[.GW13]*8+[.GW14]*16+[.GW15]*32+[.GW16]*64+[.GW17]*128; &quot;,&quot;)" office:value-type="string" office:string-value="193," calcext:value-type="string">
            <text:p>193,</text:p>
          </table:table-cell>
          <table:table-cell table:formula="of:=COM.MICROSOFT.CONCAT([.GX10]*1+[.GX11]*2+[.GX12]*4+[.GX13]*8+[.GX14]*16+[.GX15]*32+[.GX16]*64+[.GX17]*128; &quot;,&quot;)" office:value-type="string" office:string-value="240," calcext:value-type="string">
            <text:p>240,</text:p>
          </table:table-cell>
          <table:table-cell table:formula="of:=COM.MICROSOFT.CONCAT([.GY10]*1+[.GY11]*2+[.GY12]*4+[.GY13]*8+[.GY14]*16+[.GY15]*32+[.GY16]*64+[.GY17]*128; &quot;,&quot;)" office:value-type="string" office:string-value="252," calcext:value-type="string">
            <text:p>252,</text:p>
          </table:table-cell>
          <table:table-cell table:formula="of:=COM.MICROSOFT.CONCAT([.GZ10]*1+[.GZ11]*2+[.GZ12]*4+[.GZ13]*8+[.GZ14]*16+[.GZ15]*32+[.GZ16]*64+[.GZ17]*128; &quot;,&quot;)" office:value-type="string" office:string-value="127," calcext:value-type="string">
            <text:p>127,</text:p>
          </table:table-cell>
          <table:table-cell table:formula="of:=COM.MICROSOFT.CONCAT([.HA10]*1+[.HA11]*2+[.HA12]*4+[.HA13]*8+[.HA14]*16+[.HA15]*32+[.HA16]*64+[.HA17]*128; &quot;,&quot;)" office:value-type="string" office:string-value="31," calcext:value-type="string">
            <text:p>31,</text:p>
          </table:table-cell>
          <table:table-cell table:formula="of:=COM.MICROSOFT.CONCAT([.HB10]*1+[.HB11]*2+[.HB12]*4+[.HB13]*8+[.HB14]*16+[.HB15]*32+[.HB16]*64+[.HB17]*128; &quot;,&quot;)" office:value-type="string" office:string-value="7," calcext:value-type="string">
            <text:p>7,</text:p>
          </table:table-cell>
          <table:table-cell table:formula="of:=COM.MICROSOFT.CONCAT([.HC10]*1+[.HC11]*2+[.HC12]*4+[.HC13]*8+[.HC14]*16+[.HC15]*32+[.HC16]*64+[.HC17]*128; &quot;,&quot;)" office:value-type="string" office:string-value="1," calcext:value-type="string">
            <text:p>1,</text:p>
          </table:table-cell>
          <table:table-cell table:formula="of:=COM.MICROSOFT.CONCAT([.HD10]*1+[.HD11]*2+[.HD12]*4+[.HD13]*8+[.HD14]*16+[.HD15]*32+[.HD16]*64+[.HD17]*128; &quot;,&quot;)" office:value-type="string" office:string-value="0," calcext:value-type="string">
            <text:p>0,</text:p>
          </table:table-cell>
          <table:table-cell table:formula="of:=COM.MICROSOFT.CONCAT([.HE10]*1+[.HE11]*2+[.HE12]*4+[.HE13]*8+[.HE14]*16+[.HE15]*32+[.HE16]*64+[.HE17]*128; &quot;,&quot;)" office:value-type="string" office:string-value="0," calcext:value-type="string">
            <text:p>0,</text:p>
          </table:table-cell>
          <table:table-cell table:formula="of:=COM.MICROSOFT.CONCAT([.HF10]*1+[.HF11]*2+[.HF12]*4+[.HF13]*8+[.HF14]*16+[.HF15]*32+[.HF16]*64+[.HF17]*128; &quot;,&quot;)" office:value-type="string" office:string-value="0," calcext:value-type="string">
            <text:p>0,</text:p>
          </table:table-cell>
          <table:table-cell table:formula="of:=COM.MICROSOFT.CONCAT([.HG10]*1+[.HG11]*2+[.HG12]*4+[.HG13]*8+[.HG14]*16+[.HG15]*32+[.HG16]*64+[.HG17]*128; &quot;,&quot;)" office:value-type="string" office:string-value="0," calcext:value-type="string">
            <text:p>0,</text:p>
          </table:table-cell>
          <table:table-cell table:number-columns-repeated="3"/>
          <table:table-cell table:style-name="Default" table:formula="of:=COM.MICROSOFT.CONCAT([.HK10]*1+[.HK11]*2+[.HK12]*4+[.HK13]*8+[.HK14]*16+[.HK15]*32+[.HK16]*64+[.HK17]*128; &quot;,&quot;)" office:value-type="string" office:string-value="0," calcext:value-type="string">
            <text:p>0,</text:p>
          </table:table-cell>
          <table:table-cell table:style-name="Default" table:formula="of:=COM.MICROSOFT.CONCAT([.HL10]*1+[.HL11]*2+[.HL12]*4+[.HL13]*8+[.HL14]*16+[.HL15]*32+[.HL16]*64+[.HL17]*128; &quot;,&quot;)" office:value-type="string" office:string-value="0," calcext:value-type="string">
            <text:p>0,</text:p>
          </table:table-cell>
          <table:table-cell table:style-name="Default" table:formula="of:=COM.MICROSOFT.CONCAT([.HM10]*1+[.HM11]*2+[.HM12]*4+[.HM13]*8+[.HM14]*16+[.HM15]*32+[.HM16]*64+[.HM17]*128; &quot;,&quot;)" office:value-type="string" office:string-value="0," calcext:value-type="string">
            <text:p>0,</text:p>
          </table:table-cell>
          <table:table-cell table:style-name="Default" table:formula="of:=COM.MICROSOFT.CONCAT([.HN10]*1+[.HN11]*2+[.HN12]*4+[.HN13]*8+[.HN14]*16+[.HN15]*32+[.HN16]*64+[.HN17]*128; &quot;,&quot;)" office:value-type="string" office:string-value="128," calcext:value-type="string">
            <text:p>128,</text:p>
          </table:table-cell>
          <table:table-cell table:style-name="Default" table:formula="of:=COM.MICROSOFT.CONCAT([.HO10]*1+[.HO11]*2+[.HO12]*4+[.HO13]*8+[.HO14]*16+[.HO15]*32+[.HO16]*64+[.HO17]*128; &quot;,&quot;)" office:value-type="string" office:string-value="128," calcext:value-type="string">
            <text:p>128,</text:p>
          </table:table-cell>
          <table:table-cell table:style-name="Default" table:formula="of:=COM.MICROSOFT.CONCAT([.HP10]*1+[.HP11]*2+[.HP12]*4+[.HP13]*8+[.HP14]*16+[.HP15]*32+[.HP16]*64+[.HP17]*128; &quot;,&quot;)" office:value-type="string" office:string-value="255," calcext:value-type="string">
            <text:p>255,</text:p>
          </table:table-cell>
          <table:table-cell table:style-name="Default" table:formula="of:=COM.MICROSOFT.CONCAT([.HQ10]*1+[.HQ11]*2+[.HQ12]*4+[.HQ13]*8+[.HQ14]*16+[.HQ15]*32+[.HQ16]*64+[.HQ17]*128; &quot;,&quot;)" office:value-type="string" office:string-value="255," calcext:value-type="string">
            <text:p>255,</text:p>
          </table:table-cell>
          <table:table-cell table:style-name="Default" table:formula="of:=COM.MICROSOFT.CONCAT([.HR10]*1+[.HR11]*2+[.HR12]*4+[.HR13]*8+[.HR14]*16+[.HR15]*32+[.HR16]*64+[.HR17]*128; &quot;,&quot;)" office:value-type="string" office:string-value="255," calcext:value-type="string">
            <text:p>255,</text:p>
          </table:table-cell>
          <table:table-cell table:style-name="Default" table:formula="of:=COM.MICROSOFT.CONCAT([.HS10]*1+[.HS11]*2+[.HS12]*4+[.HS13]*8+[.HS14]*16+[.HS15]*32+[.HS16]*64+[.HS17]*128; &quot;,&quot;)" office:value-type="string" office:string-value="213," calcext:value-type="string">
            <text:p>213,</text:p>
          </table:table-cell>
          <table:table-cell table:style-name="Default" table:formula="of:=COM.MICROSOFT.CONCAT([.HT10]*1+[.HT11]*2+[.HT12]*4+[.HT13]*8+[.HT14]*16+[.HT15]*32+[.HT16]*64+[.HT17]*128; &quot;,&quot;)" office:value-type="string" office:string-value="213," calcext:value-type="string">
            <text:p>213,</text:p>
          </table:table-cell>
          <table:table-cell table:style-name="Default" table:formula="of:=COM.MICROSOFT.CONCAT([.HU10]*1+[.HU11]*2+[.HU12]*4+[.HU13]*8+[.HU14]*16+[.HU15]*32+[.HU16]*64+[.HU17]*128; &quot;,&quot;)" office:value-type="string" office:string-value="255," calcext:value-type="string">
            <text:p>255,</text:p>
          </table:table-cell>
          <table:table-cell table:style-name="Default" table:formula="of:=COM.MICROSOFT.CONCAT([.HV10]*1+[.HV11]*2+[.HV12]*4+[.HV13]*8+[.HV14]*16+[.HV15]*32+[.HV16]*64+[.HV17]*128; &quot;,&quot;)" office:value-type="string" office:string-value="128," calcext:value-type="string">
            <text:p>128,</text:p>
          </table:table-cell>
          <table:table-cell table:style-name="Default" table:formula="of:=COM.MICROSOFT.CONCAT([.HW10]*1+[.HW11]*2+[.HW12]*4+[.HW13]*8+[.HW14]*16+[.HW15]*32+[.HW16]*64+[.HW17]*128; &quot;,&quot;)" office:value-type="string" office:string-value="0," calcext:value-type="string">
            <text:p>0,</text:p>
          </table:table-cell>
          <table:table-cell table:style-name="Default" table:formula="of:=COM.MICROSOFT.CONCAT([.HX10]*1+[.HX11]*2+[.HX12]*4+[.HX13]*8+[.HX14]*16+[.HX15]*32+[.HX16]*64+[.HX17]*128; &quot;,&quot;)" office:value-type="string" office:string-value="0," calcext:value-type="string">
            <text:p>0,</text:p>
          </table:table-cell>
          <table:table-cell table:style-name="Default" table:formula="of:=COM.MICROSOFT.CONCAT([.HY10]*1+[.HY11]*2+[.HY12]*4+[.HY13]*8+[.HY14]*16+[.HY15]*32+[.HY16]*64+[.HY17]*128; &quot;,&quot;)" office:value-type="string" office:string-value="0," calcext:value-type="string">
            <text:p>0,</text:p>
          </table:table-cell>
          <table:table-cell table:style-name="Default" table:formula="of:=COM.MICROSOFT.CONCAT([.HZ10]*1+[.HZ11]*2+[.HZ12]*4+[.HZ13]*8+[.HZ14]*16+[.HZ15]*32+[.HZ16]*64+[.HZ17]*128; &quot;,&quot;)" office:value-type="string" office:string-value="0," calcext:value-type="string">
            <text:p>0,</text:p>
          </table:table-cell>
          <table:table-cell table:number-columns-repeated="2"/>
          <table:table-cell table:style-name="Default" table:formula="of:=COM.MICROSOFT.CONCAT([.IC10]*1+[.IC11]*2+[.IC12]*4+[.IC13]*8+[.IC14]*16+[.IC15]*32+[.IC16]*64+[.IC17]*128; &quot;,&quot;)" office:value-type="string" office:string-value="0," calcext:value-type="string">
            <text:p>0,</text:p>
          </table:table-cell>
          <table:table-cell table:style-name="Default" table:formula="of:=COM.MICROSOFT.CONCAT([.ID10]*1+[.ID11]*2+[.ID12]*4+[.ID13]*8+[.ID14]*16+[.ID15]*32+[.ID16]*64+[.ID17]*128; &quot;,&quot;)" office:value-type="string" office:string-value="0," calcext:value-type="string">
            <text:p>0,</text:p>
          </table:table-cell>
          <table:table-cell table:style-name="Default" table:formula="of:=COM.MICROSOFT.CONCAT([.IE10]*1+[.IE11]*2+[.IE12]*4+[.IE13]*8+[.IE14]*16+[.IE15]*32+[.IE16]*64+[.IE17]*128; &quot;,&quot;)" office:value-type="string" office:string-value="240," calcext:value-type="string">
            <text:p>240,</text:p>
          </table:table-cell>
          <table:table-cell table:style-name="Default" table:formula="of:=COM.MICROSOFT.CONCAT([.IF10]*1+[.IF11]*2+[.IF12]*4+[.IF13]*8+[.IF14]*16+[.IF15]*32+[.IF16]*64+[.IF17]*128; &quot;,&quot;)" office:value-type="string" office:string-value="254," calcext:value-type="string">
            <text:p>254,</text:p>
          </table:table-cell>
          <table:table-cell table:style-name="Default" table:formula="of:=COM.MICROSOFT.CONCAT([.IG10]*1+[.IG11]*2+[.IG12]*4+[.IG13]*8+[.IG14]*16+[.IG15]*32+[.IG16]*64+[.IG17]*128; &quot;,&quot;)" office:value-type="string" office:string-value="255," calcext:value-type="string">
            <text:p>255,</text:p>
          </table:table-cell>
          <table:table-cell table:style-name="Default" table:formula="of:=COM.MICROSOFT.CONCAT([.IH10]*1+[.IH11]*2+[.IH12]*4+[.IH13]*8+[.IH14]*16+[.IH15]*32+[.IH16]*64+[.IH17]*128; &quot;,&quot;)" office:value-type="string" office:string-value="255," calcext:value-type="string">
            <text:p>255,</text:p>
          </table:table-cell>
          <table:table-cell table:style-name="Default" table:formula="of:=COM.MICROSOFT.CONCAT([.II10]*1+[.II11]*2+[.II12]*4+[.II13]*8+[.II14]*16+[.II15]*32+[.II16]*64+[.II17]*128; &quot;,&quot;)" office:value-type="string" office:string-value="255," calcext:value-type="string">
            <text:p>255,</text:p>
          </table:table-cell>
          <table:table-cell table:style-name="Default" table:formula="of:=COM.MICROSOFT.CONCAT([.IJ10]*1+[.IJ11]*2+[.IJ12]*4+[.IJ13]*8+[.IJ14]*16+[.IJ15]*32+[.IJ16]*64+[.IJ17]*128; &quot;,&quot;)" office:value-type="string" office:string-value="255," calcext:value-type="string">
            <text:p>255,</text:p>
          </table:table-cell>
          <table:table-cell table:style-name="Default" table:formula="of:=COM.MICROSOFT.CONCAT([.IK10]*1+[.IK11]*2+[.IK12]*4+[.IK13]*8+[.IK14]*16+[.IK15]*32+[.IK16]*64+[.IK17]*128; &quot;,&quot;)" office:value-type="string" office:string-value="255," calcext:value-type="string">
            <text:p>255,</text:p>
          </table:table-cell>
          <table:table-cell table:style-name="Default" table:formula="of:=COM.MICROSOFT.CONCAT([.IL10]*1+[.IL11]*2+[.IL12]*4+[.IL13]*8+[.IL14]*16+[.IL15]*32+[.IL16]*64+[.IL17]*128; &quot;,&quot;)" office:value-type="string" office:string-value="255," calcext:value-type="string">
            <text:p>255,</text:p>
          </table:table-cell>
          <table:table-cell table:style-name="Default" table:formula="of:=COM.MICROSOFT.CONCAT([.IM10]*1+[.IM11]*2+[.IM12]*4+[.IM13]*8+[.IM14]*16+[.IM15]*32+[.IM16]*64+[.IM17]*128; &quot;,&quot;)" office:value-type="string" office:string-value="255," calcext:value-type="string">
            <text:p>255,</text:p>
          </table:table-cell>
          <table:table-cell table:style-name="Default" table:formula="of:=COM.MICROSOFT.CONCAT([.IN10]*1+[.IN11]*2+[.IN12]*4+[.IN13]*8+[.IN14]*16+[.IN15]*32+[.IN16]*64+[.IN17]*128; &quot;,&quot;)" office:value-type="string" office:string-value="255," calcext:value-type="string">
            <text:p>255,</text:p>
          </table:table-cell>
          <table:table-cell table:style-name="Default" table:formula="of:=COM.MICROSOFT.CONCAT([.IO10]*1+[.IO11]*2+[.IO12]*4+[.IO13]*8+[.IO14]*16+[.IO15]*32+[.IO16]*64+[.IO17]*128; &quot;,&quot;)" office:value-type="string" office:string-value="254," calcext:value-type="string">
            <text:p>254,</text:p>
          </table:table-cell>
          <table:table-cell table:style-name="Default" table:formula="of:=COM.MICROSOFT.CONCAT([.IP10]*1+[.IP11]*2+[.IP12]*4+[.IP13]*8+[.IP14]*16+[.IP15]*32+[.IP16]*64+[.IP17]*128; &quot;,&quot;)" office:value-type="string" office:string-value="240," calcext:value-type="string">
            <text:p>240,</text:p>
          </table:table-cell>
          <table:table-cell table:style-name="Default" table:formula="of:=COM.MICROSOFT.CONCAT([.IQ10]*1+[.IQ11]*2+[.IQ12]*4+[.IQ13]*8+[.IQ14]*16+[.IQ15]*32+[.IQ16]*64+[.IQ17]*128; &quot;,&quot;)" office:value-type="string" office:string-value="0," calcext:value-type="string">
            <text:p>0,</text:p>
          </table:table-cell>
          <table:table-cell table:style-name="Default" table:formula="of:=COM.MICROSOFT.CONCAT([.IR10]*1+[.IR11]*2+[.IR12]*4+[.IR13]*8+[.IR14]*16+[.IR15]*32+[.IR16]*64+[.IR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IU10]*1+[.IU11]*2+[.IU12]*4+[.IU13]*8+[.IU14]*16+[.IU15]*32+[.IU16]*64+[.IU17]*128; &quot;,&quot;)" office:value-type="string" office:string-value="0," calcext:value-type="string">
            <text:p>0,</text:p>
          </table:table-cell>
          <table:table-cell table:formula="of:=COM.MICROSOFT.CONCAT([.IV10]*1+[.IV11]*2+[.IV12]*4+[.IV13]*8+[.IV14]*16+[.IV15]*32+[.IV16]*64+[.IV17]*128; &quot;,&quot;)" office:value-type="string" office:string-value="28," calcext:value-type="string">
            <text:p>28,</text:p>
          </table:table-cell>
          <table:table-cell table:formula="of:=COM.MICROSOFT.CONCAT([.IW10]*1+[.IW11]*2+[.IW12]*4+[.IW13]*8+[.IW14]*16+[.IW15]*32+[.IW16]*64+[.IW17]*128; &quot;,&quot;)" office:value-type="string" office:string-value="28," calcext:value-type="string">
            <text:p>28,</text:p>
          </table:table-cell>
          <table:table-cell table:formula="of:=COM.MICROSOFT.CONCAT([.IX10]*1+[.IX11]*2+[.IX12]*4+[.IX13]*8+[.IX14]*16+[.IX15]*32+[.IX16]*64+[.IX17]*128; &quot;,&quot;)" office:value-type="string" office:string-value="28," calcext:value-type="string">
            <text:p>28,</text:p>
          </table:table-cell>
          <table:table-cell table:formula="of:=COM.MICROSOFT.CONCAT([.IY10]*1+[.IY11]*2+[.IY12]*4+[.IY13]*8+[.IY14]*16+[.IY15]*32+[.IY16]*64+[.IY17]*128; &quot;,&quot;)" office:value-type="string" office:string-value="28," calcext:value-type="string">
            <text:p>28,</text:p>
          </table:table-cell>
          <table:table-cell table:formula="of:=COM.MICROSOFT.CONCAT([.IZ10]*1+[.IZ11]*2+[.IZ12]*4+[.IZ13]*8+[.IZ14]*16+[.IZ15]*32+[.IZ16]*64+[.IZ17]*128; &quot;,&quot;)" office:value-type="string" office:string-value="28," calcext:value-type="string">
            <text:p>28,</text:p>
          </table:table-cell>
          <table:table-cell table:formula="of:=COM.MICROSOFT.CONCAT([.JA10]*1+[.JA11]*2+[.JA12]*4+[.JA13]*8+[.JA14]*16+[.JA15]*32+[.JA16]*64+[.JA17]*128; &quot;,&quot;)" office:value-type="string" office:string-value="28," calcext:value-type="string">
            <text:p>28,</text:p>
          </table:table-cell>
          <table:table-cell table:formula="of:=COM.MICROSOFT.CONCAT([.JB10]*1+[.JB11]*2+[.JB12]*4+[.JB13]*8+[.JB14]*16+[.JB15]*32+[.JB16]*64+[.JB17]*128; &quot;,&quot;)" office:value-type="string" office:string-value="28," calcext:value-type="string">
            <text:p>28,</text:p>
          </table:table-cell>
          <table:table-cell table:formula="of:=COM.MICROSOFT.CONCAT([.JC10]*1+[.JC11]*2+[.JC12]*4+[.JC13]*8+[.JC14]*16+[.JC15]*32+[.JC16]*64+[.JC17]*128; &quot;,&quot;)" office:value-type="string" office:string-value="28," calcext:value-type="string">
            <text:p>28,</text:p>
          </table:table-cell>
          <table:table-cell table:formula="of:=COM.MICROSOFT.CONCAT([.JD10]*1+[.JD11]*2+[.JD12]*4+[.JD13]*8+[.JD14]*16+[.JD15]*32+[.JD16]*64+[.JD17]*128; &quot;,&quot;)" office:value-type="string" office:string-value="28," calcext:value-type="string">
            <text:p>28,</text:p>
          </table:table-cell>
          <table:table-cell table:formula="of:=COM.MICROSOFT.CONCAT([.JE10]*1+[.JE11]*2+[.JE12]*4+[.JE13]*8+[.JE14]*16+[.JE15]*32+[.JE16]*64+[.JE17]*128; &quot;,&quot;)" office:value-type="string" office:string-value="28," calcext:value-type="string">
            <text:p>28,</text:p>
          </table:table-cell>
          <table:table-cell table:formula="of:=COM.MICROSOFT.CONCAT([.JF10]*1+[.JF11]*2+[.JF12]*4+[.JF13]*8+[.JF14]*16+[.JF15]*32+[.JF16]*64+[.JF17]*128; &quot;,&quot;)" office:value-type="string" office:string-value="28," calcext:value-type="string">
            <text:p>28,</text:p>
          </table:table-cell>
          <table:table-cell table:formula="of:=COM.MICROSOFT.CONCAT([.JG10]*1+[.JG11]*2+[.JG12]*4+[.JG13]*8+[.JG14]*16+[.JG15]*32+[.JG16]*64+[.JG17]*128; &quot;,&quot;)" office:value-type="string" office:string-value="28," calcext:value-type="string">
            <text:p>28,</text:p>
          </table:table-cell>
          <table:table-cell table:formula="of:=COM.MICROSOFT.CONCAT([.JH10]*1+[.JH11]*2+[.JH12]*4+[.JH13]*8+[.JH14]*16+[.JH15]*32+[.JH16]*64+[.JH17]*128; &quot;,&quot;)" office:value-type="string" office:string-value="28," calcext:value-type="string">
            <text:p>28,</text:p>
          </table:table-cell>
          <table:table-cell table:formula="of:=COM.MICROSOFT.CONCAT([.JI10]*1+[.JI11]*2+[.JI12]*4+[.JI13]*8+[.JI14]*16+[.JI15]*32+[.JI16]*64+[.JI17]*128; &quot;,&quot;)" office:value-type="string" office:string-value="28," calcext:value-type="string">
            <text:p>28,</text:p>
          </table:table-cell>
          <table:table-cell table:formula="of:=COM.MICROSOFT.CONCAT([.JJ10]*1+[.JJ11]*2+[.JJ12]*4+[.JJ13]*8+[.JJ14]*16+[.JJ15]*32+[.JJ16]*64+[.JJ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JM10]*1+[.JM11]*2+[.JM12]*4+[.JM13]*8+[.JM14]*16+[.JM15]*32+[.JM16]*64+[.JM17]*128; &quot;,&quot;)" office:value-type="string" office:string-value="0," calcext:value-type="string">
            <text:p>0,</text:p>
          </table:table-cell>
          <table:table-cell table:formula="of:=COM.MICROSOFT.CONCAT([.JN10]*1+[.JN11]*2+[.JN12]*4+[.JN13]*8+[.JN14]*16+[.JN15]*32+[.JN16]*64+[.JN17]*128; &quot;,&quot;)" office:value-type="string" office:string-value="0," calcext:value-type="string">
            <text:p>0,</text:p>
          </table:table-cell>
          <table:table-cell table:formula="of:=COM.MICROSOFT.CONCAT([.JO10]*1+[.JO11]*2+[.JO12]*4+[.JO13]*8+[.JO14]*16+[.JO15]*32+[.JO16]*64+[.JO17]*128; &quot;,&quot;)" office:value-type="string" office:string-value="0," calcext:value-type="string">
            <text:p>0,</text:p>
          </table:table-cell>
          <table:table-cell table:formula="of:=COM.MICROSOFT.CONCAT([.JP10]*1+[.JP11]*2+[.JP12]*4+[.JP13]*8+[.JP14]*16+[.JP15]*32+[.JP16]*64+[.JP17]*128; &quot;,&quot;)" office:value-type="string" office:string-value="0," calcext:value-type="string">
            <text:p>0,</text:p>
          </table:table-cell>
          <table:table-cell table:formula="of:=COM.MICROSOFT.CONCAT([.JQ10]*1+[.JQ11]*2+[.JQ12]*4+[.JQ13]*8+[.JQ14]*16+[.JQ15]*32+[.JQ16]*64+[.JQ17]*128; &quot;,&quot;)" office:value-type="string" office:string-value="0," calcext:value-type="string">
            <text:p>0,</text:p>
          </table:table-cell>
          <table:table-cell table:formula="of:=COM.MICROSOFT.CONCAT([.JR10]*1+[.JR11]*2+[.JR12]*4+[.JR13]*8+[.JR14]*16+[.JR15]*32+[.JR16]*64+[.JR17]*128; &quot;,&quot;)" office:value-type="string" office:string-value="0," calcext:value-type="string">
            <text:p>0,</text:p>
          </table:table-cell>
          <table:table-cell table:formula="of:=COM.MICROSOFT.CONCAT([.JS10]*1+[.JS11]*2+[.JS12]*4+[.JS13]*8+[.JS14]*16+[.JS15]*32+[.JS16]*64+[.JS17]*128; &quot;,&quot;)" office:value-type="string" office:string-value="0," calcext:value-type="string">
            <text:p>0,</text:p>
          </table:table-cell>
          <table:table-cell table:formula="of:=COM.MICROSOFT.CONCAT([.JT10]*1+[.JT11]*2+[.JT12]*4+[.JT13]*8+[.JT14]*16+[.JT15]*32+[.JT16]*64+[.JT17]*128; &quot;,&quot;)" office:value-type="string" office:string-value="0," calcext:value-type="string">
            <text:p>0,</text:p>
          </table:table-cell>
          <table:table-cell table:formula="of:=COM.MICROSOFT.CONCAT([.JU10]*1+[.JU11]*2+[.JU12]*4+[.JU13]*8+[.JU14]*16+[.JU15]*32+[.JU16]*64+[.JU17]*128; &quot;,&quot;)" office:value-type="string" office:string-value="0," calcext:value-type="string">
            <text:p>0,</text:p>
          </table:table-cell>
          <table:table-cell table:formula="of:=COM.MICROSOFT.CONCAT([.JV10]*1+[.JV11]*2+[.JV12]*4+[.JV13]*8+[.JV14]*16+[.JV15]*32+[.JV16]*64+[.JV17]*128; &quot;,&quot;)" office:value-type="string" office:string-value="0," calcext:value-type="string">
            <text:p>0,</text:p>
          </table:table-cell>
          <table:table-cell table:formula="of:=COM.MICROSOFT.CONCAT([.JW10]*1+[.JW11]*2+[.JW12]*4+[.JW13]*8+[.JW14]*16+[.JW15]*32+[.JW16]*64+[.JW17]*128; &quot;,&quot;)" office:value-type="string" office:string-value="0," calcext:value-type="string">
            <text:p>0,</text:p>
          </table:table-cell>
          <table:table-cell table:formula="of:=COM.MICROSOFT.CONCAT([.JX10]*1+[.JX11]*2+[.JX12]*4+[.JX13]*8+[.JX14]*16+[.JX15]*32+[.JX16]*64+[.JX17]*128; &quot;,&quot;)" office:value-type="string" office:string-value="0," calcext:value-type="string">
            <text:p>0,</text:p>
          </table:table-cell>
          <table:table-cell table:formula="of:=COM.MICROSOFT.CONCAT([.JY10]*1+[.JY11]*2+[.JY12]*4+[.JY13]*8+[.JY14]*16+[.JY15]*32+[.JY16]*64+[.JY17]*128; &quot;,&quot;)" office:value-type="string" office:string-value="0," calcext:value-type="string">
            <text:p>0,</text:p>
          </table:table-cell>
          <table:table-cell table:formula="of:=COM.MICROSOFT.CONCAT([.JZ10]*1+[.JZ11]*2+[.JZ12]*4+[.JZ13]*8+[.JZ14]*16+[.JZ15]*32+[.JZ16]*64+[.JZ17]*128; &quot;,&quot;)" office:value-type="string" office:string-value="0," calcext:value-type="string">
            <text:p>0,</text:p>
          </table:table-cell>
          <table:table-cell table:formula="of:=COM.MICROSOFT.CONCAT([.KA10]*1+[.KA11]*2+[.KA12]*4+[.KA13]*8+[.KA14]*16+[.KA15]*32+[.KA16]*64+[.KA17]*128; &quot;,&quot;)" office:value-type="string" office:string-value="0," calcext:value-type="string">
            <text:p>0,</text:p>
          </table:table-cell>
          <table:table-cell table:formula="of:=COM.MICROSOFT.CONCAT([.KB10]*1+[.KB11]*2+[.KB12]*4+[.KB13]*8+[.KB14]*16+[.KB15]*32+[.KB16]*64+[.KB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KE10]*1+[.KE11]*2+[.KE12]*4+[.KE13]*8+[.KE14]*16+[.KE15]*32+[.KE16]*64+[.KE17]*128; &quot;,&quot;)" office:value-type="string" office:string-value="0," calcext:value-type="string">
            <text:p>0,</text:p>
          </table:table-cell>
          <table:table-cell table:formula="of:=COM.MICROSOFT.CONCAT([.KF10]*1+[.KF11]*2+[.KF12]*4+[.KF13]*8+[.KF14]*16+[.KF15]*32+[.KF16]*64+[.KF17]*128; &quot;,&quot;)" office:value-type="string" office:string-value="0," calcext:value-type="string">
            <text:p>0,</text:p>
          </table:table-cell>
          <table:table-cell table:formula="of:=COM.MICROSOFT.CONCAT([.KG10]*1+[.KG11]*2+[.KG12]*4+[.KG13]*8+[.KG14]*16+[.KG15]*32+[.KG16]*64+[.KG17]*128; &quot;,&quot;)" office:value-type="string" office:string-value="0," calcext:value-type="string">
            <text:p>0,</text:p>
          </table:table-cell>
          <table:table-cell table:formula="of:=COM.MICROSOFT.CONCAT([.KH10]*1+[.KH11]*2+[.KH12]*4+[.KH13]*8+[.KH14]*16+[.KH15]*32+[.KH16]*64+[.KH17]*128; &quot;,&quot;)" office:value-type="string" office:string-value="0," calcext:value-type="string">
            <text:p>0,</text:p>
          </table:table-cell>
          <table:table-cell table:formula="of:=COM.MICROSOFT.CONCAT([.KI10]*1+[.KI11]*2+[.KI12]*4+[.KI13]*8+[.KI14]*16+[.KI15]*32+[.KI16]*64+[.KI17]*128; &quot;,&quot;)" office:value-type="string" office:string-value="0," calcext:value-type="string">
            <text:p>0,</text:p>
          </table:table-cell>
          <table:table-cell table:formula="of:=COM.MICROSOFT.CONCAT([.KJ10]*1+[.KJ11]*2+[.KJ12]*4+[.KJ13]*8+[.KJ14]*16+[.KJ15]*32+[.KJ16]*64+[.KJ17]*128; &quot;,&quot;)" office:value-type="string" office:string-value="0," calcext:value-type="string">
            <text:p>0,</text:p>
          </table:table-cell>
          <table:table-cell table:formula="of:=COM.MICROSOFT.CONCAT([.KK10]*1+[.KK11]*2+[.KK12]*4+[.KK13]*8+[.KK14]*16+[.KK15]*32+[.KK16]*64+[.KK17]*128; &quot;,&quot;)" office:value-type="string" office:string-value="255," calcext:value-type="string">
            <text:p>255,</text:p>
          </table:table-cell>
          <table:table-cell table:formula="of:=COM.MICROSOFT.CONCAT([.KL10]*1+[.KL11]*2+[.KL12]*4+[.KL13]*8+[.KL14]*16+[.KL15]*32+[.KL16]*64+[.KL17]*128; &quot;,&quot;)" office:value-type="string" office:string-value="255," calcext:value-type="string">
            <text:p>255,</text:p>
          </table:table-cell>
          <table:table-cell table:formula="of:=COM.MICROSOFT.CONCAT([.KM10]*1+[.KM11]*2+[.KM12]*4+[.KM13]*8+[.KM14]*16+[.KM15]*32+[.KM16]*64+[.KM17]*128; &quot;,&quot;)" office:value-type="string" office:string-value="255," calcext:value-type="string">
            <text:p>255,</text:p>
          </table:table-cell>
          <table:table-cell table:formula="of:=COM.MICROSOFT.CONCAT([.KN10]*1+[.KN11]*2+[.KN12]*4+[.KN13]*8+[.KN14]*16+[.KN15]*32+[.KN16]*64+[.KN17]*128; &quot;,&quot;)" office:value-type="string" office:string-value="255," calcext:value-type="string">
            <text:p>255,</text:p>
          </table:table-cell>
          <table:table-cell table:formula="of:=COM.MICROSOFT.CONCAT([.KO10]*1+[.KO11]*2+[.KO12]*4+[.KO13]*8+[.KO14]*16+[.KO15]*32+[.KO16]*64+[.KO17]*128; &quot;,&quot;)" office:value-type="string" office:string-value="0," calcext:value-type="string">
            <text:p>0,</text:p>
          </table:table-cell>
          <table:table-cell table:formula="of:=COM.MICROSOFT.CONCAT([.KP10]*1+[.KP11]*2+[.KP12]*4+[.KP13]*8+[.KP14]*16+[.KP15]*32+[.KP16]*64+[.KP17]*128; &quot;,&quot;)" office:value-type="string" office:string-value="0," calcext:value-type="string">
            <text:p>0,</text:p>
          </table:table-cell>
          <table:table-cell table:formula="of:=COM.MICROSOFT.CONCAT([.KQ10]*1+[.KQ11]*2+[.KQ12]*4+[.KQ13]*8+[.KQ14]*16+[.KQ15]*32+[.KQ16]*64+[.KQ17]*128; &quot;,&quot;)" office:value-type="string" office:string-value="0," calcext:value-type="string">
            <text:p>0,</text:p>
          </table:table-cell>
          <table:table-cell table:formula="of:=COM.MICROSOFT.CONCAT([.KR10]*1+[.KR11]*2+[.KR12]*4+[.KR13]*8+[.KR14]*16+[.KR15]*32+[.KR16]*64+[.KR17]*128; &quot;,&quot;)" office:value-type="string" office:string-value="0," calcext:value-type="string">
            <text:p>0,</text:p>
          </table:table-cell>
          <table:table-cell table:formula="of:=COM.MICROSOFT.CONCAT([.KS10]*1+[.KS11]*2+[.KS12]*4+[.KS13]*8+[.KS14]*16+[.KS15]*32+[.KS16]*64+[.KS17]*128; &quot;,&quot;)" office:value-type="string" office:string-value="0," calcext:value-type="string">
            <text:p>0,</text:p>
          </table:table-cell>
          <table:table-cell table:formula="of:=COM.MICROSOFT.CONCAT([.KT10]*1+[.KT11]*2+[.KT12]*4+[.KT13]*8+[.KT14]*16+[.KT15]*32+[.KT16]*64+[.KT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KW10]*1+[.KW11]*2+[.KW12]*4+[.KW13]*8+[.KW14]*16+[.KW15]*32+[.KW16]*64+[.KW17]*128; &quot;,&quot;)" office:value-type="string" office:string-value="0," calcext:value-type="string">
            <text:p>0,</text:p>
          </table:table-cell>
          <table:table-cell table:formula="of:=COM.MICROSOFT.CONCAT([.KX10]*1+[.KX11]*2+[.KX12]*4+[.KX13]*8+[.KX14]*16+[.KX15]*32+[.KX16]*64+[.KX17]*128; &quot;,&quot;)" office:value-type="string" office:string-value="255," calcext:value-type="string">
            <text:p>255,</text:p>
          </table:table-cell>
          <table:table-cell table:formula="of:=COM.MICROSOFT.CONCAT([.KY10]*1+[.KY11]*2+[.KY12]*4+[.KY13]*8+[.KY14]*16+[.KY15]*32+[.KY16]*64+[.KY17]*128; &quot;,&quot;)" office:value-type="string" office:string-value="255," calcext:value-type="string">
            <text:p>255,</text:p>
          </table:table-cell>
          <table:table-cell table:formula="of:=COM.MICROSOFT.CONCAT([.KZ10]*1+[.KZ11]*2+[.KZ12]*4+[.KZ13]*8+[.KZ14]*16+[.KZ15]*32+[.KZ16]*64+[.KZ17]*128; &quot;,&quot;)" office:value-type="string" office:string-value="255," calcext:value-type="string">
            <text:p>255,</text:p>
          </table:table-cell>
          <table:table-cell table:formula="of:=COM.MICROSOFT.CONCAT([.LA10]*1+[.LA11]*2+[.LA12]*4+[.LA13]*8+[.LA14]*16+[.LA15]*32+[.LA16]*64+[.LA17]*128; &quot;,&quot;)" office:value-type="string" office:string-value="255," calcext:value-type="string">
            <text:p>255,</text:p>
          </table:table-cell>
          <table:table-cell table:formula="of:=COM.MICROSOFT.CONCAT([.LB10]*1+[.LB11]*2+[.LB12]*4+[.LB13]*8+[.LB14]*16+[.LB15]*32+[.LB16]*64+[.LB17]*128; &quot;,&quot;)" office:value-type="string" office:string-value="0," calcext:value-type="string">
            <text:p>0,</text:p>
          </table:table-cell>
          <table:table-cell table:formula="of:=COM.MICROSOFT.CONCAT([.LC10]*1+[.LC11]*2+[.LC12]*4+[.LC13]*8+[.LC14]*16+[.LC15]*32+[.LC16]*64+[.LC17]*128; &quot;,&quot;)" office:value-type="string" office:string-value="1," calcext:value-type="string">
            <text:p>1,</text:p>
          </table:table-cell>
          <table:table-cell table:formula="of:=COM.MICROSOFT.CONCAT([.LD10]*1+[.LD11]*2+[.LD12]*4+[.LD13]*8+[.LD14]*16+[.LD15]*32+[.LD16]*64+[.LD17]*128; &quot;,&quot;)" office:value-type="string" office:string-value="3," calcext:value-type="string">
            <text:p>3,</text:p>
          </table:table-cell>
          <table:table-cell table:formula="of:=COM.MICROSOFT.CONCAT([.LE10]*1+[.LE11]*2+[.LE12]*4+[.LE13]*8+[.LE14]*16+[.LE15]*32+[.LE16]*64+[.LE17]*128; &quot;,&quot;)" office:value-type="string" office:string-value="3," calcext:value-type="string">
            <text:p>3,</text:p>
          </table:table-cell>
          <table:table-cell table:formula="of:=COM.MICROSOFT.CONCAT([.LF10]*1+[.LF11]*2+[.LF12]*4+[.LF13]*8+[.LF14]*16+[.LF15]*32+[.LF16]*64+[.LF17]*128; &quot;,&quot;)" office:value-type="string" office:string-value="1," calcext:value-type="string">
            <text:p>1,</text:p>
          </table:table-cell>
          <table:table-cell table:formula="of:=COM.MICROSOFT.CONCAT([.LG10]*1+[.LG11]*2+[.LG12]*4+[.LG13]*8+[.LG14]*16+[.LG15]*32+[.LG16]*64+[.LG17]*128; &quot;,&quot;)" office:value-type="string" office:string-value="0," calcext:value-type="string">
            <text:p>0,</text:p>
          </table:table-cell>
          <table:table-cell table:formula="of:=COM.MICROSOFT.CONCAT([.LH10]*1+[.LH11]*2+[.LH12]*4+[.LH13]*8+[.LH14]*16+[.LH15]*32+[.LH16]*64+[.LH17]*128; &quot;,&quot;)" office:value-type="string" office:string-value="255," calcext:value-type="string">
            <text:p>255,</text:p>
          </table:table-cell>
          <table:table-cell table:formula="of:=COM.MICROSOFT.CONCAT([.LI10]*1+[.LI11]*2+[.LI12]*4+[.LI13]*8+[.LI14]*16+[.LI15]*32+[.LI16]*64+[.LI17]*128; &quot;,&quot;)" office:value-type="string" office:string-value="255," calcext:value-type="string">
            <text:p>255,</text:p>
          </table:table-cell>
          <table:table-cell table:formula="of:=COM.MICROSOFT.CONCAT([.LJ10]*1+[.LJ11]*2+[.LJ12]*4+[.LJ13]*8+[.LJ14]*16+[.LJ15]*32+[.LJ16]*64+[.LJ17]*128; &quot;,&quot;)" office:value-type="string" office:string-value="255," calcext:value-type="string">
            <text:p>255,</text:p>
          </table:table-cell>
          <table:table-cell table:formula="of:=COM.MICROSOFT.CONCAT([.LK10]*1+[.LK11]*2+[.LK12]*4+[.LK13]*8+[.LK14]*16+[.LK15]*32+[.LK16]*64+[.LK17]*128; &quot;,&quot;)" office:value-type="string" office:string-value="255," calcext:value-type="string">
            <text:p>255,</text:p>
          </table:table-cell>
          <table:table-cell table:formula="of:=COM.MICROSOFT.CONCAT([.LL10]*1+[.LL11]*2+[.LL12]*4+[.LL13]*8+[.LL14]*16+[.LL15]*32+[.LL16]*64+[.LL17]*128; &quot;,&quot;)" office:value-type="string" office:string-value="0," calcext:value-type="string">
            <text:p>0,</text:p>
          </table:table-cell>
          <table:table-cell table:number-columns-repeated="2"/>
          <table:table-cell table:formula="of:=COM.MICROSOFT.CONCAT([.LO10]*1+[.LO11]*2+[.LO12]*4+[.LO13]*8+[.LO14]*16+[.LO15]*32+[.LO16]*64+[.LO17]*128; &quot;,&quot;)" office:value-type="string" office:string-value="0," calcext:value-type="string">
            <text:p>0,</text:p>
          </table:table-cell>
          <table:table-cell table:formula="of:=COM.MICROSOFT.CONCAT([.LP10]*1+[.LP11]*2+[.LP12]*4+[.LP13]*8+[.LP14]*16+[.LP15]*32+[.LP16]*64+[.LP17]*128; &quot;,&quot;)" office:value-type="string" office:string-value="255," calcext:value-type="string">
            <text:p>255,</text:p>
          </table:table-cell>
          <table:table-cell table:formula="of:=COM.MICROSOFT.CONCAT([.LQ10]*1+[.LQ11]*2+[.LQ12]*4+[.LQ13]*8+[.LQ14]*16+[.LQ15]*32+[.LQ16]*64+[.LQ17]*128; &quot;,&quot;)" office:value-type="string" office:string-value="255," calcext:value-type="string">
            <text:p>255,</text:p>
          </table:table-cell>
          <table:table-cell table:formula="of:=COM.MICROSOFT.CONCAT([.LR10]*1+[.LR11]*2+[.LR12]*4+[.LR13]*8+[.LR14]*16+[.LR15]*32+[.LR16]*64+[.LR17]*128; &quot;,&quot;)" office:value-type="string" office:string-value="255," calcext:value-type="string">
            <text:p>255,</text:p>
          </table:table-cell>
          <table:table-cell table:formula="of:=COM.MICROSOFT.CONCAT([.LS10]*1+[.LS11]*2+[.LS12]*4+[.LS13]*8+[.LS14]*16+[.LS15]*32+[.LS16]*64+[.LS17]*128; &quot;,&quot;)" office:value-type="string" office:string-value="255," calcext:value-type="string">
            <text:p>255,</text:p>
          </table:table-cell>
          <table:table-cell table:formula="of:=COM.MICROSOFT.CONCAT([.LT10]*1+[.LT11]*2+[.LT12]*4+[.LT13]*8+[.LT14]*16+[.LT15]*32+[.LT16]*64+[.LT17]*128; &quot;,&quot;)" office:value-type="string" office:string-value="112," calcext:value-type="string">
            <text:p>112,</text:p>
          </table:table-cell>
          <table:table-cell table:formula="of:=COM.MICROSOFT.CONCAT([.LU10]*1+[.LU11]*2+[.LU12]*4+[.LU13]*8+[.LU14]*16+[.LU15]*32+[.LU16]*64+[.LU17]*128; &quot;,&quot;)" office:value-type="string" office:string-value="112," calcext:value-type="string">
            <text:p>112,</text:p>
          </table:table-cell>
          <table:table-cell table:formula="of:=COM.MICROSOFT.CONCAT([.LV10]*1+[.LV11]*2+[.LV12]*4+[.LV13]*8+[.LV14]*16+[.LV15]*32+[.LV16]*64+[.LV17]*128; &quot;,&quot;)" office:value-type="string" office:string-value="112," calcext:value-type="string">
            <text:p>112,</text:p>
          </table:table-cell>
          <table:table-cell table:formula="of:=COM.MICROSOFT.CONCAT([.LW10]*1+[.LW11]*2+[.LW12]*4+[.LW13]*8+[.LW14]*16+[.LW15]*32+[.LW16]*64+[.LW17]*128; &quot;,&quot;)" office:value-type="string" office:string-value="112," calcext:value-type="string">
            <text:p>112,</text:p>
          </table:table-cell>
          <table:table-cell table:formula="of:=COM.MICROSOFT.CONCAT([.LX10]*1+[.LX11]*2+[.LX12]*4+[.LX13]*8+[.LX14]*16+[.LX15]*32+[.LX16]*64+[.LX17]*128; &quot;,&quot;)" office:value-type="string" office:string-value="112," calcext:value-type="string">
            <text:p>112,</text:p>
          </table:table-cell>
          <table:table-cell table:formula="of:=COM.MICROSOFT.CONCAT([.LY10]*1+[.LY11]*2+[.LY12]*4+[.LY13]*8+[.LY14]*16+[.LY15]*32+[.LY16]*64+[.LY17]*128; &quot;,&quot;)" office:value-type="string" office:string-value="120," calcext:value-type="string">
            <text:p>120,</text:p>
          </table:table-cell>
          <table:table-cell table:formula="of:=COM.MICROSOFT.CONCAT([.LZ10]*1+[.LZ11]*2+[.LZ12]*4+[.LZ13]*8+[.LZ14]*16+[.LZ15]*32+[.LZ16]*64+[.LZ17]*128; &quot;,&quot;)" office:value-type="string" office:string-value="60," calcext:value-type="string">
            <text:p>60,</text:p>
          </table:table-cell>
          <table:table-cell table:formula="of:=COM.MICROSOFT.CONCAT([.MA10]*1+[.MA11]*2+[.MA12]*4+[.MA13]*8+[.MA14]*16+[.MA15]*32+[.MA16]*64+[.MA17]*128; &quot;,&quot;)" office:value-type="string" office:string-value="63," calcext:value-type="string">
            <text:p>63,</text:p>
          </table:table-cell>
          <table:table-cell table:formula="of:=COM.MICROSOFT.CONCAT([.MB10]*1+[.MB11]*2+[.MB12]*4+[.MB13]*8+[.MB14]*16+[.MB15]*32+[.MB16]*64+[.MB17]*128; &quot;,&quot;)" office:value-type="string" office:string-value="31," calcext:value-type="string">
            <text:p>31,</text:p>
          </table:table-cell>
          <table:table-cell table:formula="of:=COM.MICROSOFT.CONCAT([.MC10]*1+[.MC11]*2+[.MC12]*4+[.MC13]*8+[.MC14]*16+[.MC15]*32+[.MC16]*64+[.MC17]*128; &quot;,&quot;)" office:value-type="string" office:string-value="15," calcext:value-type="string">
            <text:p>15,</text:p>
          </table:table-cell>
          <table:table-cell table:formula="of:=COM.MICROSOFT.CONCAT([.MD10]*1+[.MD11]*2+[.MD12]*4+[.MD13]*8+[.MD14]*16+[.MD15]*32+[.MD16]*64+[.MD17]*128; &quot;,&quot;)" office:value-type="string" office:string-value="0," calcext:value-type="string">
            <text:p>0,</text:p>
          </table:table-cell>
          <table:table-cell table:number-columns-repeated="16042"/>
        </table:table-row>
        <table:table-row table:style-name="ro1" table:number-rows-repeated="7">
          <table:table-cell table:number-columns-repeated="218"/>
          <table:table-cell table:style-name="Default" table:number-columns-repeated="16"/>
          <table:table-cell table:number-columns-repeated="2"/>
          <table:table-cell table:style-name="Default" table:number-columns-repeated="16"/>
          <table:table-cell table:number-columns-repeated="16132"/>
        </table:table-row>
        <table:table-row table:style-name="ro1">
          <table:table-cell/>
          <table:table-cell table:formula="of:=COM.MICROSOFT.CONCAT([.B18]*1+[.B19]*2+[.B20]*4+[.B21]*8+[.B22]*16+[.B23]*32+[.B24]*64+[.B25]*128; &quot;,&quot;)" office:value-type="string" office:string-value="0," calcext:value-type="string">
            <text:p>0,</text:p>
          </table:table-cell>
          <table:table-cell table:formula="of:=COM.MICROSOFT.CONCAT([.C18]*1+[.C19]*2+[.C20]*4+[.C21]*8+[.C22]*16+[.C23]*32+[.C24]*64+[.C25]*128; &quot;,&quot;)" office:value-type="string" office:string-value="31," calcext:value-type="string">
            <text:p>31,</text:p>
          </table:table-cell>
          <table:table-cell table:formula="of:=COM.MICROSOFT.CONCAT([.D18]*1+[.D19]*2+[.D20]*4+[.D21]*8+[.D22]*16+[.D23]*32+[.D24]*64+[.D25]*128; &quot;,&quot;)" office:value-type="string" office:string-value="63," calcext:value-type="string">
            <text:p>63,</text:p>
          </table:table-cell>
          <table:table-cell table:formula="of:=COM.MICROSOFT.CONCAT([.E18]*1+[.E19]*2+[.E20]*4+[.E21]*8+[.E22]*16+[.E23]*32+[.E24]*64+[.E25]*128; &quot;,&quot;)" office:value-type="string" office:string-value="127," calcext:value-type="string">
            <text:p>127,</text:p>
          </table:table-cell>
          <table:table-cell table:formula="of:=COM.MICROSOFT.CONCAT([.F18]*1+[.F19]*2+[.F20]*4+[.F21]*8+[.F22]*16+[.F23]*32+[.F24]*64+[.F25]*128; &quot;,&quot;)" office:value-type="string" office:string-value="120," calcext:value-type="string">
            <text:p>120,</text:p>
          </table:table-cell>
          <table:table-cell table:formula="of:=COM.MICROSOFT.CONCAT([.G18]*1+[.G19]*2+[.G20]*4+[.G21]*8+[.G22]*16+[.G23]*32+[.G24]*64+[.G25]*128; &quot;,&quot;)" office:value-type="string" office:string-value="240," calcext:value-type="string">
            <text:p>240,</text:p>
          </table:table-cell>
          <table:table-cell table:formula="of:=COM.MICROSOFT.CONCAT([.H18]*1+[.H19]*2+[.H20]*4+[.H21]*8+[.H22]*16+[.H23]*32+[.H24]*64+[.H25]*128; &quot;,&quot;)" office:value-type="string" office:string-value="224," calcext:value-type="string">
            <text:p>224,</text:p>
          </table:table-cell>
          <table:table-cell table:formula="of:=COM.MICROSOFT.CONCAT([.I18]*1+[.I19]*2+[.I20]*4+[.I21]*8+[.I22]*16+[.I23]*32+[.I24]*64+[.I25]*128; &quot;,&quot;)" office:value-type="string" office:string-value="224," calcext:value-type="string">
            <text:p>224,</text:p>
          </table:table-cell>
          <table:table-cell table:formula="of:=COM.MICROSOFT.CONCAT([.J18]*1+[.J19]*2+[.J20]*4+[.J21]*8+[.J22]*16+[.J23]*32+[.J24]*64+[.J25]*128; &quot;,&quot;)" office:value-type="string" office:string-value="224," calcext:value-type="string">
            <text:p>224,</text:p>
          </table:table-cell>
          <table:table-cell table:formula="of:=COM.MICROSOFT.CONCAT([.K18]*1+[.K19]*2+[.K20]*4+[.K21]*8+[.K22]*16+[.K23]*32+[.K24]*64+[.K25]*128; &quot;,&quot;)" office:value-type="string" office:string-value="224," calcext:value-type="string">
            <text:p>224,</text:p>
          </table:table-cell>
          <table:table-cell table:formula="of:=COM.MICROSOFT.CONCAT([.L18]*1+[.L19]*2+[.L20]*4+[.L21]*8+[.L22]*16+[.L23]*32+[.L24]*64+[.L25]*128; &quot;,&quot;)" office:value-type="string" office:string-value="240," calcext:value-type="string">
            <text:p>240,</text:p>
          </table:table-cell>
          <table:table-cell table:formula="of:=COM.MICROSOFT.CONCAT([.M18]*1+[.M19]*2+[.M20]*4+[.M21]*8+[.M22]*16+[.M23]*32+[.M24]*64+[.M25]*128; &quot;,&quot;)" office:value-type="string" office:string-value="120," calcext:value-type="string">
            <text:p>120,</text:p>
          </table:table-cell>
          <table:table-cell table:formula="of:=COM.MICROSOFT.CONCAT([.N18]*1+[.N19]*2+[.N20]*4+[.N21]*8+[.N22]*16+[.N23]*32+[.N24]*64+[.N25]*128; &quot;,&quot;)" office:value-type="string" office:string-value="127," calcext:value-type="string">
            <text:p>127,</text:p>
          </table:table-cell>
          <table:table-cell table:formula="of:=COM.MICROSOFT.CONCAT([.O18]*1+[.O19]*2+[.O20]*4+[.O21]*8+[.O22]*16+[.O23]*32+[.O24]*64+[.O25]*128; &quot;,&quot;)" office:value-type="string" office:string-value="63," calcext:value-type="string">
            <text:p>63,</text:p>
          </table:table-cell>
          <table:table-cell table:formula="of:=COM.MICROSOFT.CONCAT([.P18]*1+[.P19]*2+[.P20]*4+[.P21]*8+[.P22]*16+[.P23]*32+[.P24]*64+[.P25]*128; &quot;,&quot;)" office:value-type="string" office:string-value="31," calcext:value-type="string">
            <text:p>31,</text:p>
          </table:table-cell>
          <table:table-cell table:formula="of:=COM.MICROSOFT.CONCAT([.Q18]*1+[.Q19]*2+[.Q20]*4+[.Q21]*8+[.Q22]*16+[.Q23]*32+[.Q24]*64+[.Q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T18]*1+[.T19]*2+[.T20]*4+[.T21]*8+[.T22]*16+[.T23]*32+[.T24]*64+[.T25]*128; &quot;,&quot;)" office:value-type="string" office:string-value="0," calcext:value-type="string">
            <text:p>0,</text:p>
          </table:table-cell>
          <table:table-cell table:formula="of:=COM.MICROSOFT.CONCAT([.U18]*1+[.U19]*2+[.U20]*4+[.U21]*8+[.U22]*16+[.U23]*32+[.U24]*64+[.U25]*128; &quot;,&quot;)" office:value-type="string" office:string-value="0," calcext:value-type="string">
            <text:p>0,</text:p>
          </table:table-cell>
          <table:table-cell table:formula="of:=COM.MICROSOFT.CONCAT([.V18]*1+[.V19]*2+[.V20]*4+[.V21]*8+[.V22]*16+[.V23]*32+[.V24]*64+[.V25]*128; &quot;,&quot;)" office:value-type="string" office:string-value="0," calcext:value-type="string">
            <text:p>0,</text:p>
          </table:table-cell>
          <table:table-cell table:formula="of:=COM.MICROSOFT.CONCAT([.W18]*1+[.W19]*2+[.W20]*4+[.W21]*8+[.W22]*16+[.W23]*32+[.W24]*64+[.W25]*128; &quot;,&quot;)" office:value-type="string" office:string-value="0," calcext:value-type="string">
            <text:p>0,</text:p>
          </table:table-cell>
          <table:table-cell table:formula="of:=COM.MICROSOFT.CONCAT([.X18]*1+[.X19]*2+[.X20]*4+[.X21]*8+[.X22]*16+[.X23]*32+[.X24]*64+[.X25]*128; &quot;,&quot;)" office:value-type="string" office:string-value="0," calcext:value-type="string">
            <text:p>0,</text:p>
          </table:table-cell>
          <table:table-cell table:formula="of:=COM.MICROSOFT.CONCAT([.Y18]*1+[.Y19]*2+[.Y20]*4+[.Y21]*8+[.Y22]*16+[.Y23]*32+[.Y24]*64+[.Y25]*128; &quot;,&quot;)" office:value-type="string" office:string-value="0," calcext:value-type="string">
            <text:p>0,</text:p>
          </table:table-cell>
          <table:table-cell table:formula="of:=COM.MICROSOFT.CONCAT([.Z18]*1+[.Z19]*2+[.Z20]*4+[.Z21]*8+[.Z22]*16+[.Z23]*32+[.Z24]*64+[.Z25]*128; &quot;,&quot;)" office:value-type="string" office:string-value="0," calcext:value-type="string">
            <text:p>0,</text:p>
          </table:table-cell>
          <table:table-cell table:formula="of:=COM.MICROSOFT.CONCAT([.AA18]*1+[.AA19]*2+[.AA20]*4+[.AA21]*8+[.AA22]*16+[.AA23]*32+[.AA24]*64+[.AA25]*128; &quot;,&quot;)" office:value-type="string" office:string-value="0," calcext:value-type="string">
            <text:p>0,</text:p>
          </table:table-cell>
          <table:table-cell table:formula="of:=COM.MICROSOFT.CONCAT([.AB18]*1+[.AB19]*2+[.AB20]*4+[.AB21]*8+[.AB22]*16+[.AB23]*32+[.AB24]*64+[.AB25]*128; &quot;,&quot;)" office:value-type="string" office:string-value="0," calcext:value-type="string">
            <text:p>0,</text:p>
          </table:table-cell>
          <table:table-cell table:formula="of:=COM.MICROSOFT.CONCAT([.AC18]*1+[.AC19]*2+[.AC20]*4+[.AC21]*8+[.AC22]*16+[.AC23]*32+[.AC24]*64+[.AC25]*128; &quot;,&quot;)" office:value-type="string" office:string-value="0," calcext:value-type="string">
            <text:p>0,</text:p>
          </table:table-cell>
          <table:table-cell table:formula="of:=COM.MICROSOFT.CONCAT([.AD18]*1+[.AD19]*2+[.AD20]*4+[.AD21]*8+[.AD22]*16+[.AD23]*32+[.AD24]*64+[.AD25]*128; &quot;,&quot;)" office:value-type="string" office:string-value="255," calcext:value-type="string">
            <text:p>255,</text:p>
          </table:table-cell>
          <table:table-cell table:formula="of:=COM.MICROSOFT.CONCAT([.AE18]*1+[.AE19]*2+[.AE20]*4+[.AE21]*8+[.AE22]*16+[.AE23]*32+[.AE24]*64+[.AE25]*128; &quot;,&quot;)" office:value-type="string" office:string-value="255," calcext:value-type="string">
            <text:p>255,</text:p>
          </table:table-cell>
          <table:table-cell table:formula="of:=COM.MICROSOFT.CONCAT([.AF18]*1+[.AF19]*2+[.AF20]*4+[.AF21]*8+[.AF22]*16+[.AF23]*32+[.AF24]*64+[.AF25]*128; &quot;,&quot;)" office:value-type="string" office:string-value="255," calcext:value-type="string">
            <text:p>255,</text:p>
          </table:table-cell>
          <table:table-cell table:formula="of:=COM.MICROSOFT.CONCAT([.AG18]*1+[.AG19]*2+[.AG20]*4+[.AG21]*8+[.AG22]*16+[.AG23]*32+[.AG24]*64+[.AG25]*128; &quot;,&quot;)" office:value-type="string" office:string-value="0," calcext:value-type="string">
            <text:p>0,</text:p>
          </table:table-cell>
          <table:table-cell table:formula="of:=COM.MICROSOFT.CONCAT([.AH18]*1+[.AH19]*2+[.AH20]*4+[.AH21]*8+[.AH22]*16+[.AH23]*32+[.AH24]*64+[.AH25]*128; &quot;,&quot;)" office:value-type="string" office:string-value="0," calcext:value-type="string">
            <text:p>0,</text:p>
          </table:table-cell>
          <table:table-cell table:formula="of:=COM.MICROSOFT.CONCAT([.AI18]*1+[.AI19]*2+[.AI20]*4+[.AI21]*8+[.AI22]*16+[.AI23]*32+[.AI24]*64+[.AI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AL18]*1+[.AL19]*2+[.AL20]*4+[.AL21]*8+[.AL22]*16+[.AL23]*32+[.AL24]*64+[.AL25]*128; &quot;,&quot;)" office:value-type="string" office:string-value="0," calcext:value-type="string">
            <text:p>0,</text:p>
          </table:table-cell>
          <table:table-cell table:formula="of:=COM.MICROSOFT.CONCAT([.AM18]*1+[.AM19]*2+[.AM20]*4+[.AM21]*8+[.AM22]*16+[.AM23]*32+[.AM24]*64+[.AM25]*128; &quot;,&quot;)" office:value-type="string" office:string-value="0," calcext:value-type="string">
            <text:p>0,</text:p>
          </table:table-cell>
          <table:table-cell table:formula="of:=COM.MICROSOFT.CONCAT([.AN18]*1+[.AN19]*2+[.AN20]*4+[.AN21]*8+[.AN22]*16+[.AN23]*32+[.AN24]*64+[.AN25]*128; &quot;,&quot;)" office:value-type="string" office:string-value="240," calcext:value-type="string">
            <text:p>240,</text:p>
          </table:table-cell>
          <table:table-cell table:formula="of:=COM.MICROSOFT.CONCAT([.AO18]*1+[.AO19]*2+[.AO20]*4+[.AO21]*8+[.AO22]*16+[.AO23]*32+[.AO24]*64+[.AO25]*128; &quot;,&quot;)" office:value-type="string" office:string-value="248," calcext:value-type="string">
            <text:p>248,</text:p>
          </table:table-cell>
          <table:table-cell table:formula="of:=COM.MICROSOFT.CONCAT([.AP18]*1+[.AP19]*2+[.AP20]*4+[.AP21]*8+[.AP22]*16+[.AP23]*32+[.AP24]*64+[.AP25]*128; &quot;,&quot;)" office:value-type="string" office:string-value="252," calcext:value-type="string">
            <text:p>252,</text:p>
          </table:table-cell>
          <table:table-cell table:formula="of:=COM.MICROSOFT.CONCAT([.AQ18]*1+[.AQ19]*2+[.AQ20]*4+[.AQ21]*8+[.AQ22]*16+[.AQ23]*32+[.AQ24]*64+[.AQ25]*128; &quot;,&quot;)" office:value-type="string" office:string-value="254," calcext:value-type="string">
            <text:p>254,</text:p>
          </table:table-cell>
          <table:table-cell table:formula="of:=COM.MICROSOFT.CONCAT([.AR18]*1+[.AR19]*2+[.AR20]*4+[.AR21]*8+[.AR22]*16+[.AR23]*32+[.AR24]*64+[.AR25]*128; &quot;,&quot;)" office:value-type="string" office:string-value="255," calcext:value-type="string">
            <text:p>255,</text:p>
          </table:table-cell>
          <table:table-cell table:formula="of:=COM.MICROSOFT.CONCAT([.AS18]*1+[.AS19]*2+[.AS20]*4+[.AS21]*8+[.AS22]*16+[.AS23]*32+[.AS24]*64+[.AS25]*128; &quot;,&quot;)" office:value-type="string" office:string-value="239," calcext:value-type="string">
            <text:p>239,</text:p>
          </table:table-cell>
          <table:table-cell table:formula="of:=COM.MICROSOFT.CONCAT([.AT18]*1+[.AT19]*2+[.AT20]*4+[.AT21]*8+[.AT22]*16+[.AT23]*32+[.AT24]*64+[.AT25]*128; &quot;,&quot;)" office:value-type="string" office:string-value="231," calcext:value-type="string">
            <text:p>231,</text:p>
          </table:table-cell>
          <table:table-cell table:formula="of:=COM.MICROSOFT.CONCAT([.AU18]*1+[.AU19]*2+[.AU20]*4+[.AU21]*8+[.AU22]*16+[.AU23]*32+[.AU24]*64+[.AU25]*128; &quot;,&quot;)" office:value-type="string" office:string-value="227," calcext:value-type="string">
            <text:p>227,</text:p>
          </table:table-cell>
          <table:table-cell table:formula="of:=COM.MICROSOFT.CONCAT([.AV18]*1+[.AV19]*2+[.AV20]*4+[.AV21]*8+[.AV22]*16+[.AV23]*32+[.AV24]*64+[.AV25]*128; &quot;,&quot;)" office:value-type="string" office:string-value="225," calcext:value-type="string">
            <text:p>225,</text:p>
          </table:table-cell>
          <table:table-cell table:formula="of:=COM.MICROSOFT.CONCAT([.AW18]*1+[.AW19]*2+[.AW20]*4+[.AW21]*8+[.AW22]*16+[.AW23]*32+[.AW24]*64+[.AW25]*128; &quot;,&quot;)" office:value-type="string" office:string-value="224," calcext:value-type="string">
            <text:p>224,</text:p>
          </table:table-cell>
          <table:table-cell table:formula="of:=COM.MICROSOFT.CONCAT([.AX18]*1+[.AX19]*2+[.AX20]*4+[.AX21]*8+[.AX22]*16+[.AX23]*32+[.AX24]*64+[.AX25]*128; &quot;,&quot;)" office:value-type="string" office:string-value="224," calcext:value-type="string">
            <text:p>224,</text:p>
          </table:table-cell>
          <table:table-cell table:formula="of:=COM.MICROSOFT.CONCAT([.AY18]*1+[.AY19]*2+[.AY20]*4+[.AY21]*8+[.AY22]*16+[.AY23]*32+[.AY24]*64+[.AY25]*128; &quot;,&quot;)" office:value-type="string" office:string-value="224," calcext:value-type="string">
            <text:p>224,</text:p>
          </table:table-cell>
          <table:table-cell table:formula="of:=COM.MICROSOFT.CONCAT([.AZ18]*1+[.AZ19]*2+[.AZ20]*4+[.AZ21]*8+[.AZ22]*16+[.AZ23]*32+[.AZ24]*64+[.AZ25]*128; &quot;,&quot;)" office:value-type="string" office:string-value="224," calcext:value-type="string">
            <text:p>224,</text:p>
          </table:table-cell>
          <table:table-cell table:formula="of:=COM.MICROSOFT.CONCAT([.BA18]*1+[.BA19]*2+[.BA20]*4+[.BA21]*8+[.BA22]*16+[.BA23]*32+[.BA24]*64+[.BA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BD18]*1+[.BD19]*2+[.BD20]*4+[.BD21]*8+[.BD22]*16+[.BD23]*32+[.BD24]*64+[.BD25]*128; &quot;,&quot;)" office:value-type="string" office:string-value="0," calcext:value-type="string">
            <text:p>0,</text:p>
          </table:table-cell>
          <table:table-cell table:formula="of:=COM.MICROSOFT.CONCAT([.BE18]*1+[.BE19]*2+[.BE20]*4+[.BE21]*8+[.BE22]*16+[.BE23]*32+[.BE24]*64+[.BE25]*128; &quot;,&quot;)" office:value-type="string" office:string-value="30," calcext:value-type="string">
            <text:p>30,</text:p>
          </table:table-cell>
          <table:table-cell table:formula="of:=COM.MICROSOFT.CONCAT([.BF18]*1+[.BF19]*2+[.BF20]*4+[.BF21]*8+[.BF22]*16+[.BF23]*32+[.BF24]*64+[.BF25]*128; &quot;,&quot;)" office:value-type="string" office:string-value="62," calcext:value-type="string">
            <text:p>62,</text:p>
          </table:table-cell>
          <table:table-cell table:formula="of:=COM.MICROSOFT.CONCAT([.BG18]*1+[.BG19]*2+[.BG20]*4+[.BG21]*8+[.BG22]*16+[.BG23]*32+[.BG24]*64+[.BG25]*128; &quot;,&quot;)" office:value-type="string" office:string-value="126," calcext:value-type="string">
            <text:p>126,</text:p>
          </table:table-cell>
          <table:table-cell table:formula="of:=COM.MICROSOFT.CONCAT([.BH18]*1+[.BH19]*2+[.BH20]*4+[.BH21]*8+[.BH22]*16+[.BH23]*32+[.BH24]*64+[.BH25]*128; &quot;,&quot;)" office:value-type="string" office:string-value="120," calcext:value-type="string">
            <text:p>120,</text:p>
          </table:table-cell>
          <table:table-cell table:formula="of:=COM.MICROSOFT.CONCAT([.BI18]*1+[.BI19]*2+[.BI20]*4+[.BI21]*8+[.BI22]*16+[.BI23]*32+[.BI24]*64+[.BI25]*128; &quot;,&quot;)" office:value-type="string" office:string-value="240," calcext:value-type="string">
            <text:p>240,</text:p>
          </table:table-cell>
          <table:table-cell table:formula="of:=COM.MICROSOFT.CONCAT([.BJ18]*1+[.BJ19]*2+[.BJ20]*4+[.BJ21]*8+[.BJ22]*16+[.BJ23]*32+[.BJ24]*64+[.BJ25]*128; &quot;,&quot;)" office:value-type="string" office:string-value="224," calcext:value-type="string">
            <text:p>224,</text:p>
          </table:table-cell>
          <table:table-cell table:formula="of:=COM.MICROSOFT.CONCAT([.BK18]*1+[.BK19]*2+[.BK20]*4+[.BK21]*8+[.BK22]*16+[.BK23]*32+[.BK24]*64+[.BK25]*128; &quot;,&quot;)" office:value-type="string" office:string-value="224," calcext:value-type="string">
            <text:p>224,</text:p>
          </table:table-cell>
          <table:table-cell table:formula="of:=COM.MICROSOFT.CONCAT([.BL18]*1+[.BL19]*2+[.BL20]*4+[.BL21]*8+[.BL22]*16+[.BL23]*32+[.BL24]*64+[.BL25]*128; &quot;,&quot;)" office:value-type="string" office:string-value="224," calcext:value-type="string">
            <text:p>224,</text:p>
          </table:table-cell>
          <table:table-cell table:formula="of:=COM.MICROSOFT.CONCAT([.BM18]*1+[.BM19]*2+[.BM20]*4+[.BM21]*8+[.BM22]*16+[.BM23]*32+[.BM24]*64+[.BM25]*128; &quot;,&quot;)" office:value-type="string" office:string-value="224," calcext:value-type="string">
            <text:p>224,</text:p>
          </table:table-cell>
          <table:table-cell table:formula="of:=COM.MICROSOFT.CONCAT([.BN18]*1+[.BN19]*2+[.BN20]*4+[.BN21]*8+[.BN22]*16+[.BN23]*32+[.BN24]*64+[.BN25]*128; &quot;,&quot;)" office:value-type="string" office:string-value="240," calcext:value-type="string">
            <text:p>240,</text:p>
          </table:table-cell>
          <table:table-cell table:formula="of:=COM.MICROSOFT.CONCAT([.BO18]*1+[.BO19]*2+[.BO20]*4+[.BO21]*8+[.BO22]*16+[.BO23]*32+[.BO24]*64+[.BO25]*128; &quot;,&quot;)" office:value-type="string" office:string-value="120," calcext:value-type="string">
            <text:p>120,</text:p>
          </table:table-cell>
          <table:table-cell table:formula="of:=COM.MICROSOFT.CONCAT([.BP18]*1+[.BP19]*2+[.BP20]*4+[.BP21]*8+[.BP22]*16+[.BP23]*32+[.BP24]*64+[.BP25]*128; &quot;,&quot;)" office:value-type="string" office:string-value="127," calcext:value-type="string">
            <text:p>127,</text:p>
          </table:table-cell>
          <table:table-cell table:formula="of:=COM.MICROSOFT.CONCAT([.BQ18]*1+[.BQ19]*2+[.BQ20]*4+[.BQ21]*8+[.BQ22]*16+[.BQ23]*32+[.BQ24]*64+[.BQ25]*128; &quot;,&quot;)" office:value-type="string" office:string-value="63," calcext:value-type="string">
            <text:p>63,</text:p>
          </table:table-cell>
          <table:table-cell table:formula="of:=COM.MICROSOFT.CONCAT([.BR18]*1+[.BR19]*2+[.BR20]*4+[.BR21]*8+[.BR22]*16+[.BR23]*32+[.BR24]*64+[.BR25]*128; &quot;,&quot;)" office:value-type="string" office:string-value="31," calcext:value-type="string">
            <text:p>31,</text:p>
          </table:table-cell>
          <table:table-cell table:formula="of:=COM.MICROSOFT.CONCAT([.BS18]*1+[.BS19]*2+[.BS20]*4+[.BS21]*8+[.BS22]*16+[.BS23]*32+[.BS24]*64+[.BS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BV18]*1+[.BV19]*2+[.BV20]*4+[.BV21]*8+[.BV22]*16+[.BV23]*32+[.BV24]*64+[.BV25]*128; &quot;,&quot;)" office:value-type="string" office:string-value="0," calcext:value-type="string">
            <text:p>0,</text:p>
          </table:table-cell>
          <table:table-cell table:formula="of:=COM.MICROSOFT.CONCAT([.BW18]*1+[.BW19]*2+[.BW20]*4+[.BW21]*8+[.BW22]*16+[.BW23]*32+[.BW24]*64+[.BW25]*128; &quot;,&quot;)" office:value-type="string" office:string-value="15," calcext:value-type="string">
            <text:p>15,</text:p>
          </table:table-cell>
          <table:table-cell table:formula="of:=COM.MICROSOFT.CONCAT([.BX18]*1+[.BX19]*2+[.BX20]*4+[.BX21]*8+[.BX22]*16+[.BX23]*32+[.BX24]*64+[.BX25]*128; &quot;,&quot;)" office:value-type="string" office:string-value="15," calcext:value-type="string">
            <text:p>15,</text:p>
          </table:table-cell>
          <table:table-cell table:formula="of:=COM.MICROSOFT.CONCAT([.BY18]*1+[.BY19]*2+[.BY20]*4+[.BY21]*8+[.BY22]*16+[.BY23]*32+[.BY24]*64+[.BY25]*128; &quot;,&quot;)" office:value-type="string" office:string-value="15," calcext:value-type="string">
            <text:p>15,</text:p>
          </table:table-cell>
          <table:table-cell table:formula="of:=COM.MICROSOFT.CONCAT([.BZ18]*1+[.BZ19]*2+[.BZ20]*4+[.BZ21]*8+[.BZ22]*16+[.BZ23]*32+[.BZ24]*64+[.BZ25]*128; &quot;,&quot;)" office:value-type="string" office:string-value="14," calcext:value-type="string">
            <text:p>14,</text:p>
          </table:table-cell>
          <table:table-cell table:formula="of:=COM.MICROSOFT.CONCAT([.CA18]*1+[.CA19]*2+[.CA20]*4+[.CA21]*8+[.CA22]*16+[.CA23]*32+[.CA24]*64+[.CA25]*128; &quot;,&quot;)" office:value-type="string" office:string-value="14," calcext:value-type="string">
            <text:p>14,</text:p>
          </table:table-cell>
          <table:table-cell table:formula="of:=COM.MICROSOFT.CONCAT([.CB18]*1+[.CB19]*2+[.CB20]*4+[.CB21]*8+[.CB22]*16+[.CB23]*32+[.CB24]*64+[.CB25]*128; &quot;,&quot;)" office:value-type="string" office:string-value="14," calcext:value-type="string">
            <text:p>14,</text:p>
          </table:table-cell>
          <table:table-cell table:formula="of:=COM.MICROSOFT.CONCAT([.CC18]*1+[.CC19]*2+[.CC20]*4+[.CC21]*8+[.CC22]*16+[.CC23]*32+[.CC24]*64+[.CC25]*128; &quot;,&quot;)" office:value-type="string" office:string-value="14," calcext:value-type="string">
            <text:p>14,</text:p>
          </table:table-cell>
          <table:table-cell table:formula="of:=COM.MICROSOFT.CONCAT([.CD18]*1+[.CD19]*2+[.CD20]*4+[.CD21]*8+[.CD22]*16+[.CD23]*32+[.CD24]*64+[.CD25]*128; &quot;,&quot;)" office:value-type="string" office:string-value="255," calcext:value-type="string">
            <text:p>255,</text:p>
          </table:table-cell>
          <table:table-cell table:formula="of:=COM.MICROSOFT.CONCAT([.CE18]*1+[.CE19]*2+[.CE20]*4+[.CE21]*8+[.CE22]*16+[.CE23]*32+[.CE24]*64+[.CE25]*128; &quot;,&quot;)" office:value-type="string" office:string-value="255," calcext:value-type="string">
            <text:p>255,</text:p>
          </table:table-cell>
          <table:table-cell table:formula="of:=COM.MICROSOFT.CONCAT([.CF18]*1+[.CF19]*2+[.CF20]*4+[.CF21]*8+[.CF22]*16+[.CF23]*32+[.CF24]*64+[.CF25]*128; &quot;,&quot;)" office:value-type="string" office:string-value="255," calcext:value-type="string">
            <text:p>255,</text:p>
          </table:table-cell>
          <table:table-cell table:formula="of:=COM.MICROSOFT.CONCAT([.CG18]*1+[.CG19]*2+[.CG20]*4+[.CG21]*8+[.CG22]*16+[.CG23]*32+[.CG24]*64+[.CG25]*128; &quot;,&quot;)" office:value-type="string" office:string-value="14," calcext:value-type="string">
            <text:p>14,</text:p>
          </table:table-cell>
          <table:table-cell table:formula="of:=COM.MICROSOFT.CONCAT([.CH18]*1+[.CH19]*2+[.CH20]*4+[.CH21]*8+[.CH22]*16+[.CH23]*32+[.CH24]*64+[.CH25]*128; &quot;,&quot;)" office:value-type="string" office:string-value="14," calcext:value-type="string">
            <text:p>14,</text:p>
          </table:table-cell>
          <table:table-cell table:formula="of:=COM.MICROSOFT.CONCAT([.CI18]*1+[.CI19]*2+[.CI20]*4+[.CI21]*8+[.CI22]*16+[.CI23]*32+[.CI24]*64+[.CI25]*128; &quot;,&quot;)" office:value-type="string" office:string-value="14," calcext:value-type="string">
            <text:p>14,</text:p>
          </table:table-cell>
          <table:table-cell table:formula="of:=COM.MICROSOFT.CONCAT([.CJ18]*1+[.CJ19]*2+[.CJ20]*4+[.CJ21]*8+[.CJ22]*16+[.CJ23]*32+[.CJ24]*64+[.CJ25]*128; &quot;,&quot;)" office:value-type="string" office:string-value="14," calcext:value-type="string">
            <text:p>14,</text:p>
          </table:table-cell>
          <table:table-cell table:formula="of:=COM.MICROSOFT.CONCAT([.CK18]*1+[.CK19]*2+[.CK20]*4+[.CK21]*8+[.CK22]*16+[.CK23]*32+[.CK24]*64+[.CK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CN18]*1+[.CN19]*2+[.CN20]*4+[.CN21]*8+[.CN22]*16+[.CN23]*32+[.CN24]*64+[.CN25]*128; &quot;,&quot;)" office:value-type="string" office:string-value="0," calcext:value-type="string">
            <text:p>0,</text:p>
          </table:table-cell>
          <table:table-cell table:formula="of:=COM.MICROSOFT.CONCAT([.CO18]*1+[.CO19]*2+[.CO20]*4+[.CO21]*8+[.CO22]*16+[.CO23]*32+[.CO24]*64+[.CO25]*128; &quot;,&quot;)" office:value-type="string" office:string-value="30," calcext:value-type="string">
            <text:p>30,</text:p>
          </table:table-cell>
          <table:table-cell table:formula="of:=COM.MICROSOFT.CONCAT([.CP18]*1+[.CP19]*2+[.CP20]*4+[.CP21]*8+[.CP22]*16+[.CP23]*32+[.CP24]*64+[.CP25]*128; &quot;,&quot;)" office:value-type="string" office:string-value="62," calcext:value-type="string">
            <text:p>62,</text:p>
          </table:table-cell>
          <table:table-cell table:formula="of:=COM.MICROSOFT.CONCAT([.CQ18]*1+[.CQ19]*2+[.CQ20]*4+[.CQ21]*8+[.CQ22]*16+[.CQ23]*32+[.CQ24]*64+[.CQ25]*128; &quot;,&quot;)" office:value-type="string" office:string-value="126," calcext:value-type="string">
            <text:p>126,</text:p>
          </table:table-cell>
          <table:table-cell table:formula="of:=COM.MICROSOFT.CONCAT([.CR18]*1+[.CR19]*2+[.CR20]*4+[.CR21]*8+[.CR22]*16+[.CR23]*32+[.CR24]*64+[.CR25]*128; &quot;,&quot;)" office:value-type="string" office:string-value="120," calcext:value-type="string">
            <text:p>120,</text:p>
          </table:table-cell>
          <table:table-cell table:formula="of:=COM.MICROSOFT.CONCAT([.CS18]*1+[.CS19]*2+[.CS20]*4+[.CS21]*8+[.CS22]*16+[.CS23]*32+[.CS24]*64+[.CS25]*128; &quot;,&quot;)" office:value-type="string" office:string-value="240," calcext:value-type="string">
            <text:p>240,</text:p>
          </table:table-cell>
          <table:table-cell table:formula="of:=COM.MICROSOFT.CONCAT([.CT18]*1+[.CT19]*2+[.CT20]*4+[.CT21]*8+[.CT22]*16+[.CT23]*32+[.CT24]*64+[.CT25]*128; &quot;,&quot;)" office:value-type="string" office:string-value="224," calcext:value-type="string">
            <text:p>224,</text:p>
          </table:table-cell>
          <table:table-cell table:formula="of:=COM.MICROSOFT.CONCAT([.CU18]*1+[.CU19]*2+[.CU20]*4+[.CU21]*8+[.CU22]*16+[.CU23]*32+[.CU24]*64+[.CU25]*128; &quot;,&quot;)" office:value-type="string" office:string-value="224," calcext:value-type="string">
            <text:p>224,</text:p>
          </table:table-cell>
          <table:table-cell table:formula="of:=COM.MICROSOFT.CONCAT([.CV18]*1+[.CV19]*2+[.CV20]*4+[.CV21]*8+[.CV22]*16+[.CV23]*32+[.CV24]*64+[.CV25]*128; &quot;,&quot;)" office:value-type="string" office:string-value="224," calcext:value-type="string">
            <text:p>224,</text:p>
          </table:table-cell>
          <table:table-cell table:formula="of:=COM.MICROSOFT.CONCAT([.CW18]*1+[.CW19]*2+[.CW20]*4+[.CW21]*8+[.CW22]*16+[.CW23]*32+[.CW24]*64+[.CW25]*128; &quot;,&quot;)" office:value-type="string" office:string-value="224," calcext:value-type="string">
            <text:p>224,</text:p>
          </table:table-cell>
          <table:table-cell table:formula="of:=COM.MICROSOFT.CONCAT([.CX18]*1+[.CX19]*2+[.CX20]*4+[.CX21]*8+[.CX22]*16+[.CX23]*32+[.CX24]*64+[.CX25]*128; &quot;,&quot;)" office:value-type="string" office:string-value="240," calcext:value-type="string">
            <text:p>240,</text:p>
          </table:table-cell>
          <table:table-cell table:formula="of:=COM.MICROSOFT.CONCAT([.CY18]*1+[.CY19]*2+[.CY20]*4+[.CY21]*8+[.CY22]*16+[.CY23]*32+[.CY24]*64+[.CY25]*128; &quot;,&quot;)" office:value-type="string" office:string-value="120," calcext:value-type="string">
            <text:p>120,</text:p>
          </table:table-cell>
          <table:table-cell table:formula="of:=COM.MICROSOFT.CONCAT([.CZ18]*1+[.CZ19]*2+[.CZ20]*4+[.CZ21]*8+[.CZ22]*16+[.CZ23]*32+[.CZ24]*64+[.CZ25]*128; &quot;,&quot;)" office:value-type="string" office:string-value="127," calcext:value-type="string">
            <text:p>127,</text:p>
          </table:table-cell>
          <table:table-cell table:formula="of:=COM.MICROSOFT.CONCAT([.DA18]*1+[.DA19]*2+[.DA20]*4+[.DA21]*8+[.DA22]*16+[.DA23]*32+[.DA24]*64+[.DA25]*128; &quot;,&quot;)" office:value-type="string" office:string-value="63," calcext:value-type="string">
            <text:p>63,</text:p>
          </table:table-cell>
          <table:table-cell table:formula="of:=COM.MICROSOFT.CONCAT([.DB18]*1+[.DB19]*2+[.DB20]*4+[.DB21]*8+[.DB22]*16+[.DB23]*32+[.DB24]*64+[.DB25]*128; &quot;,&quot;)" office:value-type="string" office:string-value="31," calcext:value-type="string">
            <text:p>31,</text:p>
          </table:table-cell>
          <table:table-cell table:formula="of:=COM.MICROSOFT.CONCAT([.DC18]*1+[.DC19]*2+[.DC20]*4+[.DC21]*8+[.DC22]*16+[.DC23]*32+[.DC24]*64+[.DC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DF18]*1+[.DF19]*2+[.DF20]*4+[.DF21]*8+[.DF22]*16+[.DF23]*32+[.DF24]*64+[.DF25]*128; &quot;,&quot;)" office:value-type="string" office:string-value="0," calcext:value-type="string">
            <text:p>0,</text:p>
          </table:table-cell>
          <table:table-cell table:formula="of:=COM.MICROSOFT.CONCAT([.DG18]*1+[.DG19]*2+[.DG20]*4+[.DG21]*8+[.DG22]*16+[.DG23]*32+[.DG24]*64+[.DG25]*128; &quot;,&quot;)" office:value-type="string" office:string-value="31," calcext:value-type="string">
            <text:p>31,</text:p>
          </table:table-cell>
          <table:table-cell table:formula="of:=COM.MICROSOFT.CONCAT([.DH18]*1+[.DH19]*2+[.DH20]*4+[.DH21]*8+[.DH22]*16+[.DH23]*32+[.DH24]*64+[.DH25]*128; &quot;,&quot;)" office:value-type="string" office:string-value="63," calcext:value-type="string">
            <text:p>63,</text:p>
          </table:table-cell>
          <table:table-cell table:formula="of:=COM.MICROSOFT.CONCAT([.DI18]*1+[.DI19]*2+[.DI20]*4+[.DI21]*8+[.DI22]*16+[.DI23]*32+[.DI24]*64+[.DI25]*128; &quot;,&quot;)" office:value-type="string" office:string-value="127," calcext:value-type="string">
            <text:p>127,</text:p>
          </table:table-cell>
          <table:table-cell table:formula="of:=COM.MICROSOFT.CONCAT([.DJ18]*1+[.DJ19]*2+[.DJ20]*4+[.DJ21]*8+[.DJ22]*16+[.DJ23]*32+[.DJ24]*64+[.DJ25]*128; &quot;,&quot;)" office:value-type="string" office:string-value="120," calcext:value-type="string">
            <text:p>120,</text:p>
          </table:table-cell>
          <table:table-cell table:formula="of:=COM.MICROSOFT.CONCAT([.DK18]*1+[.DK19]*2+[.DK20]*4+[.DK21]*8+[.DK22]*16+[.DK23]*32+[.DK24]*64+[.DK25]*128; &quot;,&quot;)" office:value-type="string" office:string-value="240," calcext:value-type="string">
            <text:p>240,</text:p>
          </table:table-cell>
          <table:table-cell table:formula="of:=COM.MICROSOFT.CONCAT([.DL18]*1+[.DL19]*2+[.DL20]*4+[.DL21]*8+[.DL22]*16+[.DL23]*32+[.DL24]*64+[.DL25]*128; &quot;,&quot;)" office:value-type="string" office:string-value="224," calcext:value-type="string">
            <text:p>224,</text:p>
          </table:table-cell>
          <table:table-cell table:formula="of:=COM.MICROSOFT.CONCAT([.DM18]*1+[.DM19]*2+[.DM20]*4+[.DM21]*8+[.DM22]*16+[.DM23]*32+[.DM24]*64+[.DM25]*128; &quot;,&quot;)" office:value-type="string" office:string-value="224," calcext:value-type="string">
            <text:p>224,</text:p>
          </table:table-cell>
          <table:table-cell table:formula="of:=COM.MICROSOFT.CONCAT([.DN18]*1+[.DN19]*2+[.DN20]*4+[.DN21]*8+[.DN22]*16+[.DN23]*32+[.DN24]*64+[.DN25]*128; &quot;,&quot;)" office:value-type="string" office:string-value="224," calcext:value-type="string">
            <text:p>224,</text:p>
          </table:table-cell>
          <table:table-cell table:formula="of:=COM.MICROSOFT.CONCAT([.DO18]*1+[.DO19]*2+[.DO20]*4+[.DO21]*8+[.DO22]*16+[.DO23]*32+[.DO24]*64+[.DO25]*128; &quot;,&quot;)" office:value-type="string" office:string-value="224," calcext:value-type="string">
            <text:p>224,</text:p>
          </table:table-cell>
          <table:table-cell table:formula="of:=COM.MICROSOFT.CONCAT([.DP18]*1+[.DP19]*2+[.DP20]*4+[.DP21]*8+[.DP22]*16+[.DP23]*32+[.DP24]*64+[.DP25]*128; &quot;,&quot;)" office:value-type="string" office:string-value="240," calcext:value-type="string">
            <text:p>240,</text:p>
          </table:table-cell>
          <table:table-cell table:formula="of:=COM.MICROSOFT.CONCAT([.DQ18]*1+[.DQ19]*2+[.DQ20]*4+[.DQ21]*8+[.DQ22]*16+[.DQ23]*32+[.DQ24]*64+[.DQ25]*128; &quot;,&quot;)" office:value-type="string" office:string-value="120," calcext:value-type="string">
            <text:p>120,</text:p>
          </table:table-cell>
          <table:table-cell table:formula="of:=COM.MICROSOFT.CONCAT([.DR18]*1+[.DR19]*2+[.DR20]*4+[.DR21]*8+[.DR22]*16+[.DR23]*32+[.DR24]*64+[.DR25]*128; &quot;,&quot;)" office:value-type="string" office:string-value="127," calcext:value-type="string">
            <text:p>127,</text:p>
          </table:table-cell>
          <table:table-cell table:formula="of:=COM.MICROSOFT.CONCAT([.DS18]*1+[.DS19]*2+[.DS20]*4+[.DS21]*8+[.DS22]*16+[.DS23]*32+[.DS24]*64+[.DS25]*128; &quot;,&quot;)" office:value-type="string" office:string-value="63," calcext:value-type="string">
            <text:p>63,</text:p>
          </table:table-cell>
          <table:table-cell table:formula="of:=COM.MICROSOFT.CONCAT([.DT18]*1+[.DT19]*2+[.DT20]*4+[.DT21]*8+[.DT22]*16+[.DT23]*32+[.DT24]*64+[.DT25]*128; &quot;,&quot;)" office:value-type="string" office:string-value="31," calcext:value-type="string">
            <text:p>31,</text:p>
          </table:table-cell>
          <table:table-cell table:formula="of:=COM.MICROSOFT.CONCAT([.DU18]*1+[.DU19]*2+[.DU20]*4+[.DU21]*8+[.DU22]*16+[.DU23]*32+[.DU24]*64+[.DU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DX18]*1+[.DX19]*2+[.DX20]*4+[.DX21]*8+[.DX22]*16+[.DX23]*32+[.DX24]*64+[.DX25]*128; &quot;,&quot;)" office:value-type="string" office:string-value="0," calcext:value-type="string">
            <text:p>0,</text:p>
          </table:table-cell>
          <table:table-cell table:formula="of:=COM.MICROSOFT.CONCAT([.DY18]*1+[.DY19]*2+[.DY20]*4+[.DY21]*8+[.DY22]*16+[.DY23]*32+[.DY24]*64+[.DY25]*128; &quot;,&quot;)" office:value-type="string" office:string-value="0," calcext:value-type="string">
            <text:p>0,</text:p>
          </table:table-cell>
          <table:table-cell table:formula="of:=COM.MICROSOFT.CONCAT([.DZ18]*1+[.DZ19]*2+[.DZ20]*4+[.DZ21]*8+[.DZ22]*16+[.DZ23]*32+[.DZ24]*64+[.DZ25]*128; &quot;,&quot;)" office:value-type="string" office:string-value="0," calcext:value-type="string">
            <text:p>0,</text:p>
          </table:table-cell>
          <table:table-cell table:formula="of:=COM.MICROSOFT.CONCAT([.EA18]*1+[.EA19]*2+[.EA20]*4+[.EA21]*8+[.EA22]*16+[.EA23]*32+[.EA24]*64+[.EA25]*128; &quot;,&quot;)" office:value-type="string" office:string-value="0," calcext:value-type="string">
            <text:p>0,</text:p>
          </table:table-cell>
          <table:table-cell table:formula="of:=COM.MICROSOFT.CONCAT([.EB18]*1+[.EB19]*2+[.EB20]*4+[.EB21]*8+[.EB22]*16+[.EB23]*32+[.EB24]*64+[.EB25]*128; &quot;,&quot;)" office:value-type="string" office:string-value="240," calcext:value-type="string">
            <text:p>240,</text:p>
          </table:table-cell>
          <table:table-cell table:formula="of:=COM.MICROSOFT.CONCAT([.EC18]*1+[.EC19]*2+[.EC20]*4+[.EC21]*8+[.EC22]*16+[.EC23]*32+[.EC24]*64+[.EC25]*128; &quot;,&quot;)" office:value-type="string" office:string-value="252," calcext:value-type="string">
            <text:p>252,</text:p>
          </table:table-cell>
          <table:table-cell table:formula="of:=COM.MICROSOFT.CONCAT([.ED18]*1+[.ED19]*2+[.ED20]*4+[.ED21]*8+[.ED22]*16+[.ED23]*32+[.ED24]*64+[.ED25]*128; &quot;,&quot;)" office:value-type="string" office:string-value="255," calcext:value-type="string">
            <text:p>255,</text:p>
          </table:table-cell>
          <table:table-cell table:formula="of:=COM.MICROSOFT.CONCAT([.EE18]*1+[.EE19]*2+[.EE20]*4+[.EE21]*8+[.EE22]*16+[.EE23]*32+[.EE24]*64+[.EE25]*128; &quot;,&quot;)" office:value-type="string" office:string-value="31," calcext:value-type="string">
            <text:p>31,</text:p>
          </table:table-cell>
          <table:table-cell table:formula="of:=COM.MICROSOFT.CONCAT([.EF18]*1+[.EF19]*2+[.EF20]*4+[.EF21]*8+[.EF22]*16+[.EF23]*32+[.EF24]*64+[.EF25]*128; &quot;,&quot;)" office:value-type="string" office:string-value="3," calcext:value-type="string">
            <text:p>3,</text:p>
          </table:table-cell>
          <table:table-cell table:formula="of:=COM.MICROSOFT.CONCAT([.EG18]*1+[.EG19]*2+[.EG20]*4+[.EG21]*8+[.EG22]*16+[.EG23]*32+[.EG24]*64+[.EG25]*128; &quot;,&quot;)" office:value-type="string" office:string-value="0," calcext:value-type="string">
            <text:p>0,</text:p>
          </table:table-cell>
          <table:table-cell table:formula="of:=COM.MICROSOFT.CONCAT([.EH18]*1+[.EH19]*2+[.EH20]*4+[.EH21]*8+[.EH22]*16+[.EH23]*32+[.EH24]*64+[.EH25]*128; &quot;,&quot;)" office:value-type="string" office:string-value="0," calcext:value-type="string">
            <text:p>0,</text:p>
          </table:table-cell>
          <table:table-cell table:formula="of:=COM.MICROSOFT.CONCAT([.EI18]*1+[.EI19]*2+[.EI20]*4+[.EI21]*8+[.EI22]*16+[.EI23]*32+[.EI24]*64+[.EI25]*128; &quot;,&quot;)" office:value-type="string" office:string-value="0," calcext:value-type="string">
            <text:p>0,</text:p>
          </table:table-cell>
          <table:table-cell table:formula="of:=COM.MICROSOFT.CONCAT([.EJ18]*1+[.EJ19]*2+[.EJ20]*4+[.EJ21]*8+[.EJ22]*16+[.EJ23]*32+[.EJ24]*64+[.EJ25]*128; &quot;,&quot;)" office:value-type="string" office:string-value="0," calcext:value-type="string">
            <text:p>0,</text:p>
          </table:table-cell>
          <table:table-cell table:formula="of:=COM.MICROSOFT.CONCAT([.EK18]*1+[.EK19]*2+[.EK20]*4+[.EK21]*8+[.EK22]*16+[.EK23]*32+[.EK24]*64+[.EK25]*128; &quot;,&quot;)" office:value-type="string" office:string-value="0," calcext:value-type="string">
            <text:p>0,</text:p>
          </table:table-cell>
          <table:table-cell table:formula="of:=COM.MICROSOFT.CONCAT([.EL18]*1+[.EL19]*2+[.EL20]*4+[.EL21]*8+[.EL22]*16+[.EL23]*32+[.EL24]*64+[.EL25]*128; &quot;,&quot;)" office:value-type="string" office:string-value="0," calcext:value-type="string">
            <text:p>0,</text:p>
          </table:table-cell>
          <table:table-cell table:formula="of:=COM.MICROSOFT.CONCAT([.EM18]*1+[.EM19]*2+[.EM20]*4+[.EM21]*8+[.EM22]*16+[.EM23]*32+[.EM24]*64+[.EM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EP18]*1+[.EP19]*2+[.EP20]*4+[.EP21]*8+[.EP22]*16+[.EP23]*32+[.EP24]*64+[.EP25]*128; &quot;,&quot;)" office:value-type="string" office:string-value="0," calcext:value-type="string">
            <text:p>0,</text:p>
          </table:table-cell>
          <table:table-cell table:formula="of:=COM.MICROSOFT.CONCAT([.EQ18]*1+[.EQ19]*2+[.EQ20]*4+[.EQ21]*8+[.EQ22]*16+[.EQ23]*32+[.EQ24]*64+[.EQ25]*128; &quot;,&quot;)" office:value-type="string" office:string-value="31," calcext:value-type="string">
            <text:p>31,</text:p>
          </table:table-cell>
          <table:table-cell table:formula="of:=COM.MICROSOFT.CONCAT([.ER18]*1+[.ER19]*2+[.ER20]*4+[.ER21]*8+[.ER22]*16+[.ER23]*32+[.ER24]*64+[.ER25]*128; &quot;,&quot;)" office:value-type="string" office:string-value="63," calcext:value-type="string">
            <text:p>63,</text:p>
          </table:table-cell>
          <table:table-cell table:formula="of:=COM.MICROSOFT.CONCAT([.ES18]*1+[.ES19]*2+[.ES20]*4+[.ES21]*8+[.ES22]*16+[.ES23]*32+[.ES24]*64+[.ES25]*128; &quot;,&quot;)" office:value-type="string" office:string-value="127," calcext:value-type="string">
            <text:p>127,</text:p>
          </table:table-cell>
          <table:table-cell table:formula="of:=COM.MICROSOFT.CONCAT([.ET18]*1+[.ET19]*2+[.ET20]*4+[.ET21]*8+[.ET22]*16+[.ET23]*32+[.ET24]*64+[.ET25]*128; &quot;,&quot;)" office:value-type="string" office:string-value="120," calcext:value-type="string">
            <text:p>120,</text:p>
          </table:table-cell>
          <table:table-cell table:formula="of:=COM.MICROSOFT.CONCAT([.EU18]*1+[.EU19]*2+[.EU20]*4+[.EU21]*8+[.EU22]*16+[.EU23]*32+[.EU24]*64+[.EU25]*128; &quot;,&quot;)" office:value-type="string" office:string-value="240," calcext:value-type="string">
            <text:p>240,</text:p>
          </table:table-cell>
          <table:table-cell table:formula="of:=COM.MICROSOFT.CONCAT([.EV18]*1+[.EV19]*2+[.EV20]*4+[.EV21]*8+[.EV22]*16+[.EV23]*32+[.EV24]*64+[.EV25]*128; &quot;,&quot;)" office:value-type="string" office:string-value="224," calcext:value-type="string">
            <text:p>224,</text:p>
          </table:table-cell>
          <table:table-cell table:formula="of:=COM.MICROSOFT.CONCAT([.EW18]*1+[.EW19]*2+[.EW20]*4+[.EW21]*8+[.EW22]*16+[.EW23]*32+[.EW24]*64+[.EW25]*128; &quot;,&quot;)" office:value-type="string" office:string-value="224," calcext:value-type="string">
            <text:p>224,</text:p>
          </table:table-cell>
          <table:table-cell table:formula="of:=COM.MICROSOFT.CONCAT([.EX18]*1+[.EX19]*2+[.EX20]*4+[.EX21]*8+[.EX22]*16+[.EX23]*32+[.EX24]*64+[.EX25]*128; &quot;,&quot;)" office:value-type="string" office:string-value="224," calcext:value-type="string">
            <text:p>224,</text:p>
          </table:table-cell>
          <table:table-cell table:formula="of:=COM.MICROSOFT.CONCAT([.EY18]*1+[.EY19]*2+[.EY20]*4+[.EY21]*8+[.EY22]*16+[.EY23]*32+[.EY24]*64+[.EY25]*128; &quot;,&quot;)" office:value-type="string" office:string-value="224," calcext:value-type="string">
            <text:p>224,</text:p>
          </table:table-cell>
          <table:table-cell table:formula="of:=COM.MICROSOFT.CONCAT([.EZ18]*1+[.EZ19]*2+[.EZ20]*4+[.EZ21]*8+[.EZ22]*16+[.EZ23]*32+[.EZ24]*64+[.EZ25]*128; &quot;,&quot;)" office:value-type="string" office:string-value="240," calcext:value-type="string">
            <text:p>240,</text:p>
          </table:table-cell>
          <table:table-cell table:formula="of:=COM.MICROSOFT.CONCAT([.FA18]*1+[.FA19]*2+[.FA20]*4+[.FA21]*8+[.FA22]*16+[.FA23]*32+[.FA24]*64+[.FA25]*128; &quot;,&quot;)" office:value-type="string" office:string-value="120," calcext:value-type="string">
            <text:p>120,</text:p>
          </table:table-cell>
          <table:table-cell table:formula="of:=COM.MICROSOFT.CONCAT([.FB18]*1+[.FB19]*2+[.FB20]*4+[.FB21]*8+[.FB22]*16+[.FB23]*32+[.FB24]*64+[.FB25]*128; &quot;,&quot;)" office:value-type="string" office:string-value="127," calcext:value-type="string">
            <text:p>127,</text:p>
          </table:table-cell>
          <table:table-cell table:formula="of:=COM.MICROSOFT.CONCAT([.FC18]*1+[.FC19]*2+[.FC20]*4+[.FC21]*8+[.FC22]*16+[.FC23]*32+[.FC24]*64+[.FC25]*128; &quot;,&quot;)" office:value-type="string" office:string-value="63," calcext:value-type="string">
            <text:p>63,</text:p>
          </table:table-cell>
          <table:table-cell table:formula="of:=COM.MICROSOFT.CONCAT([.FD18]*1+[.FD19]*2+[.FD20]*4+[.FD21]*8+[.FD22]*16+[.FD23]*32+[.FD24]*64+[.FD25]*128; &quot;,&quot;)" office:value-type="string" office:string-value="31," calcext:value-type="string">
            <text:p>31,</text:p>
          </table:table-cell>
          <table:table-cell table:formula="of:=COM.MICROSOFT.CONCAT([.FE18]*1+[.FE19]*2+[.FE20]*4+[.FE21]*8+[.FE22]*16+[.FE23]*32+[.FE24]*64+[.FE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FH18]*1+[.FH19]*2+[.FH20]*4+[.FH21]*8+[.FH22]*16+[.FH23]*32+[.FH24]*64+[.FH25]*128; &quot;,&quot;)" office:value-type="string" office:string-value="0," calcext:value-type="string">
            <text:p>0,</text:p>
          </table:table-cell>
          <table:table-cell table:formula="of:=COM.MICROSOFT.CONCAT([.FI18]*1+[.FI19]*2+[.FI20]*4+[.FI21]*8+[.FI22]*16+[.FI23]*32+[.FI24]*64+[.FI25]*128; &quot;,&quot;)" office:value-type="string" office:string-value="30," calcext:value-type="string">
            <text:p>30,</text:p>
          </table:table-cell>
          <table:table-cell table:formula="of:=COM.MICROSOFT.CONCAT([.FJ18]*1+[.FJ19]*2+[.FJ20]*4+[.FJ21]*8+[.FJ22]*16+[.FJ23]*32+[.FJ24]*64+[.FJ25]*128; &quot;,&quot;)" office:value-type="string" office:string-value="62," calcext:value-type="string">
            <text:p>62,</text:p>
          </table:table-cell>
          <table:table-cell table:formula="of:=COM.MICROSOFT.CONCAT([.FK18]*1+[.FK19]*2+[.FK20]*4+[.FK21]*8+[.FK22]*16+[.FK23]*32+[.FK24]*64+[.FK25]*128; &quot;,&quot;)" office:value-type="string" office:string-value="126," calcext:value-type="string">
            <text:p>126,</text:p>
          </table:table-cell>
          <table:table-cell table:formula="of:=COM.MICROSOFT.CONCAT([.FL18]*1+[.FL19]*2+[.FL20]*4+[.FL21]*8+[.FL22]*16+[.FL23]*32+[.FL24]*64+[.FL25]*128; &quot;,&quot;)" office:value-type="string" office:string-value="120," calcext:value-type="string">
            <text:p>120,</text:p>
          </table:table-cell>
          <table:table-cell table:formula="of:=COM.MICROSOFT.CONCAT([.FM18]*1+[.FM19]*2+[.FM20]*4+[.FM21]*8+[.FM22]*16+[.FM23]*32+[.FM24]*64+[.FM25]*128; &quot;,&quot;)" office:value-type="string" office:string-value="240," calcext:value-type="string">
            <text:p>240,</text:p>
          </table:table-cell>
          <table:table-cell table:formula="of:=COM.MICROSOFT.CONCAT([.FN18]*1+[.FN19]*2+[.FN20]*4+[.FN21]*8+[.FN22]*16+[.FN23]*32+[.FN24]*64+[.FN25]*128; &quot;,&quot;)" office:value-type="string" office:string-value="224," calcext:value-type="string">
            <text:p>224,</text:p>
          </table:table-cell>
          <table:table-cell table:formula="of:=COM.MICROSOFT.CONCAT([.FO18]*1+[.FO19]*2+[.FO20]*4+[.FO21]*8+[.FO22]*16+[.FO23]*32+[.FO24]*64+[.FO25]*128; &quot;,&quot;)" office:value-type="string" office:string-value="224," calcext:value-type="string">
            <text:p>224,</text:p>
          </table:table-cell>
          <table:table-cell table:formula="of:=COM.MICROSOFT.CONCAT([.FP18]*1+[.FP19]*2+[.FP20]*4+[.FP21]*8+[.FP22]*16+[.FP23]*32+[.FP24]*64+[.FP25]*128; &quot;,&quot;)" office:value-type="string" office:string-value="224," calcext:value-type="string">
            <text:p>224,</text:p>
          </table:table-cell>
          <table:table-cell table:formula="of:=COM.MICROSOFT.CONCAT([.FQ18]*1+[.FQ19]*2+[.FQ20]*4+[.FQ21]*8+[.FQ22]*16+[.FQ23]*32+[.FQ24]*64+[.FQ25]*128; &quot;,&quot;)" office:value-type="string" office:string-value="224," calcext:value-type="string">
            <text:p>224,</text:p>
          </table:table-cell>
          <table:table-cell table:formula="of:=COM.MICROSOFT.CONCAT([.FR18]*1+[.FR19]*2+[.FR20]*4+[.FR21]*8+[.FR22]*16+[.FR23]*32+[.FR24]*64+[.FR25]*128; &quot;,&quot;)" office:value-type="string" office:string-value="240," calcext:value-type="string">
            <text:p>240,</text:p>
          </table:table-cell>
          <table:table-cell table:formula="of:=COM.MICROSOFT.CONCAT([.FS18]*1+[.FS19]*2+[.FS20]*4+[.FS21]*8+[.FS22]*16+[.FS23]*32+[.FS24]*64+[.FS25]*128; &quot;,&quot;)" office:value-type="string" office:string-value="120," calcext:value-type="string">
            <text:p>120,</text:p>
          </table:table-cell>
          <table:table-cell table:formula="of:=COM.MICROSOFT.CONCAT([.FT18]*1+[.FT19]*2+[.FT20]*4+[.FT21]*8+[.FT22]*16+[.FT23]*32+[.FT24]*64+[.FT25]*128; &quot;,&quot;)" office:value-type="string" office:string-value="127," calcext:value-type="string">
            <text:p>127,</text:p>
          </table:table-cell>
          <table:table-cell table:formula="of:=COM.MICROSOFT.CONCAT([.FU18]*1+[.FU19]*2+[.FU20]*4+[.FU21]*8+[.FU22]*16+[.FU23]*32+[.FU24]*64+[.FU25]*128; &quot;,&quot;)" office:value-type="string" office:string-value="63," calcext:value-type="string">
            <text:p>63,</text:p>
          </table:table-cell>
          <table:table-cell table:formula="of:=COM.MICROSOFT.CONCAT([.FV18]*1+[.FV19]*2+[.FV20]*4+[.FV21]*8+[.FV22]*16+[.FV23]*32+[.FV24]*64+[.FV25]*128; &quot;,&quot;)" office:value-type="string" office:string-value="31," calcext:value-type="string">
            <text:p>31,</text:p>
          </table:table-cell>
          <table:table-cell table:formula="of:=COM.MICROSOFT.CONCAT([.FW18]*1+[.FW19]*2+[.FW20]*4+[.FW21]*8+[.FW22]*16+[.FW23]*32+[.FW24]*64+[.FW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FZ18]*1+[.FZ19]*2+[.FZ20]*4+[.FZ21]*8+[.FZ22]*16+[.FZ23]*32+[.FZ24]*64+[.FZ25]*128; &quot;,&quot;)" office:value-type="string" office:string-value="0," calcext:value-type="string">
            <text:p>0,</text:p>
          </table:table-cell>
          <table:table-cell table:formula="of:=COM.MICROSOFT.CONCAT([.GA18]*1+[.GA19]*2+[.GA20]*4+[.GA21]*8+[.GA22]*16+[.GA23]*32+[.GA24]*64+[.GA25]*128; &quot;,&quot;)" office:value-type="string" office:string-value="31," calcext:value-type="string">
            <text:p>31,</text:p>
          </table:table-cell>
          <table:table-cell table:formula="of:=COM.MICROSOFT.CONCAT([.GB18]*1+[.GB19]*2+[.GB20]*4+[.GB21]*8+[.GB22]*16+[.GB23]*32+[.GB24]*64+[.GB25]*128; &quot;,&quot;)" office:value-type="string" office:string-value="63," calcext:value-type="string">
            <text:p>63,</text:p>
          </table:table-cell>
          <table:table-cell table:formula="of:=COM.MICROSOFT.CONCAT([.GC18]*1+[.GC19]*2+[.GC20]*4+[.GC21]*8+[.GC22]*16+[.GC23]*32+[.GC24]*64+[.GC25]*128; &quot;,&quot;)" office:value-type="string" office:string-value="127," calcext:value-type="string">
            <text:p>127,</text:p>
          </table:table-cell>
          <table:table-cell table:formula="of:=COM.MICROSOFT.CONCAT([.GD18]*1+[.GD19]*2+[.GD20]*4+[.GD21]*8+[.GD22]*16+[.GD23]*32+[.GD24]*64+[.GD25]*128; &quot;,&quot;)" office:value-type="string" office:string-value="120," calcext:value-type="string">
            <text:p>120,</text:p>
          </table:table-cell>
          <table:table-cell table:formula="of:=COM.MICROSOFT.CONCAT([.GE18]*1+[.GE19]*2+[.GE20]*4+[.GE21]*8+[.GE22]*16+[.GE23]*32+[.GE24]*64+[.GE25]*128; &quot;,&quot;)" office:value-type="string" office:string-value="240," calcext:value-type="string">
            <text:p>240,</text:p>
          </table:table-cell>
          <table:table-cell table:formula="of:=COM.MICROSOFT.CONCAT([.GF18]*1+[.GF19]*2+[.GF20]*4+[.GF21]*8+[.GF22]*16+[.GF23]*32+[.GF24]*64+[.GF25]*128; &quot;,&quot;)" office:value-type="string" office:string-value="224," calcext:value-type="string">
            <text:p>224,</text:p>
          </table:table-cell>
          <table:table-cell table:formula="of:=COM.MICROSOFT.CONCAT([.GG18]*1+[.GG19]*2+[.GG20]*4+[.GG21]*8+[.GG22]*16+[.GG23]*32+[.GG24]*64+[.GG25]*128; &quot;,&quot;)" office:value-type="string" office:string-value="224," calcext:value-type="string">
            <text:p>224,</text:p>
          </table:table-cell>
          <table:table-cell table:formula="of:=COM.MICROSOFT.CONCAT([.GH18]*1+[.GH19]*2+[.GH20]*4+[.GH21]*8+[.GH22]*16+[.GH23]*32+[.GH24]*64+[.GH25]*128; &quot;,&quot;)" office:value-type="string" office:string-value="224," calcext:value-type="string">
            <text:p>224,</text:p>
          </table:table-cell>
          <table:table-cell table:formula="of:=COM.MICROSOFT.CONCAT([.GI18]*1+[.GI19]*2+[.GI20]*4+[.GI21]*8+[.GI22]*16+[.GI23]*32+[.GI24]*64+[.GI25]*128; &quot;,&quot;)" office:value-type="string" office:string-value="224," calcext:value-type="string">
            <text:p>224,</text:p>
          </table:table-cell>
          <table:table-cell table:formula="of:=COM.MICROSOFT.CONCAT([.GJ18]*1+[.GJ19]*2+[.GJ20]*4+[.GJ21]*8+[.GJ22]*16+[.GJ23]*32+[.GJ24]*64+[.GJ25]*128; &quot;,&quot;)" office:value-type="string" office:string-value="240," calcext:value-type="string">
            <text:p>240,</text:p>
          </table:table-cell>
          <table:table-cell table:formula="of:=COM.MICROSOFT.CONCAT([.GK18]*1+[.GK19]*2+[.GK20]*4+[.GK21]*8+[.GK22]*16+[.GK23]*32+[.GK24]*64+[.GK25]*128; &quot;,&quot;)" office:value-type="string" office:string-value="120," calcext:value-type="string">
            <text:p>120,</text:p>
          </table:table-cell>
          <table:table-cell table:formula="of:=COM.MICROSOFT.CONCAT([.GL18]*1+[.GL19]*2+[.GL20]*4+[.GL21]*8+[.GL22]*16+[.GL23]*32+[.GL24]*64+[.GL25]*128; &quot;,&quot;)" office:value-type="string" office:string-value="127," calcext:value-type="string">
            <text:p>127,</text:p>
          </table:table-cell>
          <table:table-cell table:formula="of:=COM.MICROSOFT.CONCAT([.GM18]*1+[.GM19]*2+[.GM20]*4+[.GM21]*8+[.GM22]*16+[.GM23]*32+[.GM24]*64+[.GM25]*128; &quot;,&quot;)" office:value-type="string" office:string-value="63," calcext:value-type="string">
            <text:p>63,</text:p>
          </table:table-cell>
          <table:table-cell table:formula="of:=COM.MICROSOFT.CONCAT([.GN18]*1+[.GN19]*2+[.GN20]*4+[.GN21]*8+[.GN22]*16+[.GN23]*32+[.GN24]*64+[.GN25]*128; &quot;,&quot;)" office:value-type="string" office:string-value="31," calcext:value-type="string">
            <text:p>31,</text:p>
          </table:table-cell>
          <table:table-cell table:formula="of:=COM.MICROSOFT.CONCAT([.GO18]*1+[.GO19]*2+[.GO20]*4+[.GO21]*8+[.GO22]*16+[.GO23]*32+[.GO24]*64+[.GO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GR18]*1+[.GR19]*2+[.GR20]*4+[.GR21]*8+[.GR22]*16+[.GR23]*32+[.GR24]*64+[.GR25]*128; &quot;,&quot;)" office:value-type="string" office:string-value="0," calcext:value-type="string">
            <text:p>0,</text:p>
          </table:table-cell>
          <table:table-cell table:formula="of:=COM.MICROSOFT.CONCAT([.GS18]*1+[.GS19]*2+[.GS20]*4+[.GS21]*8+[.GS22]*16+[.GS23]*32+[.GS24]*64+[.GS25]*128; &quot;,&quot;)" office:value-type="string" office:string-value="192," calcext:value-type="string">
            <text:p>192,</text:p>
          </table:table-cell>
          <table:table-cell table:formula="of:=COM.MICROSOFT.CONCAT([.GT18]*1+[.GT19]*2+[.GT20]*4+[.GT21]*8+[.GT22]*16+[.GT23]*32+[.GT24]*64+[.GT25]*128; &quot;,&quot;)" office:value-type="string" office:string-value="240," calcext:value-type="string">
            <text:p>240,</text:p>
          </table:table-cell>
          <table:table-cell table:formula="of:=COM.MICROSOFT.CONCAT([.GU18]*1+[.GU19]*2+[.GU20]*4+[.GU21]*8+[.GU22]*16+[.GU23]*32+[.GU24]*64+[.GU25]*128; &quot;,&quot;)" office:value-type="string" office:string-value="252," calcext:value-type="string">
            <text:p>252,</text:p>
          </table:table-cell>
          <table:table-cell table:formula="of:=COM.MICROSOFT.CONCAT([.GV18]*1+[.GV19]*2+[.GV20]*4+[.GV21]*8+[.GV22]*16+[.GV23]*32+[.GV24]*64+[.GV25]*128; &quot;,&quot;)" office:value-type="string" office:string-value="127," calcext:value-type="string">
            <text:p>127,</text:p>
          </table:table-cell>
          <table:table-cell table:formula="of:=COM.MICROSOFT.CONCAT([.GW18]*1+[.GW19]*2+[.GW20]*4+[.GW21]*8+[.GW22]*16+[.GW23]*32+[.GW24]*64+[.GW25]*128; &quot;,&quot;)" office:value-type="string" office:string-value="31," calcext:value-type="string">
            <text:p>31,</text:p>
          </table:table-cell>
          <table:table-cell table:formula="of:=COM.MICROSOFT.CONCAT([.GX18]*1+[.GX19]*2+[.GX20]*4+[.GX21]*8+[.GX22]*16+[.GX23]*32+[.GX24]*64+[.GX25]*128; &quot;,&quot;)" office:value-type="string" office:string-value="7," calcext:value-type="string">
            <text:p>7,</text:p>
          </table:table-cell>
          <table:table-cell table:formula="of:=COM.MICROSOFT.CONCAT([.GY18]*1+[.GY19]*2+[.GY20]*4+[.GY21]*8+[.GY22]*16+[.GY23]*32+[.GY24]*64+[.GY25]*128; &quot;,&quot;)" office:value-type="string" office:string-value="1," calcext:value-type="string">
            <text:p>1,</text:p>
          </table:table-cell>
          <table:table-cell table:formula="of:=COM.MICROSOFT.CONCAT([.GZ18]*1+[.GZ19]*2+[.GZ20]*4+[.GZ21]*8+[.GZ22]*16+[.GZ23]*32+[.GZ24]*64+[.GZ25]*128; &quot;,&quot;)" office:value-type="string" office:string-value="0," calcext:value-type="string">
            <text:p>0,</text:p>
          </table:table-cell>
          <table:table-cell table:formula="of:=COM.MICROSOFT.CONCAT([.HA18]*1+[.HA19]*2+[.HA20]*4+[.HA21]*8+[.HA22]*16+[.HA23]*32+[.HA24]*64+[.HA25]*128; &quot;,&quot;)" office:value-type="string" office:string-value="12," calcext:value-type="string">
            <text:p>12,</text:p>
          </table:table-cell>
          <table:table-cell table:formula="of:=COM.MICROSOFT.CONCAT([.HB18]*1+[.HB19]*2+[.HB20]*4+[.HB21]*8+[.HB22]*16+[.HB23]*32+[.HB24]*64+[.HB25]*128; &quot;,&quot;)" office:value-type="string" office:string-value="30," calcext:value-type="string">
            <text:p>30,</text:p>
          </table:table-cell>
          <table:table-cell table:formula="of:=COM.MICROSOFT.CONCAT([.HC18]*1+[.HC19]*2+[.HC20]*4+[.HC21]*8+[.HC22]*16+[.HC23]*32+[.HC24]*64+[.HC25]*128; &quot;,&quot;)" office:value-type="string" office:string-value="51," calcext:value-type="string">
            <text:p>51,</text:p>
          </table:table-cell>
          <table:table-cell table:formula="of:=COM.MICROSOFT.CONCAT([.HD18]*1+[.HD19]*2+[.HD20]*4+[.HD21]*8+[.HD22]*16+[.HD23]*32+[.HD24]*64+[.HD25]*128; &quot;,&quot;)" office:value-type="string" office:string-value="51," calcext:value-type="string">
            <text:p>51,</text:p>
          </table:table-cell>
          <table:table-cell table:formula="of:=COM.MICROSOFT.CONCAT([.HE18]*1+[.HE19]*2+[.HE20]*4+[.HE21]*8+[.HE22]*16+[.HE23]*32+[.HE24]*64+[.HE25]*128; &quot;,&quot;)" office:value-type="string" office:string-value="30," calcext:value-type="string">
            <text:p>30,</text:p>
          </table:table-cell>
          <table:table-cell table:formula="of:=COM.MICROSOFT.CONCAT([.HF18]*1+[.HF19]*2+[.HF20]*4+[.HF21]*8+[.HF22]*16+[.HF23]*32+[.HF24]*64+[.HF25]*128; &quot;,&quot;)" office:value-type="string" office:string-value="12," calcext:value-type="string">
            <text:p>12,</text:p>
          </table:table-cell>
          <table:table-cell table:formula="of:=COM.MICROSOFT.CONCAT([.HG18]*1+[.HG19]*2+[.HG20]*4+[.HG21]*8+[.HG22]*16+[.HG23]*32+[.HG24]*64+[.HG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 table:number-columns-repeated="2"/>
          <table:table-cell table:style-name="Default" table:formula="of:=COM.MICROSOFT.CONCAT([.HK18]*1+[.HK19]*2+[.HK20]*4+[.HK21]*8+[.HK22]*16+[.HK23]*32+[.HK24]*64+[.HK25]*128; &quot;,&quot;)" office:value-type="string" office:string-value="0," calcext:value-type="string">
            <text:p>0,</text:p>
          </table:table-cell>
          <table:table-cell table:style-name="Default" table:formula="of:=COM.MICROSOFT.CONCAT([.HL18]*1+[.HL19]*2+[.HL20]*4+[.HL21]*8+[.HL22]*16+[.HL23]*32+[.HL24]*64+[.HL25]*128; &quot;,&quot;)" office:value-type="string" office:string-value="0," calcext:value-type="string">
            <text:p>0,</text:p>
          </table:table-cell>
          <table:table-cell table:style-name="Default" table:formula="of:=COM.MICROSOFT.CONCAT([.HM18]*1+[.HM19]*2+[.HM20]*4+[.HM21]*8+[.HM22]*16+[.HM23]*32+[.HM24]*64+[.HM25]*128; &quot;,&quot;)" office:value-type="string" office:string-value="62," calcext:value-type="string">
            <text:p>62,</text:p>
          </table:table-cell>
          <table:table-cell table:style-name="Default" table:formula="of:=COM.MICROSOFT.CONCAT([.HN18]*1+[.HN19]*2+[.HN20]*4+[.HN21]*8+[.HN22]*16+[.HN23]*32+[.HN24]*64+[.HN25]*128; &quot;,&quot;)" office:value-type="string" office:string-value="127," calcext:value-type="string">
            <text:p>127,</text:p>
          </table:table-cell>
          <table:table-cell table:style-name="Default" table:formula="of:=COM.MICROSOFT.CONCAT([.HO18]*1+[.HO19]*2+[.HO20]*4+[.HO21]*8+[.HO22]*16+[.HO23]*32+[.HO24]*64+[.HO25]*128; &quot;,&quot;)" office:value-type="string" office:string-value="255," calcext:value-type="string">
            <text:p>255,</text:p>
          </table:table-cell>
          <table:table-cell table:style-name="Default" table:formula="of:=COM.MICROSOFT.CONCAT([.HP18]*1+[.HP19]*2+[.HP20]*4+[.HP21]*8+[.HP22]*16+[.HP23]*32+[.HP24]*64+[.HP25]*128; &quot;,&quot;)" office:value-type="string" office:string-value="255," calcext:value-type="string">
            <text:p>255,</text:p>
          </table:table-cell>
          <table:table-cell table:style-name="Default" table:formula="of:=COM.MICROSOFT.CONCAT([.HQ18]*1+[.HQ19]*2+[.HQ20]*4+[.HQ21]*8+[.HQ22]*16+[.HQ23]*32+[.HQ24]*64+[.HQ25]*128; &quot;,&quot;)" office:value-type="string" office:string-value="255," calcext:value-type="string">
            <text:p>255,</text:p>
          </table:table-cell>
          <table:table-cell table:style-name="Default" table:formula="of:=COM.MICROSOFT.CONCAT([.HR18]*1+[.HR19]*2+[.HR20]*4+[.HR21]*8+[.HR22]*16+[.HR23]*32+[.HR24]*64+[.HR25]*128; &quot;,&quot;)" office:value-type="string" office:string-value="255," calcext:value-type="string">
            <text:p>255,</text:p>
          </table:table-cell>
          <table:table-cell table:style-name="Default" table:formula="of:=COM.MICROSOFT.CONCAT([.HS18]*1+[.HS19]*2+[.HS20]*4+[.HS21]*8+[.HS22]*16+[.HS23]*32+[.HS24]*64+[.HS25]*128; &quot;,&quot;)" office:value-type="string" office:string-value="255," calcext:value-type="string">
            <text:p>255,</text:p>
          </table:table-cell>
          <table:table-cell table:style-name="Default" table:formula="of:=COM.MICROSOFT.CONCAT([.HT18]*1+[.HT19]*2+[.HT20]*4+[.HT21]*8+[.HT22]*16+[.HT23]*32+[.HT24]*64+[.HT25]*128; &quot;,&quot;)" office:value-type="string" office:string-value="255," calcext:value-type="string">
            <text:p>255,</text:p>
          </table:table-cell>
          <table:table-cell table:style-name="Default" table:formula="of:=COM.MICROSOFT.CONCAT([.HU18]*1+[.HU19]*2+[.HU20]*4+[.HU21]*8+[.HU22]*16+[.HU23]*32+[.HU24]*64+[.HU25]*128; &quot;,&quot;)" office:value-type="string" office:string-value="255," calcext:value-type="string">
            <text:p>255,</text:p>
          </table:table-cell>
          <table:table-cell table:style-name="Default" table:formula="of:=COM.MICROSOFT.CONCAT([.HV18]*1+[.HV19]*2+[.HV20]*4+[.HV21]*8+[.HV22]*16+[.HV23]*32+[.HV24]*64+[.HV25]*128; &quot;,&quot;)" office:value-type="string" office:string-value="255," calcext:value-type="string">
            <text:p>255,</text:p>
          </table:table-cell>
          <table:table-cell table:style-name="Default" table:formula="of:=COM.MICROSOFT.CONCAT([.HW18]*1+[.HW19]*2+[.HW20]*4+[.HW21]*8+[.HW22]*16+[.HW23]*32+[.HW24]*64+[.HW25]*128; &quot;,&quot;)" office:value-type="string" office:string-value="127," calcext:value-type="string">
            <text:p>127,</text:p>
          </table:table-cell>
          <table:table-cell table:style-name="Default" table:formula="of:=COM.MICROSOFT.CONCAT([.HX18]*1+[.HX19]*2+[.HX20]*4+[.HX21]*8+[.HX22]*16+[.HX23]*32+[.HX24]*64+[.HX25]*128; &quot;,&quot;)" office:value-type="string" office:string-value="62," calcext:value-type="string">
            <text:p>62,</text:p>
          </table:table-cell>
          <table:table-cell table:style-name="Default" table:formula="of:=COM.MICROSOFT.CONCAT([.HY18]*1+[.HY19]*2+[.HY20]*4+[.HY21]*8+[.HY22]*16+[.HY23]*32+[.HY24]*64+[.HY25]*128; &quot;,&quot;)" office:value-type="string" office:string-value="0," calcext:value-type="string">
            <text:p>0,</text:p>
          </table:table-cell>
          <table:table-cell table:style-name="Default" table:formula="of:=COM.MICROSOFT.CONCAT([.HZ18]*1+[.HZ19]*2+[.HZ20]*4+[.HZ21]*8+[.HZ22]*16+[.HZ23]*32+[.HZ24]*64+[.HZ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style-name="Default" table:formula="of:=COM.MICROSOFT.CONCAT([.IC18]*1+[.IC19]*2+[.IC20]*4+[.IC21]*8+[.IC22]*16+[.IC23]*32+[.IC24]*64+[.IC25]*128; &quot;,&quot;)" office:value-type="string" office:string-value="0," calcext:value-type="string">
            <text:p>0,</text:p>
          </table:table-cell>
          <table:table-cell table:style-name="Default" table:formula="of:=COM.MICROSOFT.CONCAT([.ID18]*1+[.ID19]*2+[.ID20]*4+[.ID21]*8+[.ID22]*16+[.ID23]*32+[.ID24]*64+[.ID25]*128; &quot;,&quot;)" office:value-type="string" office:string-value="0," calcext:value-type="string">
            <text:p>0,</text:p>
          </table:table-cell>
          <table:table-cell table:style-name="Default" table:formula="of:=COM.MICROSOFT.CONCAT([.IE18]*1+[.IE19]*2+[.IE20]*4+[.IE21]*8+[.IE22]*16+[.IE23]*32+[.IE24]*64+[.IE25]*128; &quot;,&quot;)" office:value-type="string" office:string-value="63," calcext:value-type="string">
            <text:p>63,</text:p>
          </table:table-cell>
          <table:table-cell table:style-name="Default" table:formula="of:=COM.MICROSOFT.CONCAT([.IF18]*1+[.IF19]*2+[.IF20]*4+[.IF21]*8+[.IF22]*16+[.IF23]*32+[.IF24]*64+[.IF25]*128; &quot;,&quot;)" office:value-type="string" office:string-value="127," calcext:value-type="string">
            <text:p>127,</text:p>
          </table:table-cell>
          <table:table-cell table:style-name="Default" table:formula="of:=COM.MICROSOFT.CONCAT([.IG18]*1+[.IG19]*2+[.IG20]*4+[.IG21]*8+[.IG22]*16+[.IG23]*32+[.IG24]*64+[.IG25]*128; &quot;,&quot;)" office:value-type="string" office:string-value="255," calcext:value-type="string">
            <text:p>255,</text:p>
          </table:table-cell>
          <table:table-cell table:style-name="Default" table:formula="of:=COM.MICROSOFT.CONCAT([.IH18]*1+[.IH19]*2+[.IH20]*4+[.IH21]*8+[.IH22]*16+[.IH23]*32+[.IH24]*64+[.IH25]*128; &quot;,&quot;)" office:value-type="string" office:string-value="255," calcext:value-type="string">
            <text:p>255,</text:p>
          </table:table-cell>
          <table:table-cell table:style-name="Default" table:formula="of:=COM.MICROSOFT.CONCAT([.II18]*1+[.II19]*2+[.II20]*4+[.II21]*8+[.II22]*16+[.II23]*32+[.II24]*64+[.II25]*128; &quot;,&quot;)" office:value-type="string" office:string-value="255," calcext:value-type="string">
            <text:p>255,</text:p>
          </table:table-cell>
          <table:table-cell table:style-name="Default" table:formula="of:=COM.MICROSOFT.CONCAT([.IJ18]*1+[.IJ19]*2+[.IJ20]*4+[.IJ21]*8+[.IJ22]*16+[.IJ23]*32+[.IJ24]*64+[.IJ25]*128; &quot;,&quot;)" office:value-type="string" office:string-value="223," calcext:value-type="string">
            <text:p>223,</text:p>
          </table:table-cell>
          <table:table-cell table:style-name="Default" table:formula="of:=COM.MICROSOFT.CONCAT([.IK18]*1+[.IK19]*2+[.IK20]*4+[.IK21]*8+[.IK22]*16+[.IK23]*32+[.IK24]*64+[.IK25]*128; &quot;,&quot;)" office:value-type="string" office:string-value="223," calcext:value-type="string">
            <text:p>223,</text:p>
          </table:table-cell>
          <table:table-cell table:style-name="Default" table:formula="of:=COM.MICROSOFT.CONCAT([.IL18]*1+[.IL19]*2+[.IL20]*4+[.IL21]*8+[.IL22]*16+[.IL23]*32+[.IL24]*64+[.IL25]*128; &quot;,&quot;)" office:value-type="string" office:string-value="239," calcext:value-type="string">
            <text:p>239,</text:p>
          </table:table-cell>
          <table:table-cell table:style-name="Default" table:formula="of:=COM.MICROSOFT.CONCAT([.IM18]*1+[.IM19]*2+[.IM20]*4+[.IM21]*8+[.IM22]*16+[.IM23]*32+[.IM24]*64+[.IM25]*128; &quot;,&quot;)" office:value-type="string" office:string-value="243," calcext:value-type="string">
            <text:p>243,</text:p>
          </table:table-cell>
          <table:table-cell table:style-name="Default" table:formula="of:=COM.MICROSOFT.CONCAT([.IN18]*1+[.IN19]*2+[.IN20]*4+[.IN21]*8+[.IN22]*16+[.IN23]*32+[.IN24]*64+[.IN25]*128; &quot;,&quot;)" office:value-type="string" office:string-value="252," calcext:value-type="string">
            <text:p>252,</text:p>
          </table:table-cell>
          <table:table-cell table:style-name="Default" table:formula="of:=COM.MICROSOFT.CONCAT([.IO18]*1+[.IO19]*2+[.IO20]*4+[.IO21]*8+[.IO22]*16+[.IO23]*32+[.IO24]*64+[.IO25]*128; &quot;,&quot;)" office:value-type="string" office:string-value="127," calcext:value-type="string">
            <text:p>127,</text:p>
          </table:table-cell>
          <table:table-cell table:style-name="Default" table:formula="of:=COM.MICROSOFT.CONCAT([.IP18]*1+[.IP19]*2+[.IP20]*4+[.IP21]*8+[.IP22]*16+[.IP23]*32+[.IP24]*64+[.IP25]*128; &quot;,&quot;)" office:value-type="string" office:string-value="63," calcext:value-type="string">
            <text:p>63,</text:p>
          </table:table-cell>
          <table:table-cell table:style-name="Default" table:formula="of:=COM.MICROSOFT.CONCAT([.IQ18]*1+[.IQ19]*2+[.IQ20]*4+[.IQ21]*8+[.IQ22]*16+[.IQ23]*32+[.IQ24]*64+[.IQ25]*128; &quot;,&quot;)" office:value-type="string" office:string-value="0," calcext:value-type="string">
            <text:p>0,</text:p>
          </table:table-cell>
          <table:table-cell table:style-name="Default" table:formula="of:=COM.MICROSOFT.CONCAT([.IR18]*1+[.IR19]*2+[.IR20]*4+[.IR21]*8+[.IR22]*16+[.IR23]*32+[.IR24]*64+[.IR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IU18]*1+[.IU19]*2+[.IU20]*4+[.IU21]*8+[.IU22]*16+[.IU23]*32+[.IU24]*64+[.IU25]*128; &quot;,&quot;)" office:value-type="string" office:string-value="0," calcext:value-type="string">
            <text:p>0,</text:p>
          </table:table-cell>
          <table:table-cell table:formula="of:=COM.MICROSOFT.CONCAT([.IV18]*1+[.IV19]*2+[.IV20]*4+[.IV21]*8+[.IV22]*16+[.IV23]*32+[.IV24]*64+[.IV25]*128; &quot;,&quot;)" office:value-type="string" office:string-value="0," calcext:value-type="string">
            <text:p>0,</text:p>
          </table:table-cell>
          <table:table-cell table:formula="of:=COM.MICROSOFT.CONCAT([.IW18]*1+[.IW19]*2+[.IW20]*4+[.IW21]*8+[.IW22]*16+[.IW23]*32+[.IW24]*64+[.IW25]*128; &quot;,&quot;)" office:value-type="string" office:string-value="0," calcext:value-type="string">
            <text:p>0,</text:p>
          </table:table-cell>
          <table:table-cell table:formula="of:=COM.MICROSOFT.CONCAT([.IX18]*1+[.IX19]*2+[.IX20]*4+[.IX21]*8+[.IX22]*16+[.IX23]*32+[.IX24]*64+[.IX25]*128; &quot;,&quot;)" office:value-type="string" office:string-value="0," calcext:value-type="string">
            <text:p>0,</text:p>
          </table:table-cell>
          <table:table-cell table:formula="of:=COM.MICROSOFT.CONCAT([.IY18]*1+[.IY19]*2+[.IY20]*4+[.IY21]*8+[.IY22]*16+[.IY23]*32+[.IY24]*64+[.IY25]*128; &quot;,&quot;)" office:value-type="string" office:string-value="0," calcext:value-type="string">
            <text:p>0,</text:p>
          </table:table-cell>
          <table:table-cell table:formula="of:=COM.MICROSOFT.CONCAT([.IZ18]*1+[.IZ19]*2+[.IZ20]*4+[.IZ21]*8+[.IZ22]*16+[.IZ23]*32+[.IZ24]*64+[.IZ25]*128; &quot;,&quot;)" office:value-type="string" office:string-value="0," calcext:value-type="string">
            <text:p>0,</text:p>
          </table:table-cell>
          <table:table-cell table:formula="of:=COM.MICROSOFT.CONCAT([.JA18]*1+[.JA19]*2+[.JA20]*4+[.JA21]*8+[.JA22]*16+[.JA23]*32+[.JA24]*64+[.JA25]*128; &quot;,&quot;)" office:value-type="string" office:string-value="0," calcext:value-type="string">
            <text:p>0,</text:p>
          </table:table-cell>
          <table:table-cell table:formula="of:=COM.MICROSOFT.CONCAT([.JB18]*1+[.JB19]*2+[.JB20]*4+[.JB21]*8+[.JB22]*16+[.JB23]*32+[.JB24]*64+[.JB25]*128; &quot;,&quot;)" office:value-type="string" office:string-value="0," calcext:value-type="string">
            <text:p>0,</text:p>
          </table:table-cell>
          <table:table-cell table:formula="of:=COM.MICROSOFT.CONCAT([.JC18]*1+[.JC19]*2+[.JC20]*4+[.JC21]*8+[.JC22]*16+[.JC23]*32+[.JC24]*64+[.JC25]*128; &quot;,&quot;)" office:value-type="string" office:string-value="0," calcext:value-type="string">
            <text:p>0,</text:p>
          </table:table-cell>
          <table:table-cell table:formula="of:=COM.MICROSOFT.CONCAT([.JD18]*1+[.JD19]*2+[.JD20]*4+[.JD21]*8+[.JD22]*16+[.JD23]*32+[.JD24]*64+[.JD25]*128; &quot;,&quot;)" office:value-type="string" office:string-value="0," calcext:value-type="string">
            <text:p>0,</text:p>
          </table:table-cell>
          <table:table-cell table:formula="of:=COM.MICROSOFT.CONCAT([.JE18]*1+[.JE19]*2+[.JE20]*4+[.JE21]*8+[.JE22]*16+[.JE23]*32+[.JE24]*64+[.JE25]*128; &quot;,&quot;)" office:value-type="string" office:string-value="0," calcext:value-type="string">
            <text:p>0,</text:p>
          </table:table-cell>
          <table:table-cell table:formula="of:=COM.MICROSOFT.CONCAT([.JF18]*1+[.JF19]*2+[.JF20]*4+[.JF21]*8+[.JF22]*16+[.JF23]*32+[.JF24]*64+[.JF25]*128; &quot;,&quot;)" office:value-type="string" office:string-value="0," calcext:value-type="string">
            <text:p>0,</text:p>
          </table:table-cell>
          <table:table-cell table:formula="of:=COM.MICROSOFT.CONCAT([.JG18]*1+[.JG19]*2+[.JG20]*4+[.JG21]*8+[.JG22]*16+[.JG23]*32+[.JG24]*64+[.JG25]*128; &quot;,&quot;)" office:value-type="string" office:string-value="0," calcext:value-type="string">
            <text:p>0,</text:p>
          </table:table-cell>
          <table:table-cell table:formula="of:=COM.MICROSOFT.CONCAT([.JH18]*1+[.JH19]*2+[.JH20]*4+[.JH21]*8+[.JH22]*16+[.JH23]*32+[.JH24]*64+[.JH25]*128; &quot;,&quot;)" office:value-type="string" office:string-value="0," calcext:value-type="string">
            <text:p>0,</text:p>
          </table:table-cell>
          <table:table-cell table:formula="of:=COM.MICROSOFT.CONCAT([.JI18]*1+[.JI19]*2+[.JI20]*4+[.JI21]*8+[.JI22]*16+[.JI23]*32+[.JI24]*64+[.JI25]*128; &quot;,&quot;)" office:value-type="string" office:string-value="0," calcext:value-type="string">
            <text:p>0,</text:p>
          </table:table-cell>
          <table:table-cell table:formula="of:=COM.MICROSOFT.CONCAT([.JJ18]*1+[.JJ19]*2+[.JJ20]*4+[.JJ21]*8+[.JJ22]*16+[.JJ23]*32+[.JJ24]*64+[.JJ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JM18]*1+[.JM19]*2+[.JM20]*4+[.JM21]*8+[.JM22]*16+[.JM23]*32+[.JM24]*64+[.JM25]*128; &quot;,&quot;)" office:value-type="string" office:string-value="0," calcext:value-type="string">
            <text:p>0,</text:p>
          </table:table-cell>
          <table:table-cell table:formula="of:=COM.MICROSOFT.CONCAT([.JN18]*1+[.JN19]*2+[.JN20]*4+[.JN21]*8+[.JN22]*16+[.JN23]*32+[.JN24]*64+[.JN25]*128; &quot;,&quot;)" office:value-type="string" office:string-value="0," calcext:value-type="string">
            <text:p>0,</text:p>
          </table:table-cell>
          <table:table-cell table:formula="of:=COM.MICROSOFT.CONCAT([.JO18]*1+[.JO19]*2+[.JO20]*4+[.JO21]*8+[.JO22]*16+[.JO23]*32+[.JO24]*64+[.JO25]*128; &quot;,&quot;)" office:value-type="string" office:string-value="0," calcext:value-type="string">
            <text:p>0,</text:p>
          </table:table-cell>
          <table:table-cell table:formula="of:=COM.MICROSOFT.CONCAT([.JP18]*1+[.JP19]*2+[.JP20]*4+[.JP21]*8+[.JP22]*16+[.JP23]*32+[.JP24]*64+[.JP25]*128; &quot;,&quot;)" office:value-type="string" office:string-value="0," calcext:value-type="string">
            <text:p>0,</text:p>
          </table:table-cell>
          <table:table-cell table:formula="of:=COM.MICROSOFT.CONCAT([.JQ18]*1+[.JQ19]*2+[.JQ20]*4+[.JQ21]*8+[.JQ22]*16+[.JQ23]*32+[.JQ24]*64+[.JQ25]*128; &quot;,&quot;)" office:value-type="string" office:string-value="0," calcext:value-type="string">
            <text:p>0,</text:p>
          </table:table-cell>
          <table:table-cell table:formula="of:=COM.MICROSOFT.CONCAT([.JR18]*1+[.JR19]*2+[.JR20]*4+[.JR21]*8+[.JR22]*16+[.JR23]*32+[.JR24]*64+[.JR25]*128; &quot;,&quot;)" office:value-type="string" office:string-value="0," calcext:value-type="string">
            <text:p>0,</text:p>
          </table:table-cell>
          <table:table-cell table:formula="of:=COM.MICROSOFT.CONCAT([.JS18]*1+[.JS19]*2+[.JS20]*4+[.JS21]*8+[.JS22]*16+[.JS23]*32+[.JS24]*64+[.JS25]*128; &quot;,&quot;)" office:value-type="string" office:string-value="0," calcext:value-type="string">
            <text:p>0,</text:p>
          </table:table-cell>
          <table:table-cell table:formula="of:=COM.MICROSOFT.CONCAT([.JT18]*1+[.JT19]*2+[.JT20]*4+[.JT21]*8+[.JT22]*16+[.JT23]*32+[.JT24]*64+[.JT25]*128; &quot;,&quot;)" office:value-type="string" office:string-value="192," calcext:value-type="string">
            <text:p>192,</text:p>
          </table:table-cell>
          <table:table-cell table:formula="of:=COM.MICROSOFT.CONCAT([.JU18]*1+[.JU19]*2+[.JU20]*4+[.JU21]*8+[.JU22]*16+[.JU23]*32+[.JU24]*64+[.JU25]*128; &quot;,&quot;)" office:value-type="string" office:string-value="192," calcext:value-type="string">
            <text:p>192,</text:p>
          </table:table-cell>
          <table:table-cell table:formula="of:=COM.MICROSOFT.CONCAT([.JV18]*1+[.JV19]*2+[.JV20]*4+[.JV21]*8+[.JV22]*16+[.JV23]*32+[.JV24]*64+[.JV25]*128; &quot;,&quot;)" office:value-type="string" office:string-value="0," calcext:value-type="string">
            <text:p>0,</text:p>
          </table:table-cell>
          <table:table-cell table:formula="of:=COM.MICROSOFT.CONCAT([.JW18]*1+[.JW19]*2+[.JW20]*4+[.JW21]*8+[.JW22]*16+[.JW23]*32+[.JW24]*64+[.JW25]*128; &quot;,&quot;)" office:value-type="string" office:string-value="0," calcext:value-type="string">
            <text:p>0,</text:p>
          </table:table-cell>
          <table:table-cell table:formula="of:=COM.MICROSOFT.CONCAT([.JX18]*1+[.JX19]*2+[.JX20]*4+[.JX21]*8+[.JX22]*16+[.JX23]*32+[.JX24]*64+[.JX25]*128; &quot;,&quot;)" office:value-type="string" office:string-value="0," calcext:value-type="string">
            <text:p>0,</text:p>
          </table:table-cell>
          <table:table-cell table:formula="of:=COM.MICROSOFT.CONCAT([.JY18]*1+[.JY19]*2+[.JY20]*4+[.JY21]*8+[.JY22]*16+[.JY23]*32+[.JY24]*64+[.JY25]*128; &quot;,&quot;)" office:value-type="string" office:string-value="0," calcext:value-type="string">
            <text:p>0,</text:p>
          </table:table-cell>
          <table:table-cell table:formula="of:=COM.MICROSOFT.CONCAT([.JZ18]*1+[.JZ19]*2+[.JZ20]*4+[.JZ21]*8+[.JZ22]*16+[.JZ23]*32+[.JZ24]*64+[.JZ25]*128; &quot;,&quot;)" office:value-type="string" office:string-value="0," calcext:value-type="string">
            <text:p>0,</text:p>
          </table:table-cell>
          <table:table-cell table:formula="of:=COM.MICROSOFT.CONCAT([.KA18]*1+[.KA19]*2+[.KA20]*4+[.KA21]*8+[.KA22]*16+[.KA23]*32+[.KA24]*64+[.KA25]*128; &quot;,&quot;)" office:value-type="string" office:string-value="0," calcext:value-type="string">
            <text:p>0,</text:p>
          </table:table-cell>
          <table:table-cell table:formula="of:=COM.MICROSOFT.CONCAT([.KB18]*1+[.KB19]*2+[.KB20]*4+[.KB21]*8+[.KB22]*16+[.KB23]*32+[.KB24]*64+[.KB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KE18]*1+[.KE19]*2+[.KE20]*4+[.KE21]*8+[.KE22]*16+[.KE23]*32+[.KE24]*64+[.KE25]*128; &quot;,&quot;)" office:value-type="string" office:string-value="0," calcext:value-type="string">
            <text:p>0,</text:p>
          </table:table-cell>
          <table:table-cell table:formula="of:=COM.MICROSOFT.CONCAT([.KF18]*1+[.KF19]*2+[.KF20]*4+[.KF21]*8+[.KF22]*16+[.KF23]*32+[.KF24]*64+[.KF25]*128; &quot;,&quot;)" office:value-type="string" office:string-value="0," calcext:value-type="string">
            <text:p>0,</text:p>
          </table:table-cell>
          <table:table-cell table:formula="of:=COM.MICROSOFT.CONCAT([.KG18]*1+[.KG19]*2+[.KG20]*4+[.KG21]*8+[.KG22]*16+[.KG23]*32+[.KG24]*64+[.KG25]*128; &quot;,&quot;)" office:value-type="string" office:string-value="0," calcext:value-type="string">
            <text:p>0,</text:p>
          </table:table-cell>
          <table:table-cell table:formula="of:=COM.MICROSOFT.CONCAT([.KH18]*1+[.KH19]*2+[.KH20]*4+[.KH21]*8+[.KH22]*16+[.KH23]*32+[.KH24]*64+[.KH25]*128; &quot;,&quot;)" office:value-type="string" office:string-value="0," calcext:value-type="string">
            <text:p>0,</text:p>
          </table:table-cell>
          <table:table-cell table:formula="of:=COM.MICROSOFT.CONCAT([.KI18]*1+[.KI19]*2+[.KI20]*4+[.KI21]*8+[.KI22]*16+[.KI23]*32+[.KI24]*64+[.KI25]*128; &quot;,&quot;)" office:value-type="string" office:string-value="0," calcext:value-type="string">
            <text:p>0,</text:p>
          </table:table-cell>
          <table:table-cell table:formula="of:=COM.MICROSOFT.CONCAT([.KJ18]*1+[.KJ19]*2+[.KJ20]*4+[.KJ21]*8+[.KJ22]*16+[.KJ23]*32+[.KJ24]*64+[.KJ25]*128; &quot;,&quot;)" office:value-type="string" office:string-value="0," calcext:value-type="string">
            <text:p>0,</text:p>
          </table:table-cell>
          <table:table-cell table:formula="of:=COM.MICROSOFT.CONCAT([.KK18]*1+[.KK19]*2+[.KK20]*4+[.KK21]*8+[.KK22]*16+[.KK23]*32+[.KK24]*64+[.KK25]*128; &quot;,&quot;)" office:value-type="string" office:string-value="255," calcext:value-type="string">
            <text:p>255,</text:p>
          </table:table-cell>
          <table:table-cell table:formula="of:=COM.MICROSOFT.CONCAT([.KL18]*1+[.KL19]*2+[.KL20]*4+[.KL21]*8+[.KL22]*16+[.KL23]*32+[.KL24]*64+[.KL25]*128; &quot;,&quot;)" office:value-type="string" office:string-value="255," calcext:value-type="string">
            <text:p>255,</text:p>
          </table:table-cell>
          <table:table-cell table:formula="of:=COM.MICROSOFT.CONCAT([.KM18]*1+[.KM19]*2+[.KM20]*4+[.KM21]*8+[.KM22]*16+[.KM23]*32+[.KM24]*64+[.KM25]*128; &quot;,&quot;)" office:value-type="string" office:string-value="255," calcext:value-type="string">
            <text:p>255,</text:p>
          </table:table-cell>
          <table:table-cell table:formula="of:=COM.MICROSOFT.CONCAT([.KN18]*1+[.KN19]*2+[.KN20]*4+[.KN21]*8+[.KN22]*16+[.KN23]*32+[.KN24]*64+[.KN25]*128; &quot;,&quot;)" office:value-type="string" office:string-value="255," calcext:value-type="string">
            <text:p>255,</text:p>
          </table:table-cell>
          <table:table-cell table:formula="of:=COM.MICROSOFT.CONCAT([.KO18]*1+[.KO19]*2+[.KO20]*4+[.KO21]*8+[.KO22]*16+[.KO23]*32+[.KO24]*64+[.KO25]*128; &quot;,&quot;)" office:value-type="string" office:string-value="0," calcext:value-type="string">
            <text:p>0,</text:p>
          </table:table-cell>
          <table:table-cell table:formula="of:=COM.MICROSOFT.CONCAT([.KP18]*1+[.KP19]*2+[.KP20]*4+[.KP21]*8+[.KP22]*16+[.KP23]*32+[.KP24]*64+[.KP25]*128; &quot;,&quot;)" office:value-type="string" office:string-value="0," calcext:value-type="string">
            <text:p>0,</text:p>
          </table:table-cell>
          <table:table-cell table:formula="of:=COM.MICROSOFT.CONCAT([.KQ18]*1+[.KQ19]*2+[.KQ20]*4+[.KQ21]*8+[.KQ22]*16+[.KQ23]*32+[.KQ24]*64+[.KQ25]*128; &quot;,&quot;)" office:value-type="string" office:string-value="0," calcext:value-type="string">
            <text:p>0,</text:p>
          </table:table-cell>
          <table:table-cell table:formula="of:=COM.MICROSOFT.CONCAT([.KR18]*1+[.KR19]*2+[.KR20]*4+[.KR21]*8+[.KR22]*16+[.KR23]*32+[.KR24]*64+[.KR25]*128; &quot;,&quot;)" office:value-type="string" office:string-value="0," calcext:value-type="string">
            <text:p>0,</text:p>
          </table:table-cell>
          <table:table-cell table:formula="of:=COM.MICROSOFT.CONCAT([.KS18]*1+[.KS19]*2+[.KS20]*4+[.KS21]*8+[.KS22]*16+[.KS23]*32+[.KS24]*64+[.KS25]*128; &quot;,&quot;)" office:value-type="string" office:string-value="0," calcext:value-type="string">
            <text:p>0,</text:p>
          </table:table-cell>
          <table:table-cell table:formula="of:=COM.MICROSOFT.CONCAT([.KT18]*1+[.KT19]*2+[.KT20]*4+[.KT21]*8+[.KT22]*16+[.KT23]*32+[.KT24]*64+[.KT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KW18]*1+[.KW19]*2+[.KW20]*4+[.KW21]*8+[.KW22]*16+[.KW23]*32+[.KW24]*64+[.KW25]*128; &quot;,&quot;)" office:value-type="string" office:string-value="0," calcext:value-type="string">
            <text:p>0,</text:p>
          </table:table-cell>
          <table:table-cell table:formula="of:=COM.MICROSOFT.CONCAT([.KX18]*1+[.KX19]*2+[.KX20]*4+[.KX21]*8+[.KX22]*16+[.KX23]*32+[.KX24]*64+[.KX25]*128; &quot;,&quot;)" office:value-type="string" office:string-value="255," calcext:value-type="string">
            <text:p>255,</text:p>
          </table:table-cell>
          <table:table-cell table:formula="of:=COM.MICROSOFT.CONCAT([.KY18]*1+[.KY19]*2+[.KY20]*4+[.KY21]*8+[.KY22]*16+[.KY23]*32+[.KY24]*64+[.KY25]*128; &quot;,&quot;)" office:value-type="string" office:string-value="255," calcext:value-type="string">
            <text:p>255,</text:p>
          </table:table-cell>
          <table:table-cell table:formula="of:=COM.MICROSOFT.CONCAT([.KZ18]*1+[.KZ19]*2+[.KZ20]*4+[.KZ21]*8+[.KZ22]*16+[.KZ23]*32+[.KZ24]*64+[.KZ25]*128; &quot;,&quot;)" office:value-type="string" office:string-value="255," calcext:value-type="string">
            <text:p>255,</text:p>
          </table:table-cell>
          <table:table-cell table:formula="of:=COM.MICROSOFT.CONCAT([.LA18]*1+[.LA19]*2+[.LA20]*4+[.LA21]*8+[.LA22]*16+[.LA23]*32+[.LA24]*64+[.LA25]*128; &quot;,&quot;)" office:value-type="string" office:string-value="255," calcext:value-type="string">
            <text:p>255,</text:p>
          </table:table-cell>
          <table:table-cell table:formula="of:=COM.MICROSOFT.CONCAT([.LB18]*1+[.LB19]*2+[.LB20]*4+[.LB21]*8+[.LB22]*16+[.LB23]*32+[.LB24]*64+[.LB25]*128; &quot;,&quot;)" office:value-type="string" office:string-value="0," calcext:value-type="string">
            <text:p>0,</text:p>
          </table:table-cell>
          <table:table-cell table:formula="of:=COM.MICROSOFT.CONCAT([.LC18]*1+[.LC19]*2+[.LC20]*4+[.LC21]*8+[.LC22]*16+[.LC23]*32+[.LC24]*64+[.LC25]*128; &quot;,&quot;)" office:value-type="string" office:string-value="0," calcext:value-type="string">
            <text:p>0,</text:p>
          </table:table-cell>
          <table:table-cell table:formula="of:=COM.MICROSOFT.CONCAT([.LD18]*1+[.LD19]*2+[.LD20]*4+[.LD21]*8+[.LD22]*16+[.LD23]*32+[.LD24]*64+[.LD25]*128; &quot;,&quot;)" office:value-type="string" office:string-value="0," calcext:value-type="string">
            <text:p>0,</text:p>
          </table:table-cell>
          <table:table-cell table:formula="of:=COM.MICROSOFT.CONCAT([.LE18]*1+[.LE19]*2+[.LE20]*4+[.LE21]*8+[.LE22]*16+[.LE23]*32+[.LE24]*64+[.LE25]*128; &quot;,&quot;)" office:value-type="string" office:string-value="0," calcext:value-type="string">
            <text:p>0,</text:p>
          </table:table-cell>
          <table:table-cell table:formula="of:=COM.MICROSOFT.CONCAT([.LF18]*1+[.LF19]*2+[.LF20]*4+[.LF21]*8+[.LF22]*16+[.LF23]*32+[.LF24]*64+[.LF25]*128; &quot;,&quot;)" office:value-type="string" office:string-value="0," calcext:value-type="string">
            <text:p>0,</text:p>
          </table:table-cell>
          <table:table-cell table:formula="of:=COM.MICROSOFT.CONCAT([.LG18]*1+[.LG19]*2+[.LG20]*4+[.LG21]*8+[.LG22]*16+[.LG23]*32+[.LG24]*64+[.LG25]*128; &quot;,&quot;)" office:value-type="string" office:string-value="0," calcext:value-type="string">
            <text:p>0,</text:p>
          </table:table-cell>
          <table:table-cell table:formula="of:=COM.MICROSOFT.CONCAT([.LH18]*1+[.LH19]*2+[.LH20]*4+[.LH21]*8+[.LH22]*16+[.LH23]*32+[.LH24]*64+[.LH25]*128; &quot;,&quot;)" office:value-type="string" office:string-value="255," calcext:value-type="string">
            <text:p>255,</text:p>
          </table:table-cell>
          <table:table-cell table:formula="of:=COM.MICROSOFT.CONCAT([.LI18]*1+[.LI19]*2+[.LI20]*4+[.LI21]*8+[.LI22]*16+[.LI23]*32+[.LI24]*64+[.LI25]*128; &quot;,&quot;)" office:value-type="string" office:string-value="255," calcext:value-type="string">
            <text:p>255,</text:p>
          </table:table-cell>
          <table:table-cell table:formula="of:=COM.MICROSOFT.CONCAT([.LJ18]*1+[.LJ19]*2+[.LJ20]*4+[.LJ21]*8+[.LJ22]*16+[.LJ23]*32+[.LJ24]*64+[.LJ25]*128; &quot;,&quot;)" office:value-type="string" office:string-value="255," calcext:value-type="string">
            <text:p>255,</text:p>
          </table:table-cell>
          <table:table-cell table:formula="of:=COM.MICROSOFT.CONCAT([.LK18]*1+[.LK19]*2+[.LK20]*4+[.LK21]*8+[.LK22]*16+[.LK23]*32+[.LK24]*64+[.LK25]*128; &quot;,&quot;)" office:value-type="string" office:string-value="255," calcext:value-type="string">
            <text:p>255,</text:p>
          </table:table-cell>
          <table:table-cell table:formula="of:=COM.MICROSOFT.CONCAT([.LL18]*1+[.LL19]*2+[.LL20]*4+[.LL21]*8+[.LL22]*16+[.LL23]*32+[.LL24]*64+[.LL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LO18]*1+[.LO19]*2+[.LO20]*4+[.LO21]*8+[.LO22]*16+[.LO23]*32+[.LO24]*64+[.LO25]*128; &quot;,&quot;)" office:value-type="string" office:string-value="0," calcext:value-type="string">
            <text:p>0,</text:p>
          </table:table-cell>
          <table:table-cell table:formula="of:=COM.MICROSOFT.CONCAT([.LP18]*1+[.LP19]*2+[.LP20]*4+[.LP21]*8+[.LP22]*16+[.LP23]*32+[.LP24]*64+[.LP25]*128; &quot;,&quot;)" office:value-type="string" office:string-value="255," calcext:value-type="string">
            <text:p>255,</text:p>
          </table:table-cell>
          <table:table-cell table:formula="of:=COM.MICROSOFT.CONCAT([.LQ18]*1+[.LQ19]*2+[.LQ20]*4+[.LQ21]*8+[.LQ22]*16+[.LQ23]*32+[.LQ24]*64+[.LQ25]*128; &quot;,&quot;)" office:value-type="string" office:string-value="255," calcext:value-type="string">
            <text:p>255,</text:p>
          </table:table-cell>
          <table:table-cell table:formula="of:=COM.MICROSOFT.CONCAT([.LR18]*1+[.LR19]*2+[.LR20]*4+[.LR21]*8+[.LR22]*16+[.LR23]*32+[.LR24]*64+[.LR25]*128; &quot;,&quot;)" office:value-type="string" office:string-value="255," calcext:value-type="string">
            <text:p>255,</text:p>
          </table:table-cell>
          <table:table-cell table:formula="of:=COM.MICROSOFT.CONCAT([.LS18]*1+[.LS19]*2+[.LS20]*4+[.LS21]*8+[.LS22]*16+[.LS23]*32+[.LS24]*64+[.LS25]*128; &quot;,&quot;)" office:value-type="string" office:string-value="255," calcext:value-type="string">
            <text:p>255,</text:p>
          </table:table-cell>
          <table:table-cell table:formula="of:=COM.MICROSOFT.CONCAT([.LT18]*1+[.LT19]*2+[.LT20]*4+[.LT21]*8+[.LT22]*16+[.LT23]*32+[.LT24]*64+[.LT25]*128; &quot;,&quot;)" office:value-type="string" office:string-value="0," calcext:value-type="string">
            <text:p>0,</text:p>
          </table:table-cell>
          <table:table-cell table:formula="of:=COM.MICROSOFT.CONCAT([.LU18]*1+[.LU19]*2+[.LU20]*4+[.LU21]*8+[.LU22]*16+[.LU23]*32+[.LU24]*64+[.LU25]*128; &quot;,&quot;)" office:value-type="string" office:string-value="0," calcext:value-type="string">
            <text:p>0,</text:p>
          </table:table-cell>
          <table:table-cell table:formula="of:=COM.MICROSOFT.CONCAT([.LV18]*1+[.LV19]*2+[.LV20]*4+[.LV21]*8+[.LV22]*16+[.LV23]*32+[.LV24]*64+[.LV25]*128; &quot;,&quot;)" office:value-type="string" office:string-value="0," calcext:value-type="string">
            <text:p>0,</text:p>
          </table:table-cell>
          <table:table-cell table:formula="of:=COM.MICROSOFT.CONCAT([.LW18]*1+[.LW19]*2+[.LW20]*4+[.LW21]*8+[.LW22]*16+[.LW23]*32+[.LW24]*64+[.LW25]*128; &quot;,&quot;)" office:value-type="string" office:string-value="0," calcext:value-type="string">
            <text:p>0,</text:p>
          </table:table-cell>
          <table:table-cell table:formula="of:=COM.MICROSOFT.CONCAT([.LX18]*1+[.LX19]*2+[.LX20]*4+[.LX21]*8+[.LX22]*16+[.LX23]*32+[.LX24]*64+[.LX25]*128; &quot;,&quot;)" office:value-type="string" office:string-value="0," calcext:value-type="string">
            <text:p>0,</text:p>
          </table:table-cell>
          <table:table-cell table:formula="of:=COM.MICROSOFT.CONCAT([.LY18]*1+[.LY19]*2+[.LY20]*4+[.LY21]*8+[.LY22]*16+[.LY23]*32+[.LY24]*64+[.LY25]*128; &quot;,&quot;)" office:value-type="string" office:string-value="0," calcext:value-type="string">
            <text:p>0,</text:p>
          </table:table-cell>
          <table:table-cell table:formula="of:=COM.MICROSOFT.CONCAT([.LZ18]*1+[.LZ19]*2+[.LZ20]*4+[.LZ21]*8+[.LZ22]*16+[.LZ23]*32+[.LZ24]*64+[.LZ25]*128; &quot;,&quot;)" office:value-type="string" office:string-value="0," calcext:value-type="string">
            <text:p>0,</text:p>
          </table:table-cell>
          <table:table-cell table:formula="of:=COM.MICROSOFT.CONCAT([.MA18]*1+[.MA19]*2+[.MA20]*4+[.MA21]*8+[.MA22]*16+[.MA23]*32+[.MA24]*64+[.MA25]*128; &quot;,&quot;)" office:value-type="string" office:string-value="0," calcext:value-type="string">
            <text:p>0,</text:p>
          </table:table-cell>
          <table:table-cell table:formula="of:=COM.MICROSOFT.CONCAT([.MB18]*1+[.MB19]*2+[.MB20]*4+[.MB21]*8+[.MB22]*16+[.MB23]*32+[.MB24]*64+[.MB25]*128; &quot;,&quot;)" office:value-type="string" office:string-value="0," calcext:value-type="string">
            <text:p>0,</text:p>
          </table:table-cell>
          <table:table-cell table:formula="of:=COM.MICROSOFT.CONCAT([.MC18]*1+[.MC19]*2+[.MC20]*4+[.MC21]*8+[.MC22]*16+[.MC23]*32+[.MC24]*64+[.MC25]*128; &quot;,&quot;)" office:value-type="string" office:string-value="0," calcext:value-type="string">
            <text:p>0,</text:p>
          </table:table-cell>
          <table:table-cell table:formula="of:=COM.MICROSOFT.CONCAT([.MD18]*1+[.MD19]*2+[.MD20]*4+[.MD21]*8+[.MD22]*16+[.MD23]*32+[.MD24]*64+[.MD25]*128; &quot;,&quot;)" office:value-type="string" office:string-value="0," calcext:value-type="string">
            <text:p>0,</text:p>
          </table:table-cell>
          <table:table-cell office:value-type="string" calcext:value-type="string">
            <text:p>},</text:p>
          </table:table-cell>
          <table:table-cell table:number-columns-repeated="16041"/>
        </table:table-row>
        <table:table-row table:style-name="ro1">
          <table:table-cell table:number-columns-repeated="218"/>
          <table:table-cell table:style-name="Default" table:number-columns-repeated="16"/>
          <table:table-cell table:number-columns-repeated="2"/>
          <table:table-cell table:style-name="Default" table:number-columns-repeated="16"/>
          <table:table-cell table:number-columns-repeated="16132"/>
        </table:table-row>
        <table:table-row table:style-name="ro1">
          <table:table-cell/>
          <table:table-cell table:style-name="ce2" table:formula="of:=COM.MICROSOFT.CONCAT([.A27:.R43])" office:value-type="string" office:string-value="{0,224,240,248,120,60,28,28,28,28,60,120,248,240,224,0,0,255,255,255,0,0,0,0,0,0,0,0,255,255,255,0,0,31,63,127,120,240,224,224,224,224,240,120,127,63,31,0,}," calcext:value-type="string" table:number-columns-spanned="17" table:number-rows-spanned="1">
            <text:p>{0,224,240,248,120,60,28,28,28,28,60,120,248,240,224,0,0,255,255,255,0,0,0,0,0,0,0,0,255,255,255,0,0,31,63,127,120,240,224,224,224,224,240,120,127,63,31,0,},</text:p>
          </table:table-cell>
          <table:covered-table-cell table:number-columns-repeated="16"/>
          <table:table-cell/>
          <table:table-cell table:style-name="ce2" table:formula="of:=COM.MICROSOFT.CONCAT([.S27:.AJ43])" office:value-type="string" office:string-value="{0,0,0,0,0,128,192,224,240,120,252,252,252,0,0,0,0,0,0,14,15,7,3,1,0,0,255,255,255,0,0,0,0,0,0,0,0,0,0,0,0,0,255,255,255,0,0,0,}," calcext:value-type="string" table:number-columns-spanned="17" table:number-rows-spanned="1">
            <text:p>{0,0,0,0,0,128,192,224,240,120,252,252,252,0,0,0,0,0,0,14,15,7,3,1,0,0,255,255,255,0,0,0,0,0,0,0,0,0,0,0,0,0,255,255,255,0,0,0,},</text:p>
          </table:table-cell>
          <table:covered-table-cell table:number-columns-repeated="16"/>
          <table:table-cell/>
          <table:table-cell table:style-name="ce2" table:formula="of:=COM.MICROSOFT.CONCAT([.AK27:.BB43])" office:value-type="string" office:string-value="{0,224,240,248,120,60,28,28,28,28,60,120,248,240,224,0,0,1,1,1,0,0,0,128,192,224,240,248,127,63,31,0,0,0,240,248,252,254,255,239,231,227,225,224,224,224,224,0,}," calcext:value-type="string" table:number-columns-spanned="17" table:number-rows-spanned="1">
            <text:p>{0,224,240,248,120,60,28,28,28,28,60,120,248,240,224,0,0,1,1,1,0,0,0,128,192,224,240,248,127,63,31,0,0,0,240,248,252,254,255,239,231,227,225,224,224,224,224,0,},</text:p>
          </table:table-cell>
          <table:covered-table-cell table:number-columns-repeated="16"/>
          <table:table-cell/>
          <table:table-cell table:style-name="ce2" table:formula="of:=COM.MICROSOFT.CONCAT([.BC27:.BT43])" office:value-type="string" office:string-value="{0,224,240,248,120,60,28,28,28,28,60,120,248,240,224,0,0,1,1,1,0,0,0,0,48,48,120,252,255,207,135,0,0,30,62,126,120,240,224,224,224,224,240,120,127,63,31,0,}," calcext:value-type="string" table:number-columns-spanned="17" table:number-rows-spanned="1">
            <text:p>{0,224,240,248,120,60,28,28,28,28,60,120,248,240,224,0,0,1,1,1,0,0,0,0,48,48,120,252,255,207,135,0,0,30,62,126,120,240,224,224,224,224,240,120,127,63,31,0,},</text:p>
          </table:table-cell>
          <table:covered-table-cell table:number-columns-repeated="16"/>
          <table:table-cell/>
          <table:table-cell table:style-name="ce2" table:formula="of:=COM.MICROSOFT.CONCAT([.BU27:.CL43])" office:value-type="string" office:string-value="{0,0,0,0,0,128,224,248,248,56,0,0,0,0,0,0,0,128,224,248,254,63,15,3,128,128,128,0,0,0,0,0,0,15,15,15,14,14,14,14,255,255,255,14,14,14,14,0,}," calcext:value-type="string" table:number-columns-spanned="17" table:number-rows-spanned="1">
            <text:p>{0,0,0,0,0,128,224,248,248,56,0,0,0,0,0,0,0,128,224,248,254,63,15,3,128,128,128,0,0,0,0,0,0,15,15,15,14,14,14,14,255,255,255,14,14,14,14,0,},</text:p>
          </table:table-cell>
          <table:covered-table-cell table:number-columns-repeated="16"/>
          <table:table-cell/>
          <table:table-cell table:style-name="ce2" table:formula="of:=COM.MICROSOFT.CONCAT([.CM27:.DD43])" office:value-type="string" office:string-value="{0,252,252,252,28,28,28,28,28,28,28,28,28,28,28,0,0,15,31,63,60,56,56,56,56,56,120,240,240,224,192,0,0,30,62,126,120,240,224,224,224,224,240,120,127,63,31,0,}," calcext:value-type="string" table:number-columns-spanned="17" table:number-rows-spanned="1">
            <text:p>{0,252,252,252,28,28,28,28,28,28,28,28,28,28,28,0,0,15,31,63,60,56,56,56,56,56,120,240,240,224,192,0,0,30,62,126,120,240,224,224,224,224,240,120,127,63,31,0,},</text:p>
          </table:table-cell>
          <table:covered-table-cell table:number-columns-repeated="16"/>
          <table:table-cell/>
          <table:table-cell table:style-name="ce2" table:formula="of:=COM.MICROSOFT.CONCAT([.DE27:.DV43])" office:value-type="string" office:string-value="{0,224,240,248,120,60,28,28,28,28,60,120,248,240,224,0,0,255,255,255,248,112,112,112,112,112,112,240,225,193,129,0,0,31,63,127,120,240,224,224,224,224,240,120,127,63,31,0,}," calcext:value-type="string" table:number-columns-spanned="17" table:number-rows-spanned="1">
            <text:p>{0,224,240,248,120,60,28,28,28,28,60,120,248,240,224,0,0,255,255,255,248,112,112,112,112,112,112,240,225,193,129,0,0,31,63,127,120,240,224,224,224,224,240,120,127,63,31,0,},</text:p>
          </table:table-cell>
          <table:covered-table-cell table:number-columns-repeated="16"/>
          <table:table-cell/>
          <table:table-cell table:style-name="ce2" table:formula="of:=COM.MICROSOFT.CONCAT([.DW27:.EN43])" office:value-type="string" office:string-value="{0,28,28,28,28,28,28,28,28,28,156,252,252,252,124,0,0,0,0,0,0,0,192,240,252,126,31,7,3,1,0,0,0,0,0,0,240,252,255,31,3,0,0,0,0,0,0,0,}," calcext:value-type="string" table:number-columns-spanned="17" table:number-rows-spanned="1">
            <text:p>{0,28,28,28,28,28,28,28,28,28,156,252,252,252,124,0,0,0,0,0,0,0,192,240,252,126,31,7,3,1,0,0,0,0,0,0,240,252,255,31,3,0,0,0,0,0,0,0,},</text:p>
          </table:table-cell>
          <table:covered-table-cell table:number-columns-repeated="16"/>
          <table:table-cell/>
          <table:table-cell table:style-name="ce2" table:formula="of:=COM.MICROSOFT.CONCAT([.EO27:.FF43])" office:value-type="string" office:string-value="{0,224,240,248,120,60,28,28,28,28,60,120,248,240,224,0,0,135,207,255,252,120,48,48,48,48,120,252,255,207,135,0,0,31,63,127,120,240,224,224,224,224,240,120,127,63,31,0,}," calcext:value-type="string" table:number-columns-spanned="17" table:number-rows-spanned="1">
            <text:p>{0,224,240,248,120,60,28,28,28,28,60,120,248,240,224,0,0,135,207,255,252,120,48,48,48,48,120,252,255,207,135,0,0,31,63,127,120,240,224,224,224,224,240,120,127,63,31,0,},</text:p>
          </table:table-cell>
          <table:covered-table-cell table:number-columns-repeated="16"/>
          <table:table-cell/>
          <table:table-cell table:style-name="ce2" table:formula="of:=COM.MICROSOFT.CONCAT([.FG27:.FX43])" office:value-type="string" office:string-value="{0,224,240,248,120,60,28,28,28,28,60,120,248,240,224,0,0,7,15,31,60,56,112,112,112,112,120,252,255,255,255,0,0,30,62,126,120,240,224,224,224,224,240,120,127,63,31,0,}," calcext:value-type="string" table:number-columns-spanned="17" table:number-rows-spanned="1">
            <text:p>{0,224,240,248,120,60,28,28,28,28,60,120,248,240,224,0,0,7,15,31,60,56,112,112,112,112,120,252,255,255,255,0,0,30,62,126,120,240,224,224,224,224,240,120,127,63,31,0,},</text:p>
          </table:table-cell>
          <table:covered-table-cell table:number-columns-repeated="16"/>
          <table:table-cell/>
          <table:table-cell table:style-name="ce2" table:formula="of:=COM.MICROSOFT.CONCAT([.FY27:.GP43])" office:value-type="string" office:string-value="{0,224,240,248,120,60,28,28,28,28,60,120,248,240,224,0,0,255,255,255,0,0,0,0,0,0,0,0,1,1,1,0,0,31,63,127,120,240,224,224,224,224,240,120,127,63,31,0,}," calcext:value-type="string" table:number-columns-spanned="17" table:number-rows-spanned="1">
            <text:p>{0,224,240,248,120,60,28,28,28,28,60,120,248,240,224,0,0,255,255,255,0,0,0,0,0,0,0,0,1,1,1,0,0,31,63,127,120,240,224,224,224,224,240,120,127,63,31,0,},</text:p>
          </table:table-cell>
          <table:covered-table-cell table:number-columns-repeated="16"/>
          <table:table-cell/>
          <table:table-cell table:style-name="ce2" table:formula="of:=COM.MICROSOFT.CONCAT([.GQ27:.HH43])" office:value-type="string" office:string-value="{0,192,224,48,48,224,192,0,0,192,240,252,124,28,0,0,0,0,1,3,3,193,240,252,127,31,7,1,0,0,0,0,0,192,240,252,127,31,7,1,0,12,30,51,51,30,12,0,}," calcext:value-type="string" table:number-columns-spanned="17" table:number-rows-spanned="1">
            <text:p>{0,192,224,48,48,224,192,0,0,192,240,252,124,28,0,0,0,0,1,3,3,193,240,252,127,31,7,1,0,0,0,0,0,192,240,252,127,31,7,1,0,12,30,51,51,30,12,0,},</text:p>
          </table:table-cell>
          <table:covered-table-cell table:number-columns-repeated="16"/>
          <table:table-cell table:number-columns-repeated="2"/>
          <table:table-cell table:style-name="ce2" table:formula="of:=COM.MICROSOFT.CONCAT([.HJ27:.IA43])" office:value-type="string" office:string-value="{0,0,0,0,0,240,248,252,92,88,240,0,0,0,0,0,0,0,0,128,128,255,255,255,213,213,255,128,0,0,0,0,0,0,62,127,255,255,255,255,255,255,255,255,127,62,0,0,}," calcext:value-type="string" table:number-columns-spanned="17" table:number-rows-spanned="1">
            <text:p>{0,0,0,0,0,240,248,252,92,88,240,0,0,0,0,0,0,0,0,128,128,255,255,255,213,213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table:formula="of:=COM.MICROSOFT.CONCAT([.IB27:.IS43])" office:value-type="string" office:string-value="{0,0,0,0,128,224,248,236,236,248,224,128,0,0,0,0,0,0,240,254,255,255,255,255,255,255,255,255,254,240,0,0,0,0,63,127,255,255,255,223,223,239,243,252,127,63,0,0,}," calcext:value-type="string" table:number-columns-spanned="17" table:number-rows-spanned="1">
            <text:p>{0,0,0,0,128,224,248,236,236,248,224,128,0,0,0,0,0,0,240,254,255,255,255,255,255,255,255,255,254,240,0,0,0,0,63,127,255,255,255,223,223,239,243,252,127,63,0,0,},</text:p>
          </table:table-cell>
          <table:covered-table-cell table:number-columns-repeated="15" table:style-name="Default"/>
          <table:covered-table-cell/>
          <table:table-cell/>
          <table:table-cell table:style-name="ce2" table:formula="of:=COM.MICROSOFT.CONCAT([.IT27:.JK43])" office:value-type="string" office:string-value="{0,0,0,0,0,0,0,0,0,0,0,0,0,0,0,0,0,28,28,28,28,28,28,28,28,28,28,28,28,28,28,0,0,0,0,0,0,0,0,0,0,0,0,0,0,0,0,0,}," calcext:value-type="string" table:number-columns-spanned="17" table:number-rows-spanned="1">
            <text:p>{0,0,0,0,0,0,0,0,0,0,0,0,0,0,0,0,0,28,28,28,28,28,28,28,28,28,28,28,28,28,28,0,0,0,0,0,0,0,0,0,0,0,0,0,0,0,0,0,},</text:p>
          </table:table-cell>
          <table:covered-table-cell table:number-columns-repeated="16"/>
          <table:table-cell/>
          <table:table-cell table:style-name="ce2" table:formula="of:=COM.MICROSOFT.CONCAT([.JL27:.KC43])" office:value-type="string" office:string-value="{0,0,0,0,0,0,0,0,0,0,0,0,0,0,0,0,0,0,0,0,0,0,0,0,0,0,0,0,0,0,0,0,0,0,0,0,0,0,0,192,192,0,0,0,0,0,0,0,}," calcext:value-type="string" table:number-columns-spanned="17" table:number-rows-spanned="1">
            <text:p>{0,0,0,0,0,0,0,0,0,0,0,0,0,0,0,0,0,0,0,0,0,0,0,0,0,0,0,0,0,0,0,0,0,0,0,0,0,0,0,192,192,0,0,0,0,0,0,0,},</text:p>
          </table:table-cell>
          <table:covered-table-cell table:number-columns-repeated="16"/>
          <table:table-cell/>
          <table:table-cell table:style-name="ce2" table:formula="of:=COM.MICROSOFT.CONCAT([.KD27:.KU43])" office:value-type="string" office:string-value="{0,0,0,0,0,0,252,252,252,252,0,0,0,0,0,0,0,0,0,0,0,0,255,255,255,255,0,0,0,0,0,0,0,0,0,0,0,0,255,255,255,255,0,0,0,0,0,0,}," calcext:value-type="string" table:number-columns-spanned="17" table:number-rows-spanned="1">
            <text:p>{0,0,0,0,0,0,252,252,252,252,0,0,0,0,0,0,0,0,0,0,0,0,255,255,255,255,0,0,0,0,0,0,0,0,0,0,0,0,255,255,255,255,0,0,0,0,0,0,},</text:p>
          </table:table-cell>
          <table:covered-table-cell table:number-columns-repeated="16"/>
          <table:table-cell/>
          <table:table-cell table:style-name="ce2" table:formula="of:=COM.MICROSOFT.CONCAT([.KV27:.LM43])" office:value-type="string" office:string-value="{0,252,252,252,252,248,240,192,192,240,248,252,252,252,252,0,0,255,255,255,255,0,1,3,3,1,0,255,255,255,255,0,0,255,255,255,255,0,0,0,0,0,0,255,255,255,255,0,}," calcext:value-type="string" table:number-columns-spanned="17" table:number-rows-spanned="1">
            <text:p>{0,252,252,252,252,248,240,192,192,240,248,252,252,252,252,0,0,255,255,255,255,0,1,3,3,1,0,255,255,255,255,0,0,255,255,255,255,0,0,0,0,0,0,255,255,255,255,0,},</text:p>
          </table:table-cell>
          <table:covered-table-cell table:number-columns-repeated="16"/>
          <table:table-cell/>
          <table:table-cell table:style-name="ce2" table:formula="of:=COM.MICROSOFT.CONCAT([.LN27:.ME43])" office:value-type="string" office:string-value="{0,252,252,252,252,28,28,28,28,28,60,120,248,240,224,0,0,255,255,255,255,112,112,112,112,112,120,60,63,31,15,0,0,255,255,255,255,0,0,0,0,0,0,0,0,0,0,0,}," calcext:value-type="string" table:number-columns-spanned="17" table:number-rows-spanned="1">
            <text:p>{0,252,252,252,252,28,28,28,28,28,60,120,248,240,224,0,0,255,255,255,255,112,112,112,112,112,120,60,63,31,15,0,0,255,255,255,255,0,0,0,0,0,0,0,0,0,0,0,},</text:p>
          </table:table-cell>
          <table:covered-table-cell table:number-columns-repeated="16"/>
          <table:table-cell table:number-columns-repeated="16041"/>
        </table:table-row>
        <table:table-row table:style-name="ro1">
          <table:table-cell table:number-columns-repeated="218"/>
          <table:table-cell table:style-name="Default" table:number-columns-repeated="16"/>
          <table:table-cell table:number-columns-repeated="2"/>
          <table:table-cell table:style-name="Default" table:number-columns-repeated="16"/>
          <table:table-cell table:number-columns-repeated="16132"/>
        </table:table-row>
        <table:table-row table:style-name="ro1">
          <table:table-cell table:number-columns-repeated="218"/>
          <table:table-cell table:style-name="Default" table:number-columns-repeated="16"/>
          <table:table-cell table:number-columns-repeated="2"/>
          <table:table-cell table:style-name="Default" table:number-columns-repeated="16"/>
          <table:table-cell table:number-columns-repeated="20"/>
          <table:table-cell office:value-type="string" calcext:value-type="string">
            <text:p>{0,0,0,0,0,0,0,0,0,0,0,0,0,0,0,0,0,0,0,0,0,0,0,0,0,0,0,0,0,0,0,0,0,0,0,0,0,0,0,192,192,0,0,0,0,0,0,0,},</text:p>
          </table:table-cell>
          <table:table-cell table:number-columns-repeated="1611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0,0,42,42,255,128,0,0,0,0,0,0,62,127,225,192,192,192,192,192,192,22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62,3,0,0,0,0,0,0,3,62,240,0,0,0,0,63,112,224,192,128,160,160,144,204,227,112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0,0,42,42,255,128,0,0,0,0,0,0,62,127,225,224,224,224,224,224,224,22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62,3,0,0,0,0,0,0,3,62,240,0,0,0,0,63,112,224,192,192,224,224,208,204,227,112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0,0,42,42,255,128,0,0,0,0,0,0,62,127,241,240,240,240,240,240,240,241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62,3,0,0,0,0,0,0,3,62,240,0,0,0,0,63,112,224,224,224,192,192,240,236,227,112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0,0,42,42,255,128,0,0,0,0,0,0,62,127,249,248,248,248,248,248,248,249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62,3,0,0,0,0,0,0,3,62,240,0,0,0,0,63,112,240,240,240,208,208,224,252,243,112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0,0,42,42,255,128,0,0,0,0,0,0,62,127,253,252,252,252,252,252,252,253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62,3,0,0,0,0,0,0,3,62,240,0,0,0,0,63,120,248,248,248,216,216,232,244,251,120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0,0,42,42,255,128,0,0,0,0,0,0,62,127,255,254,254,254,254,254,254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62,3,0,0,0,0,0,0,3,62,240,0,0,0,0,63,124,252,252,252,220,220,236,240,255,124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0,0,42,42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62,3,0,0,0,0,0,0,3,62,240,0,0,0,0,63,126,254,254,254,222,222,238,242,253,126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128,128,170,170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62,3,0,0,0,0,0,0,3,62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192,192,234,234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190,131,128,128,128,128,128,128,131,190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224,224,202,202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254,195,192,192,192,192,192,192,195,254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240,240,218,218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254,227,224,224,224,224,224,224,227,254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248,248,210,210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254,243,240,240,240,240,240,240,243,254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252,252,214,214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254,251,248,248,248,248,248,248,251,254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254,254,212,212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254,255,252,252,252,252,252,252,255,254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8,4,164,168,240,0,0,0,0,0,0,0,0,128,128,255,255,255,213,213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254,255,254,254,254,254,254,254,255,254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136,132,36,40,240,0,0,0,0,0,0,0,0,128,128,255,255,255,213,213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56,12,12,56,224,128,0,0,0,0,0,0,240,254,255,255,255,255,255,255,255,255,254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200,196,100,104,240,0,0,0,0,0,0,0,0,128,128,255,255,255,213,213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184,140,140,184,224,128,0,0,0,0,0,0,240,254,255,255,255,255,255,255,255,255,254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232,228,68,72,240,0,0,0,0,0,0,0,0,128,128,255,255,255,213,213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office:value-type="string" calcext:value-type="string" table:number-columns-spanned="17" table:number-rows-spanned="1">
            <text:p>{0,0,0,0,128,224,248,204,204,248,224,128,0,0,0,0,0,0,240,254,255,255,255,255,255,255,255,255,254,240,0,0,0,0,63,127,255,255,255,223,223,239,243,252,127,63,0,0,},</text:p>
          </table:table-cell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248,244,84,88,240,0,0,0,0,0,0,0,0,128,128,255,255,255,213,213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table:number-columns-spanned="17" table:number-rows-spanned="1"/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office:value-type="string" calcext:value-type="string" table:number-columns-spanned="17" table:number-rows-spanned="1">
            <text:p>{0,0,0,0,0,240,248,252,92,88,240,0,0,0,0,0,0,0,0,128,128,255,255,255,213,213,255,128,0,0,0,0,0,0,62,127,255,255,255,255,255,255,255,255,127,62,0,0,},</text:p>
          </table:table-cell>
          <table:covered-table-cell table:number-columns-repeated="15" table:style-name="Default"/>
          <table:covered-table-cell/>
          <table:table-cell/>
          <table:table-cell table:style-name="ce2" table:number-columns-spanned="17" table:number-rows-spanned="1"/>
          <table:covered-table-cell table:number-columns-repeated="15" table:style-name="Default"/>
          <table:covered-table-cell/>
          <table:table-cell table:number-columns-repeated="16131"/>
        </table:table-row>
        <table:table-row table:style-name="ro1">
          <table:table-cell table:number-columns-repeated="218"/>
          <table:table-cell table:style-name="ce2" table:number-columns-spanned="17" table:number-rows-spanned="1"/>
          <table:covered-table-cell table:number-columns-repeated="15" table:style-name="Default"/>
          <table:covered-table-cell/>
          <table:table-cell/>
          <table:table-cell table:style-name="ce2" table:number-columns-spanned="17" table:number-rows-spanned="1"/>
          <table:covered-table-cell table:number-columns-repeated="15" table:style-name="Default"/>
          <table:covered-table-cell/>
          <table:table-cell table:number-columns-repeated="16131"/>
        </table:table-row>
        <calcext:conditional-formats>
          <calcext:conditional-format calcext:target-range-address="Sheet1.FZ2:Sheet1.GO25 Sheet1.B2:Sheet1.Q25 Sheet1.BD2:Sheet1.BS25 Sheet1.AL2:Sheet1.BA25 Sheet1.T2:Sheet1.AI25 Sheet1.BV2:Sheet1.CK25 Sheet1.CN2:Sheet1.DC25 Sheet1.EP2:Sheet1.FE25 Sheet1.DF2:Sheet1.DU25 Sheet1.FH2:Sheet1.FW25 Sheet1.DX2:Sheet1.EM25 Sheet1.GR2:Sheet1.HG25 Sheet1.HK2:Sheet1.HZ25 Sheet1.IC2:Sheet1.IR25 Sheet1.IU2:Sheet1.JJ25 Sheet1.JM2:Sheet1.KB25 Sheet1.KE2:Sheet1.KT25 Sheet1.KW2:Sheet1.LL25 Sheet1.LO2:Sheet1.MD25">
            <calcext:condition calcext:apply-style-name="Untitled1" calcext:value="=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0000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8:56:49.052111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3:14:21.900165653</meta:creation-date>
    <meta:editing-cycles>27</meta:editing-cycles>
    <meta:editing-duration>PT16H5M8S</meta:editing-duration>
    <dc:date>2023-10-19T01:08:24.820996053</dc:date>
    <meta:generator>LibreOffice/7.5.7.1$Linux_X86_64 LibreOffice_project/50$Build-1</meta:generator>
    <meta:document-statistic meta:table-count="1" meta:cell-count="3592" meta:object-count="0"/>
  </office:meta>
</office:document-meta>
</file>